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06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1.147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4.26cm"/>
    </style:style>
    <style:style style:name="co14" style:family="table-column">
      <style:table-column-properties fo:break-before="auto" style:column-width="3.92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25cm"/>
    </style:style>
    <style:style style:name="co17" style:family="table-column">
      <style:table-column-properties fo:break-before="auto" style:column-width="2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3b3b3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2e285"/>
      <style:text-properties style:font-name="Liberation Sans"/>
    </style:style>
    <style:style style:name="ce6" style:family="table-cell" style:parent-style-name="Default">
      <style:table-cell-properties fo:background-color="#c0c0c0"/>
      <style:text-properties style:font-name="Liberation Sans"/>
    </style:style>
    <style:style style:name="ce7" style:family="table-cell" style:parent-style-name="Default"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TW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3b3b3"/>
      <style:text-properties style:font-name="Liberation Sans" style:font-name-asian="Arial Unicode MS" style:font-name-complex="Arial Unicode MS"/>
    </style:style>
    <style:style style:name="ce12" style:family="table-cell" style:parent-style-name="Default">
      <style:table-cell-properties fo:background-color="#92e285"/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en_AWT_IGTE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default-cell-style-name="ce4"/>
        <table:table-column table:style-name="co16" table:default-cell-style-name="ce4"/>
        <table:table-column table:style-name="co17" table:default-cell-style-name="ce4"/>
        <table:table-column table:style-name="co13" table:default-cell-style-name="Default"/>
        <table:table-column table:style-name="co15" table:number-columns-repeated="17" table:default-cell-style-name="Default"/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5" table:number-columns-repeated="2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style-name="ce5"/>
          <table:table-cell table:style-name="ce6"/>
          <table:table-cell table:style-name="ce5" table:number-columns-repeated="2"/>
          <table:table-cell table:style-name="ce6"/>
          <table:table-cell table:style-name="ce5" table:number-columns-repeated="2"/>
          <table:table-cell/>
          <table:table-cell table:style-name="ce7"/>
          <table:table-cell table:style-name="ce9"/>
          <table:table-cell table:number-columns-repeated="18"/>
        </table:table-row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kW/K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kg/s</text:p>
          </table:table-cell>
          <table:table-cell table:style-name="ce4" office:value-type="string" calcext:value-type="string">
            <text:p>kW/k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kW/K</text:p>
          </table:table-cell>
          <table:table-cell table:number-columns-repeated="2" office:value-type="string" calcext:value-type="string">
            <text:p>kW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7"/>
          <table:table-cell table:style-name="ce9" office:value-type="string" calcext:value-type="string">
            <text:p>kJ/kg.K</text:p>
          </table:table-cell>
          <table:table-cell>
            <draw:frame draw:z-index="0" draw:style-name="gr1" draw:text-style-name="P1" svg:width="11.499cm" svg:height="4.883cm" svg:x="3.406cm" svg:y="0.372cm">
              <draw:object draw:notify-on-update-of-ranges="Daten_AWT_IGTE.A4:Daten_AWT_IGTE.A83 Daten_AWT_IGTE.A3:Daten_AWT_IGTE.A3 Daten_AWT_IGTE.A4:Daten_AWT_IGTE.A83 Daten_AWT_IGTE.A4:Daten_AWT_IGTE.A83 Daten_AWT_IGTE.C3:Daten_AWT_IGTE.C3 Daten_AWT_IGTE.C4:Daten_AWT_IGTE.C8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draw:z-index="2" draw:style-name="gr1" draw:text-style-name="P1" svg:width="11.562cm" svg:height="5.434cm" svg:x="2.124cm" svg:y="0cm">
              <draw:object draw:notify-on-update-of-ranges="Daten_AWT_IGTE.A4:Daten_AWT_IGTE.A83 Daten_AWT_IGTE.G3:Daten_AWT_IGTE.G3 Daten_AWT_IGTE.G4:Daten_AWT_IGTE.G83 Daten_AWT_IGTE.A4:Daten_AWT_IGTE.A83 Daten_AWT_IGTE.I3:Daten_AWT_IGTE.I3 Daten_AWT_IGTE.I4:Daten_AWT_IGTE.I8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draw:z-index="7" draw:style-name="gr1" draw:text-style-name="P1" svg:width="11.562cm" svg:height="5.434cm" svg:x="1.273cm" svg:y="0.185cm">
              <draw:object draw:notify-on-update-of-ranges="Daten_AWT_IGTE.A4:Daten_AWT_IGTE.A83 Daten_AWT_IGTE.M3:Daten_AWT_IGTE.M3 Daten_AWT_IGTE.M4:Daten_AWT_IGTE.M83 Daten_AWT_IGTE.A4:Daten_AWT_IGTE.A83 Daten_AWT_IGTE.O3:Daten_AWT_IGTE.O3 Daten_AWT_IGTE.O4:Daten_AWT_IGTE.O8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>
            <draw:frame draw:z-index="3" draw:style-name="gr1" draw:text-style-name="P1" svg:width="11.499cm" svg:height="4.883cm" svg:x="0.094cm" svg:y="0.346cm">
              <draw:object draw:notify-on-update-of-ranges="Daten_AWT_IGTE.A4:Daten_AWT_IGTE.A83 Daten_AWT_IGTE.T3:Daten_AWT_IGTE.T3 Daten_AWT_IGTE.T4:Daten_AWT_IGTE.T8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t_fwvl</text:p>
          </table:table-cell>
          <table:table-cell office:value-type="string" calcext:value-type="string">
            <text:p>dt_fw</text:p>
          </table:table-cell>
          <table:table-cell office:value-type="string" calcext:value-type="string">
            <text:p>t_fwrl</text:p>
          </table:table-cell>
          <table:table-cell office:value-type="string" calcext:value-type="string">
            <text:p>mdot_fw</text:p>
          </table:table-cell>
          <table:table-cell office:value-type="string" calcext:value-type="string">
            <text:p>wdot_fw</text:p>
          </table:table-cell>
          <table:table-cell office:value-type="string" calcext:value-type="string">
            <text:p>qdot_fw</text:p>
          </table:table-cell>
          <table:table-cell office:value-type="string" calcext:value-type="string">
            <text:p>t_wvvl</text:p>
          </table:table-cell>
          <table:table-cell office:value-type="string" calcext:value-type="string">
            <text:p>dt_wv</text:p>
          </table:table-cell>
          <table:table-cell office:value-type="string" calcext:value-type="string">
            <text:p>t_wvrl</text:p>
          </table:table-cell>
          <table:table-cell office:value-type="string" calcext:value-type="string">
            <text:p>mdot_wv</text:p>
          </table:table-cell>
          <table:table-cell table:style-name="ce4" office:value-type="string" calcext:value-type="string">
            <text:p>wdot_wv</text:p>
          </table:table-cell>
          <table:table-cell office:value-type="string" calcext:value-type="string">
            <text:p>qdot_wv</text:p>
          </table:table-cell>
          <table:table-cell office:value-type="string" calcext:value-type="string">
            <text:p>t_rkvl</text:p>
          </table:table-cell>
          <table:table-cell office:value-type="string" calcext:value-type="string">
            <text:p>dt_rk</text:p>
          </table:table-cell>
          <table:table-cell office:value-type="string" calcext:value-type="string">
            <text:p>t_rkrl</text:p>
          </table:table-cell>
          <table:table-cell office:value-type="string" calcext:value-type="string">
            <text:p>mdot_rk</text:p>
          </table:table-cell>
          <table:table-cell office:value-type="string" calcext:value-type="string">
            <text:p>wdot_rk</text:p>
          </table:table-cell>
          <table:table-cell office:value-type="string" calcext:value-type="string">
            <text:p>qdot_rk</text:p>
          </table:table-cell>
          <table:table-cell office:value-type="string" calcext:value-type="string">
            <text:p>p_el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dt_hub</text:p>
          </table:table-cell>
          <table:table-cell/>
          <table:table-cell table:style-name="ce8" office:value-type="string" calcext:value-type="string">
            <text:p>cp</text:p>
          </table:table-cell>
          <table:table-cell table:style-name="ce10" office:value-type="float" office:value="4.2" calcext:value-type="float">
            <text:p>4,2</text:p>
          </table:table-cell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4]-[.B4]" office:value-type="float" office:value="65" calcext:value-type="float">
            <text:p>65</text:p>
          </table:table-cell>
          <table:table-cell office:value-type="float" office:value="0.207312940969788" calcext:value-type="float">
            <text:p>0,207312940969788</text:p>
          </table:table-cell>
          <table:table-cell table:formula="of:=[.D4]*[.$X$3]" office:value-type="float" office:value="0.87071435207311" calcext:value-type="float">
            <text:p>0,87071435207311</text:p>
          </table:table-cell>
          <table:table-cell table:formula="of:=[.B4]*[.E4]" office:value-type="float" office:value="26.1214305621933" calcext:value-type="float">
            <text:p>26,1214305621933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formula="of:=[.G4]-[.H4]" office:value-type="float" office:value="118" calcext:value-type="float">
            <text:p>118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]*[.$X$3]" office:value-type="float" office:value="2" calcext:value-type="float">
            <text:p>2</text:p>
          </table:table-cell>
          <table:table-cell table:formula="of:=[.H4]*[.K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]+[.N4]" office:value-type="float" office:value="20" calcext:value-type="float">
            <text:p>20</text:p>
          </table:table-cell>
          <table:table-cell office:value-type="float" office:value="0.383914628908074" calcext:value-type="float">
            <text:p>0,383914628908074</text:p>
          </table:table-cell>
          <table:table-cell table:formula="of:=[.P4]*[.$X$3]" office:value-type="float" office:value="1.61244144141391" calcext:value-type="float">
            <text:p>1,61244144141391</text:p>
          </table:table-cell>
          <table:table-cell table:formula="of:=[.N4]*[.Q4]" office:value-type="float" office:value="16.1244144141391" calcext:value-type="float">
            <text:p>16,1244144141391</text:p>
          </table:table-cell>
          <table:table-cell office:value-type="float" office:value="0.448517907231206" calcext:value-type="float">
            <text:p>0,448517907231206</text:p>
          </table:table-cell>
          <table:table-cell office:value-type="float" office:value="0.382827425021409" calcext:value-type="float">
            <text:p>0,382827425021409</text:p>
          </table:table-cell>
          <table:table-cell table:formula="of:=([.G4]+[.I4])/2-([.A4]+[.C4])/2" office:value-type="float" office:value="40.5" calcext:value-type="float">
            <text:p>40,5</text:p>
          </table:table-cell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5]-[.B5]" office:value-type="float" office:value="65" calcext:value-type="float">
            <text:p>65</text:p>
          </table:table-cell>
          <table:table-cell office:value-type="float" office:value="0.205175132520033" calcext:value-type="float">
            <text:p>0,205175132520033</text:p>
          </table:table-cell>
          <table:table-cell table:formula="of:=[.D5]*[.$X$3]" office:value-type="float" office:value="0.86173555658414" calcext:value-type="float">
            <text:p>0,86173555658414</text:p>
          </table:table-cell>
          <table:table-cell table:formula="of:=[.B5]*[.E5]" office:value-type="float" office:value="25.8520666975242" calcext:value-type="float">
            <text:p>25,8520666975242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G5]-[.H5]" office:value-type="float" office:value="117" calcext:value-type="float">
            <text:p>117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]*[.$X$3]" office:value-type="float" office:value="2" calcext:value-type="float">
            <text:p>2</text:p>
          </table:table-cell>
          <table:table-cell table:formula="of:=[.H5]*[.K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]+[.N5]" office:value-type="float" office:value="20" calcext:value-type="float">
            <text:p>20</text:p>
          </table:table-cell>
          <table:table-cell office:value-type="float" office:value="0.377502636444279" calcext:value-type="float">
            <text:p>0,377502636444279</text:p>
          </table:table-cell>
          <table:table-cell table:formula="of:=[.P5]*[.$X$3]" office:value-type="float" office:value="1.58551107306597" calcext:value-type="float">
            <text:p>1,58551107306597</text:p>
          </table:table-cell>
          <table:table-cell table:formula="of:=[.N5]*[.Q5]" office:value-type="float" office:value="15.8551107306597" calcext:value-type="float">
            <text:p>15,8551107306597</text:p>
          </table:table-cell>
          <table:table-cell office:value-type="float" office:value="0.456690821309996" calcext:value-type="float">
            <text:p>0,456690821309996</text:p>
          </table:table-cell>
          <table:table-cell office:value-type="float" office:value="0.38681626954636" calcext:value-type="float">
            <text:p>0,38681626954636</text:p>
          </table:table-cell>
          <table:table-cell table:formula="of:=([.G5]+[.I5])/2-([.A5]+[.C5])/2" office:value-type="float" office:value="39.5" calcext:value-type="float">
            <text:p>39,5</text:p>
          </table:table-cell>
          <table:table-cell/>
          <table:table-cell office:value-type="string" calcext:value-type="string">
            <text:p>Annahme</text:p>
          </table:table-cell>
          <table:table-cell table:style-name="ce11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6]-[.B6]" office:value-type="float" office:value="65" calcext:value-type="float">
            <text:p>65</text:p>
          </table:table-cell>
          <table:table-cell office:value-type="float" office:value="0.202060280714603" calcext:value-type="float">
            <text:p>0,202060280714603</text:p>
          </table:table-cell>
          <table:table-cell table:formula="of:=[.D6]*[.$X$3]" office:value-type="float" office:value="0.848653179001333" calcext:value-type="float">
            <text:p>0,848653179001333</text:p>
          </table:table-cell>
          <table:table-cell table:formula="of:=[.B6]*[.E6]" office:value-type="float" office:value="25.45959537004" calcext:value-type="float">
            <text:p>25,45959537004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formula="of:=[.G6]-[.H6]" office:value-type="float" office:value="116" calcext:value-type="float">
            <text:p>11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]*[.$X$3]" office:value-type="float" office:value="2" calcext:value-type="float">
            <text:p>2</text:p>
          </table:table-cell>
          <table:table-cell table:formula="of:=[.H6]*[.K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]+[.N6]" office:value-type="float" office:value="20" calcext:value-type="float">
            <text:p>20</text:p>
          </table:table-cell>
          <table:table-cell office:value-type="float" office:value="0.368153077903279" calcext:value-type="float">
            <text:p>0,368153077903279</text:p>
          </table:table-cell>
          <table:table-cell table:formula="of:=[.P6]*[.$X$3]" office:value-type="float" office:value="1.54624292719377" calcext:value-type="float">
            <text:p>1,54624292719377</text:p>
          </table:table-cell>
          <table:table-cell table:formula="of:=[.N6]*[.Q6]" office:value-type="float" office:value="15.4624292719377" calcext:value-type="float">
            <text:p>15,4624292719377</text:p>
          </table:table-cell>
          <table:table-cell office:value-type="float" office:value="0.426285807159675" calcext:value-type="float">
            <text:p>0,426285807159675</text:p>
          </table:table-cell>
          <table:table-cell office:value-type="float" office:value="0.392779219569517" calcext:value-type="float">
            <text:p>0,392779219569517</text:p>
          </table:table-cell>
          <table:table-cell table:formula="of:=([.G6]+[.I6])/2-([.A6]+[.C6])/2" office:value-type="float" office:value="38.5" calcext:value-type="float">
            <text:p>38,5</text:p>
          </table:table-cell>
          <table:table-cell/>
          <table:table-cell office:value-type="string" calcext:value-type="string">
            <text:p>Berechnete Werte</text:p>
          </table:table-cell>
          <table:table-cell table:style-name="ce12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7]-[.B7]" office:value-type="float" office:value="65" calcext:value-type="float">
            <text:p>65</text:p>
          </table:table-cell>
          <table:table-cell office:value-type="float" office:value="0.19932372611917" calcext:value-type="float">
            <text:p>0,19932372611917</text:p>
          </table:table-cell>
          <table:table-cell table:formula="of:=[.D7]*[.$X$3]" office:value-type="float" office:value="0.837159649700513" calcext:value-type="float">
            <text:p>0,837159649700513</text:p>
          </table:table-cell>
          <table:table-cell table:formula="of:=[.B7]*[.E7]" office:value-type="float" office:value="25.1147894910154" calcext:value-type="float">
            <text:p>25,114789491015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G7]-[.H7]" office:value-type="float" office:value="115" calcext:value-type="float">
            <text:p>11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]*[.$X$3]" office:value-type="float" office:value="2" calcext:value-type="float">
            <text:p>2</text:p>
          </table:table-cell>
          <table:table-cell table:formula="of:=[.H7]*[.K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]+[.N7]" office:value-type="float" office:value="20" calcext:value-type="float">
            <text:p>20</text:p>
          </table:table-cell>
          <table:table-cell office:value-type="float" office:value="0.359939440680714" calcext:value-type="float">
            <text:p>0,359939440680714</text:p>
          </table:table-cell>
          <table:table-cell table:formula="of:=[.P7]*[.$X$3]" office:value-type="float" office:value="1.511745650859" calcext:value-type="float">
            <text:p>1,511745650859</text:p>
          </table:table-cell>
          <table:table-cell table:formula="of:=[.N7]*[.Q7]" office:value-type="float" office:value="15.11745650859" calcext:value-type="float">
            <text:p>15,11745650859</text:p>
          </table:table-cell>
          <table:table-cell office:value-type="float" office:value="0.399552097020251" calcext:value-type="float">
            <text:p>0,399552097020251</text:p>
          </table:table-cell>
          <table:table-cell office:value-type="float" office:value="0.398171762641189" calcext:value-type="float">
            <text:p>0,398171762641189</text:p>
          </table:table-cell>
          <table:table-cell table:formula="of:=([.G7]+[.I7])/2-([.A7]+[.C7])/2" office:value-type="float" office:value="37.5" calcext:value-type="float">
            <text:p>37,5</text:p>
          </table:table-cell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8]-[.B8]" office:value-type="float" office:value="65" calcext:value-type="float">
            <text:p>65</text:p>
          </table:table-cell>
          <table:table-cell office:value-type="float" office:value="0.196902473593031" calcext:value-type="float">
            <text:p>0,196902473593031</text:p>
          </table:table-cell>
          <table:table-cell table:formula="of:=[.D8]*[.$X$3]" office:value-type="float" office:value="0.82699038909073" calcext:value-type="float">
            <text:p>0,82699038909073</text:p>
          </table:table-cell>
          <table:table-cell table:formula="of:=[.B8]*[.E8]" office:value-type="float" office:value="24.8097116727219" calcext:value-type="float">
            <text:p>24,8097116727219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formula="of:=[.G8]-[.H8]" office:value-type="float" office:value="114" calcext:value-type="float">
            <text:p>11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8]*[.$X$3]" office:value-type="float" office:value="2" calcext:value-type="float">
            <text:p>2</text:p>
          </table:table-cell>
          <table:table-cell table:formula="of:=[.H8]*[.K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8]+[.N8]" office:value-type="float" office:value="20" calcext:value-type="float">
            <text:p>20</text:p>
          </table:table-cell>
          <table:table-cell office:value-type="float" office:value="0.35267140300189" calcext:value-type="float">
            <text:p>0,35267140300189</text:p>
          </table:table-cell>
          <table:table-cell table:formula="of:=[.P8]*[.$X$3]" office:value-type="float" office:value="1.48121989260794" calcext:value-type="float">
            <text:p>1,48121989260794</text:p>
          </table:table-cell>
          <table:table-cell table:formula="of:=[.N8]*[.Q8]" office:value-type="float" office:value="14.8121989260794" calcext:value-type="float">
            <text:p>14,8121989260794</text:p>
          </table:table-cell>
          <table:table-cell office:value-type="float" office:value="0.37586261456808" calcext:value-type="float">
            <text:p>0,37586261456808</text:p>
          </table:table-cell>
          <table:table-cell office:value-type="float" office:value="0.403067965154747" calcext:value-type="float">
            <text:p>0,403067965154747</text:p>
          </table:table-cell>
          <table:table-cell table:formula="of:=([.G8]+[.I8])/2-([.A8]+[.C8])/2" office:value-type="float" office:value="36.5" calcext:value-type="float">
            <text:p>36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9]-[.B9]" office:value-type="float" office:value="65" calcext:value-type="float">
            <text:p>65</text:p>
          </table:table-cell>
          <table:table-cell office:value-type="float" office:value="0.194745278659883" calcext:value-type="float">
            <text:p>0,194745278659883</text:p>
          </table:table-cell>
          <table:table-cell table:formula="of:=[.D9]*[.$X$3]" office:value-type="float" office:value="0.817930170371507" calcext:value-type="float">
            <text:p>0,817930170371507</text:p>
          </table:table-cell>
          <table:table-cell table:formula="of:=[.B9]*[.E9]" office:value-type="float" office:value="24.5379051111452" calcext:value-type="float">
            <text:p>24,537905111145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G9]-[.H9]" office:value-type="float" office:value="113" calcext:value-type="float">
            <text:p>11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9]*[.$X$3]" office:value-type="float" office:value="2" calcext:value-type="float">
            <text:p>2</text:p>
          </table:table-cell>
          <table:table-cell table:formula="of:=[.H9]*[.K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9]+[.N9]" office:value-type="float" office:value="20" calcext:value-type="float">
            <text:p>20</text:p>
          </table:table-cell>
          <table:table-cell office:value-type="float" office:value="0.346196357479367" calcext:value-type="float">
            <text:p>0,346196357479367</text:p>
          </table:table-cell>
          <table:table-cell table:formula="of:=[.P9]*[.$X$3]" office:value-type="float" office:value="1.45402470141334" calcext:value-type="float">
            <text:p>1,45402470141334</text:p>
          </table:table-cell>
          <table:table-cell table:formula="of:=[.N9]*[.Q9]" office:value-type="float" office:value="14.5402470141334" calcext:value-type="float">
            <text:p>14,5402470141334</text:p>
          </table:table-cell>
          <table:table-cell office:value-type="float" office:value="0.354721693285899" calcext:value-type="float">
            <text:p>0,354721693285899</text:p>
          </table:table-cell>
          <table:table-cell office:value-type="float" office:value="0.407532752070916" calcext:value-type="float">
            <text:p>0,407532752070916</text:p>
          </table:table-cell>
          <table:table-cell table:formula="of:=([.G9]+[.I9])/2-([.A9]+[.C9])/2" office:value-type="float" office:value="35.5" calcext:value-type="float">
            <text:p>35,5</text:p>
          </table:table-cell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0]-[.B10]" office:value-type="float" office:value="65" calcext:value-type="float">
            <text:p>65</text:p>
          </table:table-cell>
          <table:table-cell office:value-type="float" office:value="0.192816016056974" calcext:value-type="float">
            <text:p>0,192816016056974</text:p>
          </table:table-cell>
          <table:table-cell table:formula="of:=[.D10]*[.$X$3]" office:value-type="float" office:value="0.80982726743929" calcext:value-type="float">
            <text:p>0,80982726743929</text:p>
          </table:table-cell>
          <table:table-cell table:formula="of:=[.B10]*[.E10]" office:value-type="float" office:value="24.2948180231787" calcext:value-type="float">
            <text:p>24,2948180231787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formula="of:=[.G10]-[.H10]" office:value-type="float" office:value="112" calcext:value-type="float">
            <text:p>11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0]*[.$X$3]" office:value-type="float" office:value="2" calcext:value-type="float">
            <text:p>2</text:p>
          </table:table-cell>
          <table:table-cell table:formula="of:=[.H10]*[.K1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0]+[.N10]" office:value-type="float" office:value="20" calcext:value-type="float">
            <text:p>20</text:p>
          </table:table-cell>
          <table:table-cell office:value-type="float" office:value="0.340405470478755" calcext:value-type="float">
            <text:p>0,340405470478755</text:p>
          </table:table-cell>
          <table:table-cell table:formula="of:=[.P10]*[.$X$3]" office:value-type="float" office:value="1.42970297601077" calcext:value-type="float">
            <text:p>1,42970297601077</text:p>
          </table:table-cell>
          <table:table-cell table:formula="of:=[.N10]*[.Q10]" office:value-type="float" office:value="14.2970297601077" calcext:value-type="float">
            <text:p>14,2970297601077</text:p>
          </table:table-cell>
          <table:table-cell office:value-type="float" office:value="0.335747639442686" calcext:value-type="float">
            <text:p>0,335747639442686</text:p>
          </table:table-cell>
          <table:table-cell office:value-type="float" office:value="0.411610409695574" calcext:value-type="float">
            <text:p>0,411610409695574</text:p>
          </table:table-cell>
          <table:table-cell table:formula="of:=([.G10]+[.I10])/2-([.A10]+[.C10])/2" office:value-type="float" office:value="34.5" calcext:value-type="float">
            <text:p>34,5</text:p>
          </table:table-cell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1]-[.B11]" office:value-type="float" office:value="65" calcext:value-type="float">
            <text:p>65</text:p>
          </table:table-cell>
          <table:table-cell office:value-type="float" office:value="0.191075518258287" calcext:value-type="float">
            <text:p>0,191075518258287</text:p>
          </table:table-cell>
          <table:table-cell table:formula="of:=[.D11]*[.$X$3]" office:value-type="float" office:value="0.802517176684807" calcext:value-type="float">
            <text:p>0,802517176684807</text:p>
          </table:table-cell>
          <table:table-cell table:formula="of:=[.B11]*[.E11]" office:value-type="float" office:value="24.0755153005442" calcext:value-type="float">
            <text:p>24,0755153005442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formula="of:=[.G11]-[.H11]" office:value-type="float" office:value="111" calcext:value-type="float">
            <text:p>11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1]*[.$X$3]" office:value-type="float" office:value="2" calcext:value-type="float">
            <text:p>2</text:p>
          </table:table-cell>
          <table:table-cell table:formula="of:=[.H11]*[.K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1]+[.N11]" office:value-type="float" office:value="20" calcext:value-type="float">
            <text:p>20</text:p>
          </table:table-cell>
          <table:table-cell office:value-type="float" office:value="0.335180745994107" calcext:value-type="float">
            <text:p>0,335180745994107</text:p>
          </table:table-cell>
          <table:table-cell table:formula="of:=[.P11]*[.$X$3]" office:value-type="float" office:value="1.40775913317525" calcext:value-type="float">
            <text:p>1,40775913317525</text:p>
          </table:table-cell>
          <table:table-cell table:formula="of:=[.N11]*[.Q11]" office:value-type="float" office:value="14.0775913317525" calcext:value-type="float">
            <text:p>14,0775913317525</text:p>
          </table:table-cell>
          <table:table-cell office:value-type="float" office:value="0.318602564345088" calcext:value-type="float">
            <text:p>0,318602564345088</text:p>
          </table:table-cell>
          <table:table-cell office:value-type="float" office:value="0.41535974932067" calcext:value-type="float">
            <text:p>0,41535974932067</text:p>
          </table:table-cell>
          <table:table-cell table:formula="of:=([.G11]+[.I11])/2-([.A11]+[.C11])/2" office:value-type="float" office:value="33.5" calcext:value-type="float">
            <text:p>33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2]-[.B12]" office:value-type="float" office:value="65" calcext:value-type="float">
            <text:p>65</text:p>
          </table:table-cell>
          <table:table-cell office:value-type="float" office:value="0.189500550271748" calcext:value-type="float">
            <text:p>0,189500550271748</text:p>
          </table:table-cell>
          <table:table-cell table:formula="of:=[.D12]*[.$X$3]" office:value-type="float" office:value="0.79590231114134" calcext:value-type="float">
            <text:p>0,79590231114134</text:p>
          </table:table-cell>
          <table:table-cell table:formula="of:=[.B12]*[.E12]" office:value-type="float" office:value="23.8770693342402" calcext:value-type="float">
            <text:p>23,8770693342402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G12]-[.H12]" office:value-type="float" office:value="110" calcext:value-type="float">
            <text:p>11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2]*[.$X$3]" office:value-type="float" office:value="2" calcext:value-type="float">
            <text:p>2</text:p>
          </table:table-cell>
          <table:table-cell table:formula="of:=[.H12]*[.K1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2]+[.N12]" office:value-type="float" office:value="20" calcext:value-type="float">
            <text:p>20</text:p>
          </table:table-cell>
          <table:table-cell office:value-type="float" office:value="0.330453711491848" calcext:value-type="float">
            <text:p>0,330453711491848</text:p>
          </table:table-cell>
          <table:table-cell table:formula="of:=[.P12]*[.$X$3]" office:value-type="float" office:value="1.38790558826576" calcext:value-type="float">
            <text:p>1,38790558826576</text:p>
          </table:table-cell>
          <table:table-cell table:formula="of:=[.N12]*[.Q12]" office:value-type="float" office:value="13.8790558826576" calcext:value-type="float">
            <text:p>13,8790558826576</text:p>
          </table:table-cell>
          <table:table-cell office:value-type="float" office:value="0.303038748044843" calcext:value-type="float">
            <text:p>0,303038748044843</text:p>
          </table:table-cell>
          <table:table-cell office:value-type="float" office:value="0.418811867571194" calcext:value-type="float">
            <text:p>0,418811867571194</text:p>
          </table:table-cell>
          <table:table-cell table:formula="of:=([.G12]+[.I12])/2-([.A12]+[.C12])/2" office:value-type="float" office:value="32.5" calcext:value-type="float">
            <text:p>32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3]-[.B13]" office:value-type="float" office:value="65" calcext:value-type="float">
            <text:p>65</text:p>
          </table:table-cell>
          <table:table-cell office:value-type="float" office:value="0.188071213142643" calcext:value-type="float">
            <text:p>0,188071213142643</text:p>
          </table:table-cell>
          <table:table-cell table:formula="of:=[.D13]*[.$X$3]" office:value-type="float" office:value="0.7898990951991" calcext:value-type="float">
            <text:p>0,7898990951991</text:p>
          </table:table-cell>
          <table:table-cell table:formula="of:=[.B13]*[.E13]" office:value-type="float" office:value="23.696972855973" calcext:value-type="float">
            <text:p>23,696972855973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G13]-[.H13]" office:value-type="float" office:value="109" calcext:value-type="float">
            <text:p>109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3]*[.$X$3]" office:value-type="float" office:value="2" calcext:value-type="float">
            <text:p>2</text:p>
          </table:table-cell>
          <table:table-cell table:formula="of:=[.H13]*[.K1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3]+[.N13]" office:value-type="float" office:value="20" calcext:value-type="float">
            <text:p>20</text:p>
          </table:table-cell>
          <table:table-cell office:value-type="float" office:value="0.326163385856" calcext:value-type="float">
            <text:p>0,326163385856</text:p>
          </table:table-cell>
          <table:table-cell table:formula="of:=[.P13]*[.$X$3]" office:value-type="float" office:value="1.3698862205952" calcext:value-type="float">
            <text:p>1,3698862205952</text:p>
          </table:table-cell>
          <table:table-cell table:formula="of:=[.N13]*[.Q13]" office:value-type="float" office:value="13.698862205952" calcext:value-type="float">
            <text:p>13,698862205952</text:p>
          </table:table-cell>
          <table:table-cell office:value-type="float" office:value="0.288849418250892" calcext:value-type="float">
            <text:p>0,288849418250892</text:p>
          </table:table-cell>
          <table:table-cell office:value-type="float" office:value="0.421994828655064" calcext:value-type="float">
            <text:p>0,421994828655064</text:p>
          </table:table-cell>
          <table:table-cell table:formula="of:=([.G13]+[.I13])/2-([.A13]+[.C13])/2" office:value-type="float" office:value="31.5" calcext:value-type="float">
            <text:p>31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4]-[.B14]" office:value-type="float" office:value="65" calcext:value-type="float">
            <text:p>65</text:p>
          </table:table-cell>
          <table:table-cell office:value-type="float" office:value="0.186769239108736" calcext:value-type="float">
            <text:p>0,186769239108736</text:p>
          </table:table-cell>
          <table:table-cell table:formula="of:=[.D14]*[.$X$3]" office:value-type="float" office:value="0.78443080425669" calcext:value-type="float">
            <text:p>0,78443080425669</text:p>
          </table:table-cell>
          <table:table-cell table:formula="of:=[.B14]*[.E14]" office:value-type="float" office:value="23.5329241277007" calcext:value-type="float">
            <text:p>23,5329241277007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[.G14]-[.H14]" office:value-type="float" office:value="108" calcext:value-type="float">
            <text:p>108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4]*[.$X$3]" office:value-type="float" office:value="2" calcext:value-type="float">
            <text:p>2</text:p>
          </table:table-cell>
          <table:table-cell table:formula="of:=[.H14]*[.K1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4]+[.N14]" office:value-type="float" office:value="20" calcext:value-type="float">
            <text:p>20</text:p>
          </table:table-cell>
          <table:table-cell office:value-type="float" office:value="0.322255327104186" calcext:value-type="float">
            <text:p>0,322255327104186</text:p>
          </table:table-cell>
          <table:table-cell table:formula="of:=[.P14]*[.$X$3]" office:value-type="float" office:value="1.35347237383758" calcext:value-type="float">
            <text:p>1,35347237383758</text:p>
          </table:table-cell>
          <table:table-cell table:formula="of:=[.N14]*[.Q14]" office:value-type="float" office:value="13.5347237383758" calcext:value-type="float">
            <text:p>13,5347237383758</text:p>
          </table:table-cell>
          <table:table-cell office:value-type="float" office:value="0.275856964074559" calcext:value-type="float">
            <text:p>0,275856964074559</text:p>
          </table:table-cell>
          <table:table-cell office:value-type="float" office:value="0.424936567412332" calcext:value-type="float">
            <text:p>0,424936567412332</text:p>
          </table:table-cell>
          <table:table-cell table:formula="of:=([.G14]+[.I14])/2-([.A14]+[.C14])/2" office:value-type="float" office:value="30.5" calcext:value-type="float">
            <text:p>30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5]-[.B15]" office:value-type="float" office:value="65" calcext:value-type="float">
            <text:p>65</text:p>
          </table:table-cell>
          <table:table-cell office:value-type="float" office:value="0.185579375527052" calcext:value-type="float">
            <text:p>0,185579375527052</text:p>
          </table:table-cell>
          <table:table-cell table:formula="of:=[.D15]*[.$X$3]" office:value-type="float" office:value="0.77943337721362" calcext:value-type="float">
            <text:p>0,77943337721362</text:p>
          </table:table-cell>
          <table:table-cell table:formula="of:=[.B15]*[.E15]" office:value-type="float" office:value="23.3830013164086" calcext:value-type="float">
            <text:p>23,3830013164086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[.G15]-[.H15]" office:value-type="float" office:value="107" calcext:value-type="float">
            <text:p>107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5]*[.$X$3]" office:value-type="float" office:value="2" calcext:value-type="float">
            <text:p>2</text:p>
          </table:table-cell>
          <table:table-cell table:formula="of:=[.H15]*[.K1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5]+[.N15]" office:value-type="float" office:value="20" calcext:value-type="float">
            <text:p>20</text:p>
          </table:table-cell>
          <table:table-cell office:value-type="float" office:value="0.318683785913081" calcext:value-type="float">
            <text:p>0,318683785913081</text:p>
          </table:table-cell>
          <table:table-cell table:formula="of:=[.P15]*[.$X$3]" office:value-type="float" office:value="1.33847190083494" calcext:value-type="float">
            <text:p>1,33847190083494</text:p>
          </table:table-cell>
          <table:table-cell table:formula="of:=[.N15]*[.Q15]" office:value-type="float" office:value="13.3847190083494" calcext:value-type="float">
            <text:p>13,3847190083494</text:p>
          </table:table-cell>
          <table:table-cell office:value-type="float" office:value="0.263911626477779" calcext:value-type="float">
            <text:p>0,263911626477779</text:p>
          </table:table-cell>
          <table:table-cell office:value-type="float" office:value="0.427661097251134" calcext:value-type="float">
            <text:p>0,427661097251134</text:p>
          </table:table-cell>
          <table:table-cell table:formula="of:=([.G15]+[.I15])/2-([.A15]+[.C15])/2" office:value-type="float" office:value="29.5" calcext:value-type="float">
            <text:p>29,5</text:p>
          </table:table-cell>
          <table:table-cell table:number-columns-repeated="3"/>
          <table:table-cell>
            <draw:frame draw:z-index="1" draw:style-name="gr1" draw:text-style-name="P1" svg:width="11.499cm" svg:height="4.883cm" svg:x="3.707cm" svg:y="0.267cm">
              <draw:object draw:notify-on-update-of-ranges="Daten_AWT_IGTE.A4:Daten_AWT_IGTE.A83 Daten_AWT_IGTE.E3:Daten_AWT_IGTE.E3 Daten_AWT_IGTE.E4:Daten_AWT_IGTE.E8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draw:z-index="4" draw:style-name="gr1" draw:text-style-name="P1" svg:width="11.499cm" svg:height="4.883cm" svg:x="0.353cm" svg:y="0.054cm">
              <draw:object draw:notify-on-update-of-ranges="Daten_AWT_IGTE.A4:Daten_AWT_IGTE.A83 Daten_AWT_IGTE.K3:Daten_AWT_IGTE.K3 Daten_AWT_IGTE.K4:Daten_AWT_IGTE.K8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6]-[.B16]" office:value-type="float" office:value="65" calcext:value-type="float">
            <text:p>65</text:p>
          </table:table-cell>
          <table:table-cell office:value-type="float" office:value="0.184489660834506" calcext:value-type="float">
            <text:p>0,184489660834506</text:p>
          </table:table-cell>
          <table:table-cell table:formula="of:=[.D16]*[.$X$3]" office:value-type="float" office:value="0.774856575504927" calcext:value-type="float">
            <text:p>0,774856575504927</text:p>
          </table:table-cell>
          <table:table-cell table:formula="of:=[.B16]*[.E16]" office:value-type="float" office:value="23.2456972651478" calcext:value-type="float">
            <text:p>23,245697265147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[.G16]-[.H16]" office:value-type="float" office:value="106" calcext:value-type="float">
            <text:p>10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6]*[.$X$3]" office:value-type="float" office:value="2" calcext:value-type="float">
            <text:p>2</text:p>
          </table:table-cell>
          <table:table-cell table:formula="of:=[.H16]*[.K1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6]+[.N16]" office:value-type="float" office:value="20" calcext:value-type="float">
            <text:p>20</text:p>
          </table:table-cell>
          <table:table-cell office:value-type="float" office:value="0.315412833459121" calcext:value-type="float">
            <text:p>0,315412833459121</text:p>
          </table:table-cell>
          <table:table-cell table:formula="of:=[.P16]*[.$X$3]" office:value-type="float" office:value="1.32473390052831" calcext:value-type="float">
            <text:p>1,32473390052831</text:p>
          </table:table-cell>
          <table:table-cell table:formula="of:=[.N16]*[.Q16]" office:value-type="float" office:value="13.2473390052831" calcext:value-type="float">
            <text:p>13,2473390052831</text:p>
          </table:table-cell>
          <table:table-cell office:value-type="float" office:value="0.252892280360858" calcext:value-type="float">
            <text:p>0,252892280360858</text:p>
          </table:table-cell>
          <table:table-cell office:value-type="float" office:value="0.430187138976166" calcext:value-type="float">
            <text:p>0,430187138976166</text:p>
          </table:table-cell>
          <table:table-cell table:formula="of:=([.G16]+[.I16])/2-([.A16]+[.C16])/2" office:value-type="float" office:value="28.5" calcext:value-type="float">
            <text:p>28,5</text:p>
          </table:table-cell>
          <table:table-cell table:number-columns-repeated="14"/>
          <table:table-cell>
            <draw:frame draw:z-index="8" draw:style-name="gr1" draw:text-style-name="P1" svg:width="11.499cm" svg:height="4.883cm" svg:x="0.917cm" svg:y="0.001cm">
              <draw:object draw:notify-on-update-of-ranges="Daten_AWT_IGTE.A4:Daten_AWT_IGTE.A83 Daten_AWT_IGTE.Q3:Daten_AWT_IGTE.Q3 Daten_AWT_IGTE.Q4:Daten_AWT_IGTE.Q8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7]-[.B17]" office:value-type="float" office:value="65" calcext:value-type="float">
            <text:p>65</text:p>
          </table:table-cell>
          <table:table-cell office:value-type="float" office:value="0.183489212654888" calcext:value-type="float">
            <text:p>0,183489212654888</text:p>
          </table:table-cell>
          <table:table-cell table:formula="of:=[.D17]*[.$X$3]" office:value-type="float" office:value="0.77065469315053" calcext:value-type="float">
            <text:p>0,77065469315053</text:p>
          </table:table-cell>
          <table:table-cell table:formula="of:=[.B17]*[.E17]" office:value-type="float" office:value="23.1196407945159" calcext:value-type="float">
            <text:p>23,1196407945159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[.G17]-[.H17]" office:value-type="float" office:value="105" calcext:value-type="float">
            <text:p>10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7]*[.$X$3]" office:value-type="float" office:value="2" calcext:value-type="float">
            <text:p>2</text:p>
          </table:table-cell>
          <table:table-cell table:formula="of:=[.H17]*[.K1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7]+[.N17]" office:value-type="float" office:value="20" calcext:value-type="float">
            <text:p>20</text:p>
          </table:table-cell>
          <table:table-cell office:value-type="float" office:value="0.312409815859505" calcext:value-type="float">
            <text:p>0,312409815859505</text:p>
          </table:table-cell>
          <table:table-cell table:formula="of:=[.P17]*[.$X$3]" office:value-type="float" office:value="1.31212122660992" calcext:value-type="float">
            <text:p>1,31212122660992</text:p>
          </table:table-cell>
          <table:table-cell table:formula="of:=[.N17]*[.Q17]" office:value-type="float" office:value="13.1212122660992" calcext:value-type="float">
            <text:p>13,1212122660992</text:p>
          </table:table-cell>
          <table:table-cell office:value-type="float" office:value="0.242691601538816" calcext:value-type="float">
            <text:p>0,242691601538816</text:p>
          </table:table-cell>
          <table:table-cell office:value-type="float" office:value="0.432532671630955" calcext:value-type="float">
            <text:p>0,432532671630955</text:p>
          </table:table-cell>
          <table:table-cell table:formula="of:=([.G17]+[.I17])/2-([.A17]+[.C17])/2" office:value-type="float" office:value="27.5" calcext:value-type="float">
            <text:p>27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8]-[.B18]" office:value-type="float" office:value="65" calcext:value-type="float">
            <text:p>65</text:p>
          </table:table-cell>
          <table:table-cell office:value-type="float" office:value="0.182569309608074" calcext:value-type="float">
            <text:p>0,182569309608074</text:p>
          </table:table-cell>
          <table:table-cell table:formula="of:=[.D18]*[.$X$3]" office:value-type="float" office:value="0.76679110035391" calcext:value-type="float">
            <text:p>0,76679110035391</text:p>
          </table:table-cell>
          <table:table-cell table:formula="of:=[.B18]*[.E18]" office:value-type="float" office:value="23.0037330106173" calcext:value-type="float">
            <text:p>23,003733010617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.G18]-[.H18]" office:value-type="float" office:value="104" calcext:value-type="float">
            <text:p>10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8]*[.$X$3]" office:value-type="float" office:value="2" calcext:value-type="float">
            <text:p>2</text:p>
          </table:table-cell>
          <table:table-cell table:formula="of:=[.H18]*[.K1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8]+[.N18]" office:value-type="float" office:value="20" calcext:value-type="float">
            <text:p>20</text:p>
          </table:table-cell>
          <table:table-cell office:value-type="float" office:value="0.309648569560262" calcext:value-type="float">
            <text:p>0,309648569560262</text:p>
          </table:table-cell>
          <table:table-cell table:formula="of:=[.P18]*[.$X$3]" office:value-type="float" office:value="1.3005239921531" calcext:value-type="float">
            <text:p>1,3005239921531</text:p>
          </table:table-cell>
          <table:table-cell table:formula="of:=[.N18]*[.Q18]" office:value-type="float" office:value="13.005239921531" calcext:value-type="float">
            <text:p>13,005239921531</text:p>
          </table:table-cell>
          <table:table-cell office:value-type="float" office:value="0.233220374866827" calcext:value-type="float">
            <text:p>0,233220374866827</text:p>
          </table:table-cell>
          <table:table-cell office:value-type="float" office:value="0.434712052838752" calcext:value-type="float">
            <text:p>0,434712052838752</text:p>
          </table:table-cell>
          <table:table-cell table:formula="of:=([.G18]+[.I18])/2-([.A18]+[.C18])/2" office:value-type="float" office:value="26.5" calcext:value-type="float">
            <text:p>26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19]-[.B19]" office:value-type="float" office:value="65" calcext:value-type="float">
            <text:p>65</text:p>
          </table:table-cell>
          <table:table-cell office:value-type="float" office:value="0.1817222452853" calcext:value-type="float">
            <text:p>0,1817222452853</text:p>
          </table:table-cell>
          <table:table-cell table:formula="of:=[.D19]*[.$X$3]" office:value-type="float" office:value="0.76323343019826" calcext:value-type="float">
            <text:p>0,76323343019826</text:p>
          </table:table-cell>
          <table:table-cell table:formula="of:=[.B19]*[.E19]" office:value-type="float" office:value="22.8970029059478" calcext:value-type="float">
            <text:p>22,8970029059478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G19]-[.H19]" office:value-type="float" office:value="103" calcext:value-type="float">
            <text:p>10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19]*[.$X$3]" office:value-type="float" office:value="2" calcext:value-type="float">
            <text:p>2</text:p>
          </table:table-cell>
          <table:table-cell table:formula="of:=[.H19]*[.K1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19]+[.N19]" office:value-type="float" office:value="20" calcext:value-type="float">
            <text:p>20</text:p>
          </table:table-cell>
          <table:table-cell office:value-type="float" office:value="0.307105901830579" calcext:value-type="float">
            <text:p>0,307105901830579</text:p>
          </table:table-cell>
          <table:table-cell table:formula="of:=[.P19]*[.$X$3]" office:value-type="float" office:value="1.28984478768843" calcext:value-type="float">
            <text:p>1,28984478768843</text:p>
          </table:table-cell>
          <table:table-cell table:formula="of:=[.N19]*[.Q19]" office:value-type="float" office:value="12.8984478768843" calcext:value-type="float">
            <text:p>12,8984478768843</text:p>
          </table:table-cell>
          <table:table-cell office:value-type="float" office:value="0.224400914497512" calcext:value-type="float">
            <text:p>0,224400914497512</text:p>
          </table:table-cell>
          <table:table-cell office:value-type="float" office:value="0.436738381921696" calcext:value-type="float">
            <text:p>0,436738381921696</text:p>
          </table:table-cell>
          <table:table-cell table:formula="of:=([.G19]+[.I19])/2-([.A19]+[.C19])/2" office:value-type="float" office:value="25.5" calcext:value-type="float">
            <text:p>25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0]-[.B20]" office:value-type="float" office:value="65" calcext:value-type="float">
            <text:p>65</text:p>
          </table:table-cell>
          <table:table-cell office:value-type="float" office:value="0.180942607264048" calcext:value-type="float">
            <text:p>0,180942607264048</text:p>
          </table:table-cell>
          <table:table-cell table:formula="of:=[.D20]*[.$X$3]" office:value-type="float" office:value="0.759958950509003" calcext:value-type="float">
            <text:p>0,759958950509003</text:p>
          </table:table-cell>
          <table:table-cell table:formula="of:=[.B20]*[.E20]" office:value-type="float" office:value="22.7987685152701" calcext:value-type="float">
            <text:p>22,7987685152701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G20]-[.H20]" office:value-type="float" office:value="102" calcext:value-type="float">
            <text:p>10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0]*[.$X$3]" office:value-type="float" office:value="2" calcext:value-type="float">
            <text:p>2</text:p>
          </table:table-cell>
          <table:table-cell table:formula="of:=[.H20]*[.K2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0]+[.N20]" office:value-type="float" office:value="20" calcext:value-type="float">
            <text:p>20</text:p>
          </table:table-cell>
          <table:table-cell office:value-type="float" office:value="0.30476565327026" calcext:value-type="float">
            <text:p>0,30476565327026</text:p>
          </table:table-cell>
          <table:table-cell table:formula="of:=[.P20]*[.$X$3]" office:value-type="float" office:value="1.28001574373509" calcext:value-type="float">
            <text:p>1,28001574373509</text:p>
          </table:table-cell>
          <table:table-cell table:formula="of:=[.N20]*[.Q20]" office:value-type="float" office:value="12.8001574373509" calcext:value-type="float">
            <text:p>12,8001574373509</text:p>
          </table:table-cell>
          <table:table-cell office:value-type="float" office:value="0.216168499244383" calcext:value-type="float">
            <text:p>0,216168499244383</text:p>
          </table:table-cell>
          <table:table-cell office:value-type="float" office:value="0.438620182195466" calcext:value-type="float">
            <text:p>0,438620182195466</text:p>
          </table:table-cell>
          <table:table-cell table:formula="of:=([.G20]+[.I20])/2-([.A20]+[.C20])/2" office:value-type="float" office:value="24.5" calcext:value-type="float">
            <text:p>24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1]-[.B21]" office:value-type="float" office:value="65" calcext:value-type="float">
            <text:p>65</text:p>
          </table:table-cell>
          <table:table-cell office:value-type="float" office:value="0.180221734024444" calcext:value-type="float">
            <text:p>0,180221734024444</text:p>
          </table:table-cell>
          <table:table-cell table:formula="of:=[.D21]*[.$X$3]" office:value-type="float" office:value="0.756931282902667" calcext:value-type="float">
            <text:p>0,756931282902667</text:p>
          </table:table-cell>
          <table:table-cell table:formula="of:=[.B21]*[.E21]" office:value-type="float" office:value="22.70793848708" calcext:value-type="float">
            <text:p>22,70793848708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G21]-[.H21]" office:value-type="float" office:value="101" calcext:value-type="float">
            <text:p>10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1]*[.$X$3]" office:value-type="float" office:value="2" calcext:value-type="float">
            <text:p>2</text:p>
          </table:table-cell>
          <table:table-cell table:formula="of:=[.H21]*[.K2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1]+[.N21]" office:value-type="float" office:value="20" calcext:value-type="float">
            <text:p>20</text:p>
          </table:table-cell>
          <table:table-cell office:value-type="float" office:value="0.30260192343615" calcext:value-type="float">
            <text:p>0,30260192343615</text:p>
          </table:table-cell>
          <table:table-cell table:formula="of:=[.P21]*[.$X$3]" office:value-type="float" office:value="1.27092807843183" calcext:value-type="float">
            <text:p>1,27092807843183</text:p>
          </table:table-cell>
          <table:table-cell table:formula="of:=[.N21]*[.Q21]" office:value-type="float" office:value="12.7092807843183" calcext:value-type="float">
            <text:p>12,7092807843183</text:p>
          </table:table-cell>
          <table:table-cell office:value-type="float" office:value="0.20845876921612" calcext:value-type="float">
            <text:p>0,20845876921612</text:p>
          </table:table-cell>
          <table:table-cell office:value-type="float" office:value="0.440374629589986" calcext:value-type="float">
            <text:p>0,440374629589986</text:p>
          </table:table-cell>
          <table:table-cell table:formula="of:=([.G21]+[.I21])/2-([.A21]+[.C21])/2" office:value-type="float" office:value="23.5" calcext:value-type="float">
            <text:p>23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2]-[.B22]" office:value-type="float" office:value="65" calcext:value-type="float">
            <text:p>65</text:p>
          </table:table-cell>
          <table:table-cell office:value-type="float" office:value="0.179556920804186" calcext:value-type="float">
            <text:p>0,179556920804186</text:p>
          </table:table-cell>
          <table:table-cell table:formula="of:=[.D22]*[.$X$3]" office:value-type="float" office:value="0.75413906737758" calcext:value-type="float">
            <text:p>0,75413906737758</text:p>
          </table:table-cell>
          <table:table-cell table:formula="of:=[.B22]*[.E22]" office:value-type="float" office:value="22.6241720213274" calcext:value-type="float">
            <text:p>22,6241720213274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G22]-[.H22]" office:value-type="float" office:value="100" calcext:value-type="float">
            <text:p>10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2]*[.$X$3]" office:value-type="float" office:value="2" calcext:value-type="float">
            <text:p>2</text:p>
          </table:table-cell>
          <table:table-cell table:formula="of:=[.H22]*[.K2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2]+[.N22]" office:value-type="float" office:value="20" calcext:value-type="float">
            <text:p>20</text:p>
          </table:table-cell>
          <table:table-cell office:value-type="float" office:value="0.300606143679245" calcext:value-type="float">
            <text:p>0,300606143679245</text:p>
          </table:table-cell>
          <table:table-cell table:formula="of:=[.P22]*[.$X$3]" office:value-type="float" office:value="1.26254580345283" calcext:value-type="float">
            <text:p>1,26254580345283</text:p>
          </table:table-cell>
          <table:table-cell table:formula="of:=[.N22]*[.Q22]" office:value-type="float" office:value="12.6254580345283" calcext:value-type="float">
            <text:p>12,6254580345283</text:p>
          </table:table-cell>
          <table:table-cell office:value-type="float" office:value="0.201224919700024" calcext:value-type="float">
            <text:p>0,201224919700024</text:p>
          </table:table-cell>
          <table:table-cell office:value-type="float" office:value="0.442005125781982" calcext:value-type="float">
            <text:p>0,442005125781982</text:p>
          </table:table-cell>
          <table:table-cell table:formula="of:=([.G22]+[.I22])/2-([.A22]+[.C22])/2" office:value-type="float" office:value="22.5" calcext:value-type="float">
            <text:p>22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3]-[.B23]" office:value-type="float" office:value="65" calcext:value-type="float">
            <text:p>65</text:p>
          </table:table-cell>
          <table:table-cell office:value-type="float" office:value="0.178944039655508" calcext:value-type="float">
            <text:p>0,178944039655508</text:p>
          </table:table-cell>
          <table:table-cell table:formula="of:=[.D23]*[.$X$3]" office:value-type="float" office:value="0.751564966553133" calcext:value-type="float">
            <text:p>0,751564966553133</text:p>
          </table:table-cell>
          <table:table-cell table:formula="of:=[.B23]*[.E23]" office:value-type="float" office:value="22.546948996594" calcext:value-type="float">
            <text:p>22,546948996594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formula="of:=[.G23]-[.H23]" office:value-type="float" office:value="99" calcext:value-type="float">
            <text:p>99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3]*[.$X$3]" office:value-type="float" office:value="2" calcext:value-type="float">
            <text:p>2</text:p>
          </table:table-cell>
          <table:table-cell table:formula="of:=[.H23]*[.K2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3]+[.N23]" office:value-type="float" office:value="20" calcext:value-type="float">
            <text:p>20</text:p>
          </table:table-cell>
          <table:table-cell office:value-type="float" office:value="0.29876638302429" calcext:value-type="float">
            <text:p>0,29876638302429</text:p>
          </table:table-cell>
          <table:table-cell table:formula="of:=[.P23]*[.$X$3]" office:value-type="float" office:value="1.25481880870202" calcext:value-type="float">
            <text:p>1,25481880870202</text:p>
          </table:table-cell>
          <table:table-cell table:formula="of:=[.N23]*[.Q23]" office:value-type="float" office:value="12.5481880870202" calcext:value-type="float">
            <text:p>12,5481880870202</text:p>
          </table:table-cell>
          <table:table-cell office:value-type="float" office:value="0.194422614610156" calcext:value-type="float">
            <text:p>0,194422614610156</text:p>
          </table:table-cell>
          <table:table-cell office:value-type="float" office:value="0.44351898793538" calcext:value-type="float">
            <text:p>0,44351898793538</text:p>
          </table:table-cell>
          <table:table-cell table:formula="of:=([.G23]+[.I23])/2-([.A23]+[.C23])/2" office:value-type="float" office:value="21.5" calcext:value-type="float">
            <text:p>21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4]-[.B24]" office:value-type="float" office:value="65" calcext:value-type="float">
            <text:p>65</text:p>
          </table:table-cell>
          <table:table-cell office:value-type="float" office:value="0.178378750126334" calcext:value-type="float">
            <text:p>0,178378750126334</text:p>
          </table:table-cell>
          <table:table-cell table:formula="of:=[.D24]*[.$X$3]" office:value-type="float" office:value="0.749190750530604" calcext:value-type="float">
            <text:p>0,749190750530604</text:p>
          </table:table-cell>
          <table:table-cell table:formula="of:=[.B24]*[.E24]" office:value-type="float" office:value="22.4757225159181" calcext:value-type="float">
            <text:p>22,475722515918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G24]-[.H24]" office:value-type="float" office:value="98" calcext:value-type="float">
            <text:p>98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4]*[.$X$3]" office:value-type="float" office:value="2" calcext:value-type="float">
            <text:p>2</text:p>
          </table:table-cell>
          <table:table-cell table:formula="of:=[.H24]*[.K2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4]+[.N24]" office:value-type="float" office:value="20" calcext:value-type="float">
            <text:p>20</text:p>
          </table:table-cell>
          <table:table-cell office:value-type="float" office:value="0.297069600287855" calcext:value-type="float">
            <text:p>0,297069600287855</text:p>
          </table:table-cell>
          <table:table-cell table:formula="of:=[.P24]*[.$X$3]" office:value-type="float" office:value="1.24769232120899" calcext:value-type="float">
            <text:p>1,24769232120899</text:p>
          </table:table-cell>
          <table:table-cell table:formula="of:=[.N24]*[.Q24]" office:value-type="float" office:value="12.4769232120899" calcext:value-type="float">
            <text:p>12,4769232120899</text:p>
          </table:table-cell>
          <table:table-cell office:value-type="float" office:value="0.18801107312099" calcext:value-type="float">
            <text:p>0,18801107312099</text:p>
          </table:table-cell>
          <table:table-cell office:value-type="float" office:value="0.444924517684255" calcext:value-type="float">
            <text:p>0,444924517684255</text:p>
          </table:table-cell>
          <table:table-cell table:formula="of:=([.G24]+[.I24])/2-([.A24]+[.C24])/2" office:value-type="float" office:value="20.5" calcext:value-type="float">
            <text:p>20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5]-[.B25]" office:value-type="float" office:value="65" calcext:value-type="float">
            <text:p>65</text:p>
          </table:table-cell>
          <table:table-cell office:value-type="float" office:value="0.17785844679752" calcext:value-type="float">
            <text:p>0,17785844679752</text:p>
          </table:table-cell>
          <table:table-cell table:formula="of:=[.D25]*[.$X$3]" office:value-type="float" office:value="0.747005476549584" calcext:value-type="float">
            <text:p>0,747005476549584</text:p>
          </table:table-cell>
          <table:table-cell table:formula="of:=[.B25]*[.E25]" office:value-type="float" office:value="22.4101642964875" calcext:value-type="float">
            <text:p>22,410164296487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G25]-[.H25]" office:value-type="float" office:value="97" calcext:value-type="float">
            <text:p>97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5]*[.$X$3]" office:value-type="float" office:value="2" calcext:value-type="float">
            <text:p>2</text:p>
          </table:table-cell>
          <table:table-cell table:formula="of:=[.H25]*[.K2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5]+[.N25]" office:value-type="float" office:value="20" calcext:value-type="float">
            <text:p>20</text:p>
          </table:table-cell>
          <table:table-cell office:value-type="float" office:value="0.295507446243726" calcext:value-type="float">
            <text:p>0,295507446243726</text:p>
          </table:table-cell>
          <table:table-cell table:formula="of:=[.P25]*[.$X$3]" office:value-type="float" office:value="1.24113127422365" calcext:value-type="float">
            <text:p>1,24113127422365</text:p>
          </table:table-cell>
          <table:table-cell table:formula="of:=[.N25]*[.Q25]" office:value-type="float" office:value="12.4113127422365" calcext:value-type="float">
            <text:p>12,4113127422365</text:p>
          </table:table-cell>
          <table:table-cell office:value-type="float" office:value="0.181956005891663" calcext:value-type="float">
            <text:p>0,181956005891663</text:p>
          </table:table-cell>
          <table:table-cell office:value-type="float" office:value="0.446226090433766" calcext:value-type="float">
            <text:p>0,446226090433766</text:p>
          </table:table-cell>
          <table:table-cell table:formula="of:=([.G25]+[.I25])/2-([.A25]+[.C25])/2" office:value-type="float" office:value="19.5" calcext:value-type="float">
            <text:p>19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6]-[.B26]" office:value-type="float" office:value="65" calcext:value-type="float">
            <text:p>65</text:p>
          </table:table-cell>
          <table:table-cell office:value-type="float" office:value="0.177379812567947" calcext:value-type="float">
            <text:p>0,177379812567947</text:p>
          </table:table-cell>
          <table:table-cell table:formula="of:=[.D26]*[.$X$3]" office:value-type="float" office:value="0.744995212785377" calcext:value-type="float">
            <text:p>0,744995212785377</text:p>
          </table:table-cell>
          <table:table-cell table:formula="of:=[.B26]*[.E26]" office:value-type="float" office:value="22.3498563835613" calcext:value-type="float">
            <text:p>22,349856383561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[.G26]-[.H26]" office:value-type="float" office:value="96" calcext:value-type="float">
            <text:p>9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6]*[.$X$3]" office:value-type="float" office:value="2" calcext:value-type="float">
            <text:p>2</text:p>
          </table:table-cell>
          <table:table-cell table:formula="of:=[.H26]*[.K2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6]+[.N26]" office:value-type="float" office:value="20" calcext:value-type="float">
            <text:p>20</text:p>
          </table:table-cell>
          <table:table-cell office:value-type="float" office:value="0.294070795025612" calcext:value-type="float">
            <text:p>0,294070795025612</text:p>
          </table:table-cell>
          <table:table-cell table:formula="of:=[.P26]*[.$X$3]" office:value-type="float" office:value="1.23509733910757" calcext:value-type="float">
            <text:p>1,23509733910757</text:p>
          </table:table-cell>
          <table:table-cell table:formula="of:=[.N26]*[.Q26]" office:value-type="float" office:value="12.3509733910757" calcext:value-type="float">
            <text:p>12,3509733910757</text:p>
          </table:table-cell>
          <table:table-cell office:value-type="float" office:value="0.176225760575868" calcext:value-type="float">
            <text:p>0,176225760575868</text:p>
          </table:table-cell>
          <table:table-cell office:value-type="float" office:value="0.447430168157822" calcext:value-type="float">
            <text:p>0,447430168157822</text:p>
          </table:table-cell>
          <table:table-cell table:formula="of:=([.G26]+[.I26])/2-([.A26]+[.C26])/2" office:value-type="float" office:value="18.5" calcext:value-type="float">
            <text:p>18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27]-[.B27]" office:value-type="float" office:value="65" calcext:value-type="float">
            <text:p>65</text:p>
          </table:table-cell>
          <table:table-cell office:value-type="float" office:value="0.176940984667283" calcext:value-type="float">
            <text:p>0,176940984667283</text:p>
          </table:table-cell>
          <table:table-cell table:formula="of:=[.D27]*[.$X$3]" office:value-type="float" office:value="0.743152135602587" calcext:value-type="float">
            <text:p>0,743152135602587</text:p>
          </table:table-cell>
          <table:table-cell table:formula="of:=[.B27]*[.E27]" office:value-type="float" office:value="22.2945640680776" calcext:value-type="float">
            <text:p>22,294564068077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G27]-[.H27]" office:value-type="float" office:value="95" calcext:value-type="float">
            <text:p>9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7]*[.$X$3]" office:value-type="float" office:value="2" calcext:value-type="float">
            <text:p>2</text:p>
          </table:table-cell>
          <table:table-cell table:formula="of:=[.H27]*[.K2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7]+[.N27]" office:value-type="float" office:value="20" calcext:value-type="float">
            <text:p>20</text:p>
          </table:table-cell>
          <table:table-cell office:value-type="float" office:value="0.292753394237374" calcext:value-type="float">
            <text:p>0,292753394237374</text:p>
          </table:table-cell>
          <table:table-cell table:formula="of:=[.P27]*[.$X$3]" office:value-type="float" office:value="1.22956425579697" calcext:value-type="float">
            <text:p>1,22956425579697</text:p>
          </table:table-cell>
          <table:table-cell table:formula="of:=[.N27]*[.Q27]" office:value-type="float" office:value="12.2956425579697" calcext:value-type="float">
            <text:p>12,2956425579697</text:p>
          </table:table-cell>
          <table:table-cell office:value-type="float" office:value="0.170792912598621" calcext:value-type="float">
            <text:p>0,170792912598621</text:p>
          </table:table-cell>
          <table:table-cell office:value-type="float" office:value="0.44853983103076" calcext:value-type="float">
            <text:p>0,44853983103076</text:p>
          </table:table-cell>
          <table:table-cell table:formula="of:=([.G27]+[.I27])/2-([.A27]+[.C27])/2" office:value-type="float" office:value="17.5" calcext:value-type="float">
            <text:p>17,5</text:p>
          </table:table-cell>
          <table:table-cell table:number-columns-repeated="3"/>
          <table:table-cell>
            <draw:frame draw:z-index="5" draw:style-name="gr1" draw:text-style-name="P1" svg:width="11.489cm" svg:height="4.888cm" svg:x="3.761cm" svg:y="0.425cm">
              <draw:object draw:notify-on-update-of-ranges="Daten_AWT_IGTE.A4:Daten_AWT_IGTE.A83 Daten_AWT_IGTE.F3:Daten_AWT_IGTE.F3 Daten_AWT_IGTE.F4:Daten_AWT_IGTE.F8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28]-[.B28]" office:value-type="float" office:value="62.5" calcext:value-type="float">
            <text:p>62,5</text:p>
          </table:table-cell>
          <table:table-cell office:value-type="float" office:value="0.175152167060464" calcext:value-type="float">
            <text:p>0,175152167060464</text:p>
          </table:table-cell>
          <table:table-cell table:formula="of:=[.D28]*[.$X$3]" office:value-type="float" office:value="0.735639101653947" calcext:value-type="float">
            <text:p>0,735639101653947</text:p>
          </table:table-cell>
          <table:table-cell table:formula="of:=[.B28]*[.E28]" office:value-type="float" office:value="22.0691730496184" calcext:value-type="float">
            <text:p>22,069173049618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G28]-[.H28]" office:value-type="float" office:value="93" calcext:value-type="float">
            <text:p>9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8]*[.$X$3]" office:value-type="float" office:value="2" calcext:value-type="float">
            <text:p>2</text:p>
          </table:table-cell>
          <table:table-cell table:formula="of:=[.H28]*[.K2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8]+[.N28]" office:value-type="float" office:value="20" calcext:value-type="float">
            <text:p>20</text:p>
          </table:table-cell>
          <table:table-cell office:value-type="float" office:value="0.2873852062176" calcext:value-type="float">
            <text:p>0,2873852062176</text:p>
          </table:table-cell>
          <table:table-cell table:formula="of:=[.P28]*[.$X$3]" office:value-type="float" office:value="1.20701786611392" calcext:value-type="float">
            <text:p>1,20701786611392</text:p>
          </table:table-cell>
          <table:table-cell table:formula="of:=[.N28]*[.Q28]" office:value-type="float" office:value="12.0701786611392" calcext:value-type="float">
            <text:p>12,0701786611392</text:p>
          </table:table-cell>
          <table:table-cell office:value-type="float" office:value="0.160384836870867" calcext:value-type="float">
            <text:p>0,160384836870867</text:p>
          </table:table-cell>
          <table:table-cell office:value-type="float" office:value="0.453120738938286" calcext:value-type="float">
            <text:p>0,453120738938286</text:p>
          </table:table-cell>
          <table:table-cell table:formula="of:=([.G28]+[.I28])/2-([.A28]+[.C28])/2" office:value-type="float" office:value="18" calcext:value-type="float">
            <text:p>18</text:p>
          </table:table-cell>
          <table:table-cell table:number-columns-repeated="9"/>
          <table:table-cell>
            <draw:frame draw:z-index="6" draw:style-name="gr1" draw:text-style-name="P1" svg:width="11.499cm" svg:height="4.883cm" svg:x="0.251cm" svg:y="0.081cm">
              <draw:object draw:notify-on-update-of-ranges="Daten_AWT_IGTE.A4:Daten_AWT_IGTE.A83 Daten_AWT_IGTE.L3:Daten_AWT_IGTE.L3 Daten_AWT_IGTE.L4:Daten_AWT_IGTE.L8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29]-[.B29]" office:value-type="float" office:value="62.5" calcext:value-type="float">
            <text:p>62,5</text:p>
          </table:table-cell>
          <table:table-cell office:value-type="float" office:value="0.175580209659314" calcext:value-type="float">
            <text:p>0,175580209659314</text:p>
          </table:table-cell>
          <table:table-cell table:formula="of:=[.D29]*[.$X$3]" office:value-type="float" office:value="0.737436880569117" calcext:value-type="float">
            <text:p>0,737436880569117</text:p>
          </table:table-cell>
          <table:table-cell table:formula="of:=[.B29]*[.E29]" office:value-type="float" office:value="22.1231064170735" calcext:value-type="float">
            <text:p>22,123106417073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[.G29]-[.H29]" office:value-type="float" office:value="94" calcext:value-type="float">
            <text:p>9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29]*[.$X$3]" office:value-type="float" office:value="2" calcext:value-type="float">
            <text:p>2</text:p>
          </table:table-cell>
          <table:table-cell table:formula="of:=[.H29]*[.K2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29]+[.N29]" office:value-type="float" office:value="20" calcext:value-type="float">
            <text:p>20</text:p>
          </table:table-cell>
          <table:table-cell office:value-type="float" office:value="0.28867018889211" calcext:value-type="float">
            <text:p>0,28867018889211</text:p>
          </table:table-cell>
          <table:table-cell table:formula="of:=[.P29]*[.$X$3]" office:value-type="float" office:value="1.21241479334686" calcext:value-type="float">
            <text:p>1,21241479334686</text:p>
          </table:table-cell>
          <table:table-cell table:formula="of:=[.N29]*[.Q29]" office:value-type="float" office:value="12.1241479334686" calcext:value-type="float">
            <text:p>12,1241479334686</text:p>
          </table:table-cell>
          <table:table-cell office:value-type="float" office:value="0.165601496676722" calcext:value-type="float">
            <text:p>0,165601496676722</text:p>
          </table:table-cell>
          <table:table-cell office:value-type="float" office:value="0.452016087229165" calcext:value-type="float">
            <text:p>0,452016087229165</text:p>
          </table:table-cell>
          <table:table-cell table:formula="of:=([.G29]+[.I29])/2-([.A29]+[.C29])/2" office:value-type="float" office:value="19" calcext:value-type="float">
            <text:p>19</text:p>
          </table:table-cell>
          <table:table-cell table:number-columns-repeated="14"/>
          <table:table-cell>
            <draw:frame draw:z-index="9" draw:style-name="gr1" draw:text-style-name="P1" svg:width="11.499cm" svg:height="4.883cm" svg:x="0.991cm" svg:y="0.106cm">
              <draw:object draw:notify-on-update-of-ranges="Daten_AWT_IGTE.A4:Daten_AWT_IGTE.A83 Daten_AWT_IGTE.R3:Daten_AWT_IGTE.R3 Daten_AWT_IGTE.R4:Daten_AWT_IGTE.R8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0]-[.B30]" office:value-type="float" office:value="62.5" calcext:value-type="float">
            <text:p>62,5</text:p>
          </table:table-cell>
          <table:table-cell office:value-type="float" office:value="0.176047311649998" calcext:value-type="float">
            <text:p>0,176047311649998</text:p>
          </table:table-cell>
          <table:table-cell table:formula="of:=[.D30]*[.$X$3]" office:value-type="float" office:value="0.739398708929993" calcext:value-type="float">
            <text:p>0,739398708929993</text:p>
          </table:table-cell>
          <table:table-cell table:formula="of:=[.B30]*[.E30]" office:value-type="float" office:value="22.1819612678998" calcext:value-type="float">
            <text:p>22,181961267899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G30]-[.H30]" office:value-type="float" office:value="95" calcext:value-type="float">
            <text:p>9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0]*[.$X$3]" office:value-type="float" office:value="2" calcext:value-type="float">
            <text:p>2</text:p>
          </table:table-cell>
          <table:table-cell table:formula="of:=[.H30]*[.K3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0]+[.N30]" office:value-type="float" office:value="20" calcext:value-type="float">
            <text:p>20</text:p>
          </table:table-cell>
          <table:table-cell office:value-type="float" office:value="0.290072389500326" calcext:value-type="float">
            <text:p>0,290072389500326</text:p>
          </table:table-cell>
          <table:table-cell table:formula="of:=[.P30]*[.$X$3]" office:value-type="float" office:value="1.21830403590137" calcext:value-type="float">
            <text:p>1,21830403590137</text:p>
          </table:table-cell>
          <table:table-cell table:formula="of:=[.N30]*[.Q30]" office:value-type="float" office:value="12.1830403590137" calcext:value-type="float">
            <text:p>12,1830403590137</text:p>
          </table:table-cell>
          <table:table-cell office:value-type="float" office:value="0.171112719116772" calcext:value-type="float">
            <text:p>0,171112719116772</text:p>
          </table:table-cell>
          <table:table-cell office:value-type="float" office:value="0.450816764091608" calcext:value-type="float">
            <text:p>0,450816764091608</text:p>
          </table:table-cell>
          <table:table-cell table:formula="of:=([.G30]+[.I30])/2-([.A30]+[.C30])/2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1]-[.B31]" office:value-type="float" office:value="62.5" calcext:value-type="float">
            <text:p>62,5</text:p>
          </table:table-cell>
          <table:table-cell office:value-type="float" office:value="0.17655600359417" calcext:value-type="float">
            <text:p>0,17655600359417</text:p>
          </table:table-cell>
          <table:table-cell table:formula="of:=[.D31]*[.$X$3]" office:value-type="float" office:value="0.741535215095513" calcext:value-type="float">
            <text:p>0,741535215095513</text:p>
          </table:table-cell>
          <table:table-cell table:formula="of:=[.B31]*[.E31]" office:value-type="float" office:value="22.2460564528654" calcext:value-type="float">
            <text:p>22,246056452865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[.G31]-[.H31]" office:value-type="float" office:value="96" calcext:value-type="float">
            <text:p>9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1]*[.$X$3]" office:value-type="float" office:value="2" calcext:value-type="float">
            <text:p>2</text:p>
          </table:table-cell>
          <table:table-cell table:formula="of:=[.H31]*[.K3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1]+[.N31]" office:value-type="float" office:value="20" calcext:value-type="float">
            <text:p>20</text:p>
          </table:table-cell>
          <table:table-cell office:value-type="float" office:value="0.291599430694357" calcext:value-type="float">
            <text:p>0,291599430694357</text:p>
          </table:table-cell>
          <table:table-cell table:formula="of:=[.P31]*[.$X$3]" office:value-type="float" office:value="1.2247176089163" calcext:value-type="float">
            <text:p>1,2247176089163</text:p>
          </table:table-cell>
          <table:table-cell table:formula="of:=[.N31]*[.Q31]" office:value-type="float" office:value="12.247176089163" calcext:value-type="float">
            <text:p>12,247176089163</text:p>
          </table:table-cell>
          <table:table-cell office:value-type="float" office:value="0.17694742937784" calcext:value-type="float">
            <text:p>0,17694742937784</text:p>
          </table:table-cell>
          <table:table-cell office:value-type="float" office:value="0.449517873929155" calcext:value-type="float">
            <text:p>0,449517873929155</text:p>
          </table:table-cell>
          <table:table-cell table:formula="of:=([.G31]+[.I31])/2-([.A31]+[.C31])/2"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2]-[.B32]" office:value-type="float" office:value="62.5" calcext:value-type="float">
            <text:p>62,5</text:p>
          </table:table-cell>
          <table:table-cell office:value-type="float" office:value="0.177109327989047" calcext:value-type="float">
            <text:p>0,177109327989047</text:p>
          </table:table-cell>
          <table:table-cell table:formula="of:=[.D32]*[.$X$3]" office:value-type="float" office:value="0.743859177553997" calcext:value-type="float">
            <text:p>0,743859177553997</text:p>
          </table:table-cell>
          <table:table-cell table:formula="of:=[.B32]*[.E32]" office:value-type="float" office:value="22.3157753266199" calcext:value-type="float">
            <text:p>22,3157753266199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G32]-[.H32]" office:value-type="float" office:value="97" calcext:value-type="float">
            <text:p>97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2]*[.$X$3]" office:value-type="float" office:value="2" calcext:value-type="float">
            <text:p>2</text:p>
          </table:table-cell>
          <table:table-cell table:formula="of:=[.H32]*[.K3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2]+[.N32]" office:value-type="float" office:value="20" calcext:value-type="float">
            <text:p>20</text:p>
          </table:table-cell>
          <table:table-cell office:value-type="float" office:value="0.293260362622283" calcext:value-type="float">
            <text:p>0,293260362622283</text:p>
          </table:table-cell>
          <table:table-cell table:formula="of:=[.P32]*[.$X$3]" office:value-type="float" office:value="1.23169352301359" calcext:value-type="float">
            <text:p>1,23169352301359</text:p>
          </table:table-cell>
          <table:table-cell table:formula="of:=[.N32]*[.Q32]" office:value-type="float" office:value="12.3169352301359" calcext:value-type="float">
            <text:p>12,3169352301359</text:p>
          </table:table-cell>
          <table:table-cell office:value-type="float" office:value="0.183137295333783" calcext:value-type="float">
            <text:p>0,183137295333783</text:p>
          </table:table-cell>
          <table:table-cell office:value-type="float" office:value="0.448113491628108" calcext:value-type="float">
            <text:p>0,448113491628108</text:p>
          </table:table-cell>
          <table:table-cell table:formula="of:=([.G32]+[.I32])/2-([.A32]+[.C32])/2"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3]-[.B33]" office:value-type="float" office:value="62.5" calcext:value-type="float">
            <text:p>62,5</text:p>
          </table:table-cell>
          <table:table-cell office:value-type="float" office:value="0.177709819040443" calcext:value-type="float">
            <text:p>0,177709819040443</text:p>
          </table:table-cell>
          <table:table-cell table:formula="of:=[.D33]*[.$X$3]" office:value-type="float" office:value="0.74638123996986" calcext:value-type="float">
            <text:p>0,74638123996986</text:p>
          </table:table-cell>
          <table:table-cell table:formula="of:=[.B33]*[.E33]" office:value-type="float" office:value="22.3914371990958" calcext:value-type="float">
            <text:p>22,391437199095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G33]-[.H33]" office:value-type="float" office:value="98" calcext:value-type="float">
            <text:p>98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3]*[.$X$3]" office:value-type="float" office:value="2" calcext:value-type="float">
            <text:p>2</text:p>
          </table:table-cell>
          <table:table-cell table:formula="of:=[.H33]*[.K3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3]+[.N33]" office:value-type="float" office:value="20" calcext:value-type="float">
            <text:p>20</text:p>
          </table:table-cell>
          <table:table-cell office:value-type="float" office:value="0.29506286260566" calcext:value-type="float">
            <text:p>0,29506286260566</text:p>
          </table:table-cell>
          <table:table-cell table:formula="of:=[.P33]*[.$X$3]" office:value-type="float" office:value="1.23926402294377" calcext:value-type="float">
            <text:p>1,23926402294377</text:p>
          </table:table-cell>
          <table:table-cell table:formula="of:=[.N33]*[.Q33]" office:value-type="float" office:value="12.3926402294377" calcext:value-type="float">
            <text:p>12,3926402294377</text:p>
          </table:table-cell>
          <table:table-cell office:value-type="float" office:value="0.189717022405743" calcext:value-type="float">
            <text:p>0,189717022405743</text:p>
          </table:table-cell>
          <table:table-cell office:value-type="float" office:value="0.446599292000954" calcext:value-type="float">
            <text:p>0,446599292000954</text:p>
          </table:table-cell>
          <table:table-cell table:formula="of:=([.G33]+[.I33])/2-([.A33]+[.C33])/2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4]-[.B34]" office:value-type="float" office:value="62.5" calcext:value-type="float">
            <text:p>62,5</text:p>
          </table:table-cell>
          <table:table-cell office:value-type="float" office:value="0.178362403366733" calcext:value-type="float">
            <text:p>0,178362403366733</text:p>
          </table:table-cell>
          <table:table-cell table:formula="of:=[.D34]*[.$X$3]" office:value-type="float" office:value="0.749122094140277" calcext:value-type="float">
            <text:p>0,749122094140277</text:p>
          </table:table-cell>
          <table:table-cell table:formula="of:=[.B34]*[.E34]" office:value-type="float" office:value="22.4736628242083" calcext:value-type="float">
            <text:p>22,473662824208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formula="of:=[.G34]-[.H34]" office:value-type="float" office:value="99" calcext:value-type="float">
            <text:p>99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4]*[.$X$3]" office:value-type="float" office:value="2" calcext:value-type="float">
            <text:p>2</text:p>
          </table:table-cell>
          <table:table-cell table:formula="of:=[.H34]*[.K3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4]+[.N34]" office:value-type="float" office:value="20" calcext:value-type="float">
            <text:p>20</text:p>
          </table:table-cell>
          <table:table-cell office:value-type="float" office:value="0.297021876908762" calcext:value-type="float">
            <text:p>0,297021876908762</text:p>
          </table:table-cell>
          <table:table-cell table:formula="of:=[.P34]*[.$X$3]" office:value-type="float" office:value="1.2474918830168" calcext:value-type="float">
            <text:p>1,2474918830168</text:p>
          </table:table-cell>
          <table:table-cell table:formula="of:=[.N34]*[.Q34]" office:value-type="float" office:value="12.474918830168" calcext:value-type="float">
            <text:p>12,474918830168</text:p>
          </table:table-cell>
          <table:table-cell office:value-type="float" office:value="0.196729308323488" calcext:value-type="float">
            <text:p>0,196729308323488</text:p>
          </table:table-cell>
          <table:table-cell office:value-type="float" office:value="0.444965294630485" calcext:value-type="float">
            <text:p>0,444965294630485</text:p>
          </table:table-cell>
          <table:table-cell table:formula="of:=([.G34]+[.I34])/2-([.A34]+[.C34])/2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5]-[.B35]" office:value-type="float" office:value="62.5" calcext:value-type="float">
            <text:p>62,5</text:p>
          </table:table-cell>
          <table:table-cell office:value-type="float" office:value="0.179069665952707" calcext:value-type="float">
            <text:p>0,179069665952707</text:p>
          </table:table-cell>
          <table:table-cell table:formula="of:=[.D35]*[.$X$3]" office:value-type="float" office:value="0.75209259700137" calcext:value-type="float">
            <text:p>0,75209259700137</text:p>
          </table:table-cell>
          <table:table-cell table:formula="of:=[.B35]*[.E35]" office:value-type="float" office:value="22.5627779100411" calcext:value-type="float">
            <text:p>22,562777910041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G35]-[.H35]" office:value-type="float" office:value="100" calcext:value-type="float">
            <text:p>10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5]*[.$X$3]" office:value-type="float" office:value="2" calcext:value-type="float">
            <text:p>2</text:p>
          </table:table-cell>
          <table:table-cell table:formula="of:=[.H35]*[.K3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5]+[.N35]" office:value-type="float" office:value="20" calcext:value-type="float">
            <text:p>20</text:p>
          </table:table-cell>
          <table:table-cell office:value-type="float" office:value="0.299144914929762" calcext:value-type="float">
            <text:p>0,299144914929762</text:p>
          </table:table-cell>
          <table:table-cell table:formula="of:=[.P35]*[.$X$3]" office:value-type="float" office:value="1.256408642705" calcext:value-type="float">
            <text:p>1,256408642705</text:p>
          </table:table-cell>
          <table:table-cell table:formula="of:=[.N35]*[.Q35]" office:value-type="float" office:value="12.56408642705" calcext:value-type="float">
            <text:p>12,56408642705</text:p>
          </table:table-cell>
          <table:table-cell office:value-type="float" office:value="0.204216684117568" calcext:value-type="float">
            <text:p>0,204216684117568</text:p>
          </table:table-cell>
          <table:table-cell office:value-type="float" office:value="0.443207837256143" calcext:value-type="float">
            <text:p>0,443207837256143</text:p>
          </table:table-cell>
          <table:table-cell table:formula="of:=([.G35]+[.I35])/2-([.A35]+[.C35])/2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6]-[.B36]" office:value-type="float" office:value="62.5" calcext:value-type="float">
            <text:p>62,5</text:p>
          </table:table-cell>
          <table:table-cell office:value-type="float" office:value="0.179838903597343" calcext:value-type="float">
            <text:p>0,179838903597343</text:p>
          </table:table-cell>
          <table:table-cell table:formula="of:=[.D36]*[.$X$3]" office:value-type="float" office:value="0.75532339510884" calcext:value-type="float">
            <text:p>0,75532339510884</text:p>
          </table:table-cell>
          <table:table-cell table:formula="of:=[.B36]*[.E36]" office:value-type="float" office:value="22.6597018532652" calcext:value-type="float">
            <text:p>22,6597018532652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G36]-[.H36]" office:value-type="float" office:value="101" calcext:value-type="float">
            <text:p>10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6]*[.$X$3]" office:value-type="float" office:value="2" calcext:value-type="float">
            <text:p>2</text:p>
          </table:table-cell>
          <table:table-cell table:formula="of:=[.H36]*[.K3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6]+[.N36]" office:value-type="float" office:value="20" calcext:value-type="float">
            <text:p>20</text:p>
          </table:table-cell>
          <table:table-cell office:value-type="float" office:value="0.301453919183043" calcext:value-type="float">
            <text:p>0,301453919183043</text:p>
          </table:table-cell>
          <table:table-cell table:formula="of:=[.P36]*[.$X$3]" office:value-type="float" office:value="1.26610646056878" calcext:value-type="float">
            <text:p>1,26610646056878</text:p>
          </table:table-cell>
          <table:table-cell table:formula="of:=[.N36]*[.Q36]" office:value-type="float" office:value="12.6610646056878" calcext:value-type="float">
            <text:p>12,6610646056878</text:p>
          </table:table-cell>
          <table:table-cell office:value-type="float" office:value="0.212236239945794" calcext:value-type="float">
            <text:p>0,212236239945794</text:p>
          </table:table-cell>
          <table:table-cell office:value-type="float" office:value="0.441312073069446" calcext:value-type="float">
            <text:p>0,441312073069446</text:p>
          </table:table-cell>
          <table:table-cell table:formula="of:=([.G36]+[.I36])/2-([.A36]+[.C36])/2"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7]-[.B37]" office:value-type="float" office:value="62.5" calcext:value-type="float">
            <text:p>62,5</text:p>
          </table:table-cell>
          <table:table-cell office:value-type="float" office:value="0.180675081401029" calcext:value-type="float">
            <text:p>0,180675081401029</text:p>
          </table:table-cell>
          <table:table-cell table:formula="of:=[.D37]*[.$X$3]" office:value-type="float" office:value="0.758835341884323" calcext:value-type="float">
            <text:p>0,758835341884323</text:p>
          </table:table-cell>
          <table:table-cell table:formula="of:=[.B37]*[.E37]" office:value-type="float" office:value="22.7650602565297" calcext:value-type="float">
            <text:p>22,765060256529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G37]-[.H37]" office:value-type="float" office:value="102" calcext:value-type="float">
            <text:p>10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7]*[.$X$3]" office:value-type="float" office:value="2" calcext:value-type="float">
            <text:p>2</text:p>
          </table:table-cell>
          <table:table-cell table:formula="of:=[.H37]*[.K3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7]+[.N37]" office:value-type="float" office:value="20" calcext:value-type="float">
            <text:p>20</text:p>
          </table:table-cell>
          <table:table-cell office:value-type="float" office:value="0.303963944942362" calcext:value-type="float">
            <text:p>0,303963944942362</text:p>
          </table:table-cell>
          <table:table-cell table:formula="of:=[.P37]*[.$X$3]" office:value-type="float" office:value="1.27664856875792" calcext:value-type="float">
            <text:p>1,27664856875792</text:p>
          </table:table-cell>
          <table:table-cell table:formula="of:=[.N37]*[.Q37]" office:value-type="float" office:value="12.7664856875792" calcext:value-type="float">
            <text:p>12,7664856875792</text:p>
          </table:table-cell>
          <table:table-cell office:value-type="float" office:value="0.22084696131979" calcext:value-type="float">
            <text:p>0,22084696131979</text:p>
          </table:table-cell>
          <table:table-cell office:value-type="float" office:value="0.439269647754688" calcext:value-type="float">
            <text:p>0,439269647754688</text:p>
          </table:table-cell>
          <table:table-cell table:formula="of:=([.G37]+[.I37])/2-([.A37]+[.C37])/2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8]-[.B38]" office:value-type="float" office:value="62.5" calcext:value-type="float">
            <text:p>62,5</text:p>
          </table:table-cell>
          <table:table-cell office:value-type="float" office:value="0.181585316298343" calcext:value-type="float">
            <text:p>0,181585316298343</text:p>
          </table:table-cell>
          <table:table-cell table:formula="of:=[.D38]*[.$X$3]" office:value-type="float" office:value="0.76265832845304" calcext:value-type="float">
            <text:p>0,76265832845304</text:p>
          </table:table-cell>
          <table:table-cell table:formula="of:=[.B38]*[.E38]" office:value-type="float" office:value="22.8797498535912" calcext:value-type="float">
            <text:p>22,879749853591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G38]-[.H38]" office:value-type="float" office:value="103" calcext:value-type="float">
            <text:p>10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8]*[.$X$3]" office:value-type="float" office:value="2" calcext:value-type="float">
            <text:p>2</text:p>
          </table:table-cell>
          <table:table-cell table:formula="of:=[.H38]*[.K3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8]+[.N38]" office:value-type="float" office:value="20" calcext:value-type="float">
            <text:p>20</text:p>
          </table:table-cell>
          <table:table-cell office:value-type="float" office:value="0.306696154790393" calcext:value-type="float">
            <text:p>0,306696154790393</text:p>
          </table:table-cell>
          <table:table-cell table:formula="of:=[.P38]*[.$X$3]" office:value-type="float" office:value="1.28812385011965" calcext:value-type="float">
            <text:p>1,28812385011965</text:p>
          </table:table-cell>
          <table:table-cell table:formula="of:=[.N38]*[.Q38]" office:value-type="float" office:value="12.8812385011965" calcext:value-type="float">
            <text:p>12,8812385011965</text:p>
          </table:table-cell>
          <table:table-cell office:value-type="float" office:value="0.230119300013277" calcext:value-type="float">
            <text:p>0,230119300013277</text:p>
          </table:table-cell>
          <table:table-cell office:value-type="float" office:value="0.437067715512214" calcext:value-type="float">
            <text:p>0,437067715512214</text:p>
          </table:table-cell>
          <table:table-cell table:formula="of:=([.G38]+[.I38])/2-([.A38]+[.C38])/2"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39]-[.B39]" office:value-type="float" office:value="62.5" calcext:value-type="float">
            <text:p>62,5</text:p>
          </table:table-cell>
          <table:table-cell office:value-type="float" office:value="0.182577633659302" calcext:value-type="float">
            <text:p>0,182577633659302</text:p>
          </table:table-cell>
          <table:table-cell table:formula="of:=[.D39]*[.$X$3]" office:value-type="float" office:value="0.766826061369067" calcext:value-type="float">
            <text:p>0,766826061369067</text:p>
          </table:table-cell>
          <table:table-cell table:formula="of:=[.B39]*[.E39]" office:value-type="float" office:value="23.004781841072" calcext:value-type="float">
            <text:p>23,004781841072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.G39]-[.H39]" office:value-type="float" office:value="104" calcext:value-type="float">
            <text:p>10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39]*[.$X$3]" office:value-type="float" office:value="2" calcext:value-type="float">
            <text:p>2</text:p>
          </table:table-cell>
          <table:table-cell table:formula="of:=[.H39]*[.K3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39]+[.N39]" office:value-type="float" office:value="20" calcext:value-type="float">
            <text:p>20</text:p>
          </table:table-cell>
          <table:table-cell office:value-type="float" office:value="0.309674747265631" calcext:value-type="float">
            <text:p>0,309674747265631</text:p>
          </table:table-cell>
          <table:table-cell table:formula="of:=[.P39]*[.$X$3]" office:value-type="float" office:value="1.30063393851565" calcext:value-type="float">
            <text:p>1,30063393851565</text:p>
          </table:table-cell>
          <table:table-cell table:formula="of:=[.N39]*[.Q39]" office:value-type="float" office:value="13.0063393851565" calcext:value-type="float">
            <text:p>13,0063393851565</text:p>
          </table:table-cell>
          <table:table-cell office:value-type="float" office:value="0.240134589772386" calcext:value-type="float">
            <text:p>0,240134589772386</text:p>
          </table:table-cell>
          <table:table-cell office:value-type="float" office:value="0.434692233514091" calcext:value-type="float">
            <text:p>0,434692233514091</text:p>
          </table:table-cell>
          <table:table-cell table:formula="of:=([.G39]+[.I39])/2-([.A39]+[.C39])/2"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0]-[.B40]" office:value-type="float" office:value="62.5" calcext:value-type="float">
            <text:p>62,5</text:p>
          </table:table-cell>
          <table:table-cell office:value-type="float" office:value="0.183661592592626" calcext:value-type="float">
            <text:p>0,183661592592626</text:p>
          </table:table-cell>
          <table:table-cell table:formula="of:=[.D40]*[.$X$3]" office:value-type="float" office:value="0.77137868888903" calcext:value-type="float">
            <text:p>0,77137868888903</text:p>
          </table:table-cell>
          <table:table-cell table:formula="of:=[.B40]*[.E40]" office:value-type="float" office:value="23.1413606666709" calcext:value-type="float">
            <text:p>23,1413606666709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[.G40]-[.H40]" office:value-type="float" office:value="105" calcext:value-type="float">
            <text:p>10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0]*[.$X$3]" office:value-type="float" office:value="2" calcext:value-type="float">
            <text:p>2</text:p>
          </table:table-cell>
          <table:table-cell table:formula="of:=[.H40]*[.K4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0]+[.N40]" office:value-type="float" office:value="20" calcext:value-type="float">
            <text:p>20</text:p>
          </table:table-cell>
          <table:table-cell office:value-type="float" office:value="0.312928546691093" calcext:value-type="float">
            <text:p>0,312928546691093</text:p>
          </table:table-cell>
          <table:table-cell table:formula="of:=[.P40]*[.$X$3]" office:value-type="float" office:value="1.31429989610259" calcext:value-type="float">
            <text:p>1,31429989610259</text:p>
          </table:table-cell>
          <table:table-cell table:formula="of:=[.N40]*[.Q40]" office:value-type="float" office:value="13.1429989610259" calcext:value-type="float">
            <text:p>13,1429989610259</text:p>
          </table:table-cell>
          <table:table-cell office:value-type="float" office:value="0.250988634140388" calcext:value-type="float">
            <text:p>0,250988634140388</text:p>
          </table:table-cell>
          <table:table-cell office:value-type="float" office:value="0.432126707847494" calcext:value-type="float">
            <text:p>0,432126707847494</text:p>
          </table:table-cell>
          <table:table-cell table:formula="of:=([.G40]+[.I40])/2-([.A40]+[.C40])/2"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1]-[.B41]" office:value-type="float" office:value="62.5" calcext:value-type="float">
            <text:p>62,5</text:p>
          </table:table-cell>
          <table:table-cell office:value-type="float" office:value="0.184849133272539" calcext:value-type="float">
            <text:p>0,184849133272539</text:p>
          </table:table-cell>
          <table:table-cell table:formula="of:=[.D41]*[.$X$3]" office:value-type="float" office:value="0.776366359744663" calcext:value-type="float">
            <text:p>0,776366359744663</text:p>
          </table:table-cell>
          <table:table-cell table:formula="of:=[.B41]*[.E41]" office:value-type="float" office:value="23.2909907923399" calcext:value-type="float">
            <text:p>23,2909907923399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[.G41]-[.H41]" office:value-type="float" office:value="106" calcext:value-type="float">
            <text:p>10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1]*[.$X$3]" office:value-type="float" office:value="2" calcext:value-type="float">
            <text:p>2</text:p>
          </table:table-cell>
          <table:table-cell table:formula="of:=[.H41]*[.K4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1]+[.N41]" office:value-type="float" office:value="20" calcext:value-type="float">
            <text:p>20</text:p>
          </table:table-cell>
          <table:table-cell office:value-type="float" office:value="0.3164928889868" calcext:value-type="float">
            <text:p>0,3164928889868</text:p>
          </table:table-cell>
          <table:table-cell table:formula="of:=[.P41]*[.$X$3]" office:value-type="float" office:value="1.32927013374456" calcext:value-type="float">
            <text:p>1,32927013374456</text:p>
          </table:table-cell>
          <table:table-cell table:formula="of:=[.N41]*[.Q41]" office:value-type="float" office:value="13.2927013374456" calcext:value-type="float">
            <text:p>13,2927013374456</text:p>
          </table:table-cell>
          <table:table-cell office:value-type="float" office:value="0.26279542960252" calcext:value-type="float">
            <text:p>0,26279542960252</text:p>
          </table:table-cell>
          <table:table-cell office:value-type="float" office:value="0.429350562591303" calcext:value-type="float">
            <text:p>0,429350562591303</text:p>
          </table:table-cell>
          <table:table-cell table:formula="of:=([.G41]+[.I41])/2-([.A41]+[.C41])/2"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2]-[.B42]" office:value-type="float" office:value="62.5" calcext:value-type="float">
            <text:p>62,5</text:p>
          </table:table-cell>
          <table:table-cell office:value-type="float" office:value="0.186152879224922" calcext:value-type="float">
            <text:p>0,186152879224922</text:p>
          </table:table-cell>
          <table:table-cell table:formula="of:=[.D42]*[.$X$3]" office:value-type="float" office:value="0.781842092744673" calcext:value-type="float">
            <text:p>0,781842092744673</text:p>
          </table:table-cell>
          <table:table-cell table:formula="of:=[.B42]*[.E42]" office:value-type="float" office:value="23.4552627823402" calcext:value-type="float">
            <text:p>23,4552627823402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[.G42]-[.H42]" office:value-type="float" office:value="107" calcext:value-type="float">
            <text:p>107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2]*[.$X$3]" office:value-type="float" office:value="2" calcext:value-type="float">
            <text:p>2</text:p>
          </table:table-cell>
          <table:table-cell table:formula="of:=[.H42]*[.K4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2]+[.N42]" office:value-type="float" office:value="20" calcext:value-type="float">
            <text:p>20</text:p>
          </table:table-cell>
          <table:table-cell office:value-type="float" office:value="0.32040624576719" calcext:value-type="float">
            <text:p>0,32040624576719</text:p>
          </table:table-cell>
          <table:table-cell table:formula="of:=[.P42]*[.$X$3]" office:value-type="float" office:value="1.3457062322222" calcext:value-type="float">
            <text:p>1,3457062322222</text:p>
          </table:table-cell>
          <table:table-cell table:formula="of:=[.N42]*[.Q42]" office:value-type="float" office:value="13.457062322222" calcext:value-type="float">
            <text:p>13,457062322222</text:p>
          </table:table-cell>
          <table:table-cell office:value-type="float" office:value="0.275685619105125" calcext:value-type="float">
            <text:p>0,275685619105125</text:p>
          </table:table-cell>
          <table:table-cell office:value-type="float" office:value="0.426343549965644" calcext:value-type="float">
            <text:p>0,426343549965644</text:p>
          </table:table-cell>
          <table:table-cell table:formula="of:=([.G42]+[.I42])/2-([.A42]+[.C42])/2"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3]-[.B43]" office:value-type="float" office:value="62.5" calcext:value-type="float">
            <text:p>62,5</text:p>
          </table:table-cell>
          <table:table-cell office:value-type="float" office:value="0.187589446579224" calcext:value-type="float">
            <text:p>0,187589446579224</text:p>
          </table:table-cell>
          <table:table-cell table:formula="of:=[.D43]*[.$X$3]" office:value-type="float" office:value="0.78787567563274" calcext:value-type="float">
            <text:p>0,78787567563274</text:p>
          </table:table-cell>
          <table:table-cell table:formula="of:=[.B43]*[.E43]" office:value-type="float" office:value="23.6362702689822" calcext:value-type="float">
            <text:p>23,636270268982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[.G43]-[.H43]" office:value-type="float" office:value="108" calcext:value-type="float">
            <text:p>108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3]*[.$X$3]" office:value-type="float" office:value="2" calcext:value-type="float">
            <text:p>2</text:p>
          </table:table-cell>
          <table:table-cell table:formula="of:=[.H43]*[.K4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3]+[.N43]" office:value-type="float" office:value="20" calcext:value-type="float">
            <text:p>20</text:p>
          </table:table-cell>
          <table:table-cell office:value-type="float" office:value="0.324718252713052" calcext:value-type="float">
            <text:p>0,324718252713052</text:p>
          </table:table-cell>
          <table:table-cell table:formula="of:=[.P43]*[.$X$3]" office:value-type="float" office:value="1.36381666139482" calcext:value-type="float">
            <text:p>1,36381666139482</text:p>
          </table:table-cell>
          <table:table-cell table:formula="of:=[.N43]*[.Q43]" office:value-type="float" office:value="13.6381666139482" calcext:value-type="float">
            <text:p>13,6381666139482</text:p>
          </table:table-cell>
          <table:table-cell office:value-type="float" office:value="0.28982006851206" calcext:value-type="float">
            <text:p>0,28982006851206</text:p>
          </table:table-cell>
          <table:table-cell office:value-type="float" office:value="0.423078594304405" calcext:value-type="float">
            <text:p>0,423078594304405</text:p>
          </table:table-cell>
          <table:table-cell table:formula="of:=([.G43]+[.I43])/2-([.A43]+[.C43])/2"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4]-[.B44]" office:value-type="float" office:value="62.5" calcext:value-type="float">
            <text:p>62,5</text:p>
          </table:table-cell>
          <table:table-cell office:value-type="float" office:value="0.189178247746142" calcext:value-type="float">
            <text:p>0,189178247746142</text:p>
          </table:table-cell>
          <table:table-cell table:formula="of:=[.D44]*[.$X$3]" office:value-type="float" office:value="0.794548640533797" calcext:value-type="float">
            <text:p>0,794548640533797</text:p>
          </table:table-cell>
          <table:table-cell table:formula="of:=[.B44]*[.E44]" office:value-type="float" office:value="23.8364592160139" calcext:value-type="float">
            <text:p>23,836459216013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[.G44]-[.H44]" office:value-type="float" office:value="109" calcext:value-type="float">
            <text:p>109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4]*[.$X$3]" office:value-type="float" office:value="2" calcext:value-type="float">
            <text:p>2</text:p>
          </table:table-cell>
          <table:table-cell table:formula="of:=[.H44]*[.K4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4]+[.N44]" office:value-type="float" office:value="20" calcext:value-type="float">
            <text:p>20</text:p>
          </table:table-cell>
          <table:table-cell office:value-type="float" office:value="0.329487205800005" calcext:value-type="float">
            <text:p>0,329487205800005</text:p>
          </table:table-cell>
          <table:table-cell table:formula="of:=[.P44]*[.$X$3]" office:value-type="float" office:value="1.38384626436002" calcext:value-type="float">
            <text:p>1,38384626436002</text:p>
          </table:table-cell>
          <table:table-cell table:formula="of:=[.N44]*[.Q44]" office:value-type="float" office:value="13.8384626436002" calcext:value-type="float">
            <text:p>13,8384626436002</text:p>
          </table:table-cell>
          <table:table-cell office:value-type="float" office:value="0.305389977278319" calcext:value-type="float">
            <text:p>0,305389977278319</text:p>
          </table:table-cell>
          <table:table-cell office:value-type="float" office:value="0.419525396342498" calcext:value-type="float">
            <text:p>0,419525396342498</text:p>
          </table:table-cell>
          <table:table-cell table:formula="of:=([.G44]+[.I44])/2-([.A44]+[.C44])/2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5]-[.B45]" office:value-type="float" office:value="62.5" calcext:value-type="float">
            <text:p>62,5</text:p>
          </table:table-cell>
          <table:table-cell office:value-type="float" office:value="0.190943052191315" calcext:value-type="float">
            <text:p>0,190943052191315</text:p>
          </table:table-cell>
          <table:table-cell table:formula="of:=[.D45]*[.$X$3]" office:value-type="float" office:value="0.801960819203523" calcext:value-type="float">
            <text:p>0,801960819203523</text:p>
          </table:table-cell>
          <table:table-cell table:formula="of:=[.B45]*[.E45]" office:value-type="float" office:value="24.0588245761057" calcext:value-type="float">
            <text:p>24,0588245761057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G45]-[.H45]" office:value-type="float" office:value="110" calcext:value-type="float">
            <text:p>11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5]*[.$X$3]" office:value-type="float" office:value="2" calcext:value-type="float">
            <text:p>2</text:p>
          </table:table-cell>
          <table:table-cell table:formula="of:=[.H45]*[.K4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5]+[.N45]" office:value-type="float" office:value="20" calcext:value-type="float">
            <text:p>20</text:p>
          </table:table-cell>
          <table:table-cell office:value-type="float" office:value="0.334784439865383" calcext:value-type="float">
            <text:p>0,334784439865383</text:p>
          </table:table-cell>
          <table:table-cell table:formula="of:=[.P45]*[.$X$3]" office:value-type="float" office:value="1.40609464743461" calcext:value-type="float">
            <text:p>1,40609464743461</text:p>
          </table:table-cell>
          <table:table-cell table:formula="of:=[.N45]*[.Q45]" office:value-type="float" office:value="14.0609464743461" calcext:value-type="float">
            <text:p>14,0609464743461</text:p>
          </table:table-cell>
          <table:table-cell office:value-type="float" office:value="0.322628365730661" calcext:value-type="float">
            <text:p>0,322628365730661</text:p>
          </table:table-cell>
          <table:table-cell office:value-type="float" office:value="0.415647903677373" calcext:value-type="float">
            <text:p>0,415647903677373</text:p>
          </table:table-cell>
          <table:table-cell table:formula="of:=([.G45]+[.I45])/2-([.A45]+[.C45])/2"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6]-[.B46]" office:value-type="float" office:value="62.5" calcext:value-type="float">
            <text:p>62,5</text:p>
          </table:table-cell>
          <table:table-cell office:value-type="float" office:value="0.192909071473048" calcext:value-type="float">
            <text:p>0,192909071473048</text:p>
          </table:table-cell>
          <table:table-cell table:formula="of:=[.D46]*[.$X$3]" office:value-type="float" office:value="0.810218100186803" calcext:value-type="float">
            <text:p>0,810218100186803</text:p>
          </table:table-cell>
          <table:table-cell table:formula="of:=[.B46]*[.E46]" office:value-type="float" office:value="24.3065430056041" calcext:value-type="float">
            <text:p>24,3065430056041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formula="of:=[.G46]-[.H46]" office:value-type="float" office:value="111" calcext:value-type="float">
            <text:p>11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6]*[.$X$3]" office:value-type="float" office:value="2" calcext:value-type="float">
            <text:p>2</text:p>
          </table:table-cell>
          <table:table-cell table:formula="of:=[.H46]*[.K4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6]+[.N46]" office:value-type="float" office:value="20" calcext:value-type="float">
            <text:p>20</text:p>
          </table:table-cell>
          <table:table-cell office:value-type="float" office:value="0.34068563736225" calcext:value-type="float">
            <text:p>0,34068563736225</text:p>
          </table:table-cell>
          <table:table-cell table:formula="of:=[.P46]*[.$X$3]" office:value-type="float" office:value="1.43087967692145" calcext:value-type="float">
            <text:p>1,43087967692145</text:p>
          </table:table-cell>
          <table:table-cell table:formula="of:=[.N46]*[.Q46]" office:value-type="float" office:value="14.3087967692145" calcext:value-type="float">
            <text:p>14,3087967692145</text:p>
          </table:table-cell>
          <table:table-cell office:value-type="float" office:value="0.34181001128874" calcext:value-type="float">
            <text:p>0,34181001128874</text:p>
          </table:table-cell>
          <table:table-cell office:value-type="float" office:value="0.411411857198056" calcext:value-type="float">
            <text:p>0,411411857198056</text:p>
          </table:table-cell>
          <table:table-cell table:formula="of:=([.G46]+[.I46])/2-([.A46]+[.C46])/2"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47]-[.B47]" office:value-type="float" office:value="62.5" calcext:value-type="float">
            <text:p>62,5</text:p>
          </table:table-cell>
          <table:table-cell office:value-type="float" office:value="0.195120188624061" calcext:value-type="float">
            <text:p>0,195120188624061</text:p>
          </table:table-cell>
          <table:table-cell table:formula="of:=[.D47]*[.$X$3]" office:value-type="float" office:value="0.819504792221057" calcext:value-type="float">
            <text:p>0,819504792221057</text:p>
          </table:table-cell>
          <table:table-cell table:formula="of:=[.B47]*[.E47]" office:value-type="float" office:value="24.5851437666317" calcext:value-type="float">
            <text:p>24,5851437666317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formula="of:=[.G47]-[.H47]" office:value-type="float" office:value="112" calcext:value-type="float">
            <text:p>11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7]*[.$X$3]" office:value-type="float" office:value="2" calcext:value-type="float">
            <text:p>2</text:p>
          </table:table-cell>
          <table:table-cell table:formula="of:=[.H47]*[.K4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7]+[.N47]" office:value-type="float" office:value="20" calcext:value-type="float">
            <text:p>20</text:p>
          </table:table-cell>
          <table:table-cell office:value-type="float" office:value="0.347322508045486" calcext:value-type="float">
            <text:p>0,347322508045486</text:p>
          </table:table-cell>
          <table:table-cell table:formula="of:=[.P47]*[.$X$3]" office:value-type="float" office:value="1.45875453379104" calcext:value-type="float">
            <text:p>1,45875453379104</text:p>
          </table:table-cell>
          <table:table-cell table:formula="of:=[.N47]*[.Q47]" office:value-type="float" office:value="14.5875453379104" calcext:value-type="float">
            <text:p>14,5875453379104</text:p>
          </table:table-cell>
          <table:table-cell office:value-type="float" office:value="0.363311960094658" calcext:value-type="float">
            <text:p>0,363311960094658</text:p>
          </table:table-cell>
          <table:table-cell office:value-type="float" office:value="0.406749706038837" calcext:value-type="float">
            <text:p>0,406749706038837</text:p>
          </table:table-cell>
          <table:table-cell table:formula="of:=([.G47]+[.I47])/2-([.A47]+[.C47])/2"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48]-[.B48]" office:value-type="float" office:value="60" calcext:value-type="float">
            <text:p>60</text:p>
          </table:table-cell>
          <table:table-cell office:value-type="float" office:value="0.185782739947967" calcext:value-type="float">
            <text:p>0,185782739947967</text:p>
          </table:table-cell>
          <table:table-cell table:formula="of:=[.D48]*[.$X$3]" office:value-type="float" office:value="0.78028750778146" calcext:value-type="float">
            <text:p>0,78028750778146</text:p>
          </table:table-cell>
          <table:table-cell table:formula="of:=[.B48]*[.E48]" office:value-type="float" office:value="23.4086252334438" calcext:value-type="float">
            <text:p>23,408625233443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[.G48]-[.H48]" office:value-type="float" office:value="106" calcext:value-type="float">
            <text:p>10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8]*[.$X$3]" office:value-type="float" office:value="2" calcext:value-type="float">
            <text:p>2</text:p>
          </table:table-cell>
          <table:table-cell table:formula="of:=[.H48]*[.K4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8]+[.N48]" office:value-type="float" office:value="20" calcext:value-type="float">
            <text:p>20</text:p>
          </table:table-cell>
          <table:table-cell office:value-type="float" office:value="0.31929608073485" calcext:value-type="float">
            <text:p>0,31929608073485</text:p>
          </table:table-cell>
          <table:table-cell table:formula="of:=[.P48]*[.$X$3]" office:value-type="float" office:value="1.34104353908637" calcext:value-type="float">
            <text:p>1,34104353908637</text:p>
          </table:table-cell>
          <table:table-cell table:formula="of:=[.N48]*[.Q48]" office:value-type="float" office:value="13.4104353908637" calcext:value-type="float">
            <text:p>13,4104353908637</text:p>
          </table:table-cell>
          <table:table-cell office:value-type="float" office:value="0.277191147260156" calcext:value-type="float">
            <text:p>0,277191147260156</text:p>
          </table:table-cell>
          <table:table-cell office:value-type="float" office:value="0.427192964143534" calcext:value-type="float">
            <text:p>0,427192964143534</text:p>
          </table:table-cell>
          <table:table-cell table:formula="of:=([.G48]+[.I48])/2-([.A48]+[.C48])/2" office:value-type="float" office:value="33.5" calcext:value-type="float">
            <text:p>33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49]-[.B49]" office:value-type="float" office:value="60" calcext:value-type="float">
            <text:p>60</text:p>
          </table:table-cell>
          <table:table-cell office:value-type="float" office:value="0.184334686439891" calcext:value-type="float">
            <text:p>0,184334686439891</text:p>
          </table:table-cell>
          <table:table-cell table:formula="of:=[.D49]*[.$X$3]" office:value-type="float" office:value="0.774205683047543" calcext:value-type="float">
            <text:p>0,774205683047543</text:p>
          </table:table-cell>
          <table:table-cell table:formula="of:=[.B49]*[.E49]" office:value-type="float" office:value="23.2261704914263" calcext:value-type="float">
            <text:p>23,2261704914263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[.G49]-[.H49]" office:value-type="float" office:value="105" calcext:value-type="float">
            <text:p>10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49]*[.$X$3]" office:value-type="float" office:value="2" calcext:value-type="float">
            <text:p>2</text:p>
          </table:table-cell>
          <table:table-cell table:formula="of:=[.H49]*[.K4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49]+[.N49]" office:value-type="float" office:value="20" calcext:value-type="float">
            <text:p>20</text:p>
          </table:table-cell>
          <table:table-cell office:value-type="float" office:value="0.314949625535086" calcext:value-type="float">
            <text:p>0,314949625535086</text:p>
          </table:table-cell>
          <table:table-cell table:formula="of:=[.P49]*[.$X$3]" office:value-type="float" office:value="1.32278842724736" calcext:value-type="float">
            <text:p>1,32278842724736</text:p>
          </table:table-cell>
          <table:table-cell table:formula="of:=[.N49]*[.Q49]" office:value-type="float" office:value="13.2278842724736" calcext:value-type="float">
            <text:p>13,2278842724736</text:p>
          </table:table-cell>
          <table:table-cell office:value-type="float" office:value="0.263083402195594" calcext:value-type="float">
            <text:p>0,263083402195594</text:p>
          </table:table-cell>
          <table:table-cell office:value-type="float" office:value="0.43054880716093" calcext:value-type="float">
            <text:p>0,43054880716093</text:p>
          </table:table-cell>
          <table:table-cell table:formula="of:=([.G49]+[.I49])/2-([.A49]+[.C49])/2" office:value-type="float" office:value="32.5" calcext:value-type="float">
            <text:p>32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0]-[.B50]" office:value-type="float" office:value="60" calcext:value-type="float">
            <text:p>60</text:p>
          </table:table-cell>
          <table:table-cell office:value-type="float" office:value="0.183026425255846" calcext:value-type="float">
            <text:p>0,183026425255846</text:p>
          </table:table-cell>
          <table:table-cell table:formula="of:=[.D50]*[.$X$3]" office:value-type="float" office:value="0.768710986074553" calcext:value-type="float">
            <text:p>0,768710986074553</text:p>
          </table:table-cell>
          <table:table-cell table:formula="of:=[.B50]*[.E50]" office:value-type="float" office:value="23.0613295822366" calcext:value-type="float">
            <text:p>23,0613295822366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.G50]-[.H50]" office:value-type="float" office:value="104" calcext:value-type="float">
            <text:p>10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0]*[.$X$3]" office:value-type="float" office:value="2" calcext:value-type="float">
            <text:p>2</text:p>
          </table:table-cell>
          <table:table-cell table:formula="of:=[.H50]*[.K5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0]+[.N50]" office:value-type="float" office:value="20" calcext:value-type="float">
            <text:p>20</text:p>
          </table:table-cell>
          <table:table-cell office:value-type="float" office:value="0.3110227311011" calcext:value-type="float">
            <text:p>0,3110227311011</text:p>
          </table:table-cell>
          <table:table-cell table:formula="of:=[.P50]*[.$X$3]" office:value-type="float" office:value="1.30629547062462" calcext:value-type="float">
            <text:p>1,30629547062462</text:p>
          </table:table-cell>
          <table:table-cell table:formula="of:=[.N50]*[.Q50]" office:value-type="float" office:value="13.0629547062462" calcext:value-type="float">
            <text:p>13,0629547062462</text:p>
          </table:table-cell>
          <table:table-cell office:value-type="float" office:value="0.250277011362548" calcext:value-type="float">
            <text:p>0,250277011362548</text:p>
          </table:table-cell>
          <table:table-cell office:value-type="float" office:value="0.433626342502936" calcext:value-type="float">
            <text:p>0,433626342502936</text:p>
          </table:table-cell>
          <table:table-cell table:formula="of:=([.G50]+[.I50])/2-([.A50]+[.C50])/2" office:value-type="float" office:value="31.5" calcext:value-type="float">
            <text:p>31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1]-[.B51]" office:value-type="float" office:value="60" calcext:value-type="float">
            <text:p>60</text:p>
          </table:table-cell>
          <table:table-cell office:value-type="float" office:value="0.181839449402424" calcext:value-type="float">
            <text:p>0,181839449402424</text:p>
          </table:table-cell>
          <table:table-cell table:formula="of:=[.D51]*[.$X$3]" office:value-type="float" office:value="0.76372568749018" calcext:value-type="float">
            <text:p>0,76372568749018</text:p>
          </table:table-cell>
          <table:table-cell table:formula="of:=[.B51]*[.E51]" office:value-type="float" office:value="22.9117706247054" calcext:value-type="float">
            <text:p>22,9117706247054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G51]-[.H51]" office:value-type="float" office:value="103" calcext:value-type="float">
            <text:p>10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1]*[.$X$3]" office:value-type="float" office:value="2" calcext:value-type="float">
            <text:p>2</text:p>
          </table:table-cell>
          <table:table-cell table:formula="of:=[.H51]*[.K5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1]+[.N51]" office:value-type="float" office:value="20" calcext:value-type="float">
            <text:p>20</text:p>
          </table:table-cell>
          <table:table-cell office:value-type="float" office:value="0.307459743528759" calcext:value-type="float">
            <text:p>0,307459743528759</text:p>
          </table:table-cell>
          <table:table-cell table:formula="of:=[.P51]*[.$X$3]" office:value-type="float" office:value="1.29133092282079" calcext:value-type="float">
            <text:p>1,29133092282079</text:p>
          </table:table-cell>
          <table:table-cell table:formula="of:=[.N51]*[.Q51]" office:value-type="float" office:value="12.9133092282079" calcext:value-type="float">
            <text:p>12,9133092282079</text:p>
          </table:table-cell>
          <table:table-cell office:value-type="float" office:value="0.23859421726411" calcext:value-type="float">
            <text:p>0,23859421726411</text:p>
          </table:table-cell>
          <table:table-cell office:value-type="float" office:value="0.436456883398491" calcext:value-type="float">
            <text:p>0,436456883398491</text:p>
          </table:table-cell>
          <table:table-cell table:formula="of:=([.G51]+[.I51])/2-([.A51]+[.C51])/2" office:value-type="float" office:value="30.5" calcext:value-type="float">
            <text:p>30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2]-[.B52]" office:value-type="float" office:value="60" calcext:value-type="float">
            <text:p>60</text:p>
          </table:table-cell>
          <table:table-cell office:value-type="float" office:value="0.180758938148091" calcext:value-type="float">
            <text:p>0,180758938148091</text:p>
          </table:table-cell>
          <table:table-cell table:formula="of:=[.D52]*[.$X$3]" office:value-type="float" office:value="0.759187540221983" calcext:value-type="float">
            <text:p>0,759187540221983</text:p>
          </table:table-cell>
          <table:table-cell table:formula="of:=[.B52]*[.E52]" office:value-type="float" office:value="22.7756262066595" calcext:value-type="float">
            <text:p>22,7756262066595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G52]-[.H52]" office:value-type="float" office:value="102" calcext:value-type="float">
            <text:p>10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2]*[.$X$3]" office:value-type="float" office:value="2" calcext:value-type="float">
            <text:p>2</text:p>
          </table:table-cell>
          <table:table-cell table:formula="of:=[.H52]*[.K5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2]+[.N52]" office:value-type="float" office:value="20" calcext:value-type="float">
            <text:p>20</text:p>
          </table:table-cell>
          <table:table-cell office:value-type="float" office:value="0.304216544957769" calcext:value-type="float">
            <text:p>0,304216544957769</text:p>
          </table:table-cell>
          <table:table-cell table:formula="of:=[.P52]*[.$X$3]" office:value-type="float" office:value="1.27770948882263" calcext:value-type="float">
            <text:p>1,27770948882263</text:p>
          </table:table-cell>
          <table:table-cell table:formula="of:=[.N52]*[.Q52]" office:value-type="float" office:value="12.7770948882263" calcext:value-type="float">
            <text:p>12,7770948882263</text:p>
          </table:table-cell>
          <table:table-cell office:value-type="float" office:value="0.227891862445272" calcext:value-type="float">
            <text:p>0,227891862445272</text:p>
          </table:table-cell>
          <table:table-cell office:value-type="float" office:value="0.439065864062875" calcext:value-type="float">
            <text:p>0,439065864062875</text:p>
          </table:table-cell>
          <table:table-cell table:formula="of:=([.G52]+[.I52])/2-([.A52]+[.C52])/2" office:value-type="float" office:value="29.5" calcext:value-type="float">
            <text:p>29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3]-[.B53]" office:value-type="float" office:value="60" calcext:value-type="float">
            <text:p>60</text:p>
          </table:table-cell>
          <table:table-cell office:value-type="float" office:value="0.179772966720199" calcext:value-type="float">
            <text:p>0,179772966720199</text:p>
          </table:table-cell>
          <table:table-cell table:formula="of:=[.D53]*[.$X$3]" office:value-type="float" office:value="0.755046460224837" calcext:value-type="float">
            <text:p>0,755046460224837</text:p>
          </table:table-cell>
          <table:table-cell table:formula="of:=[.B53]*[.E53]" office:value-type="float" office:value="22.6513938067451" calcext:value-type="float">
            <text:p>22,6513938067451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G53]-[.H53]" office:value-type="float" office:value="101" calcext:value-type="float">
            <text:p>10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3]*[.$X$3]" office:value-type="float" office:value="2" calcext:value-type="float">
            <text:p>2</text:p>
          </table:table-cell>
          <table:table-cell table:formula="of:=[.H53]*[.K5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3]+[.N53]" office:value-type="float" office:value="20" calcext:value-type="float">
            <text:p>20</text:p>
          </table:table-cell>
          <table:table-cell office:value-type="float" office:value="0.301256984758255" calcext:value-type="float">
            <text:p>0,301256984758255</text:p>
          </table:table-cell>
          <table:table-cell table:formula="of:=[.P53]*[.$X$3]" office:value-type="float" office:value="1.26527933598467" calcext:value-type="float">
            <text:p>1,26527933598467</text:p>
          </table:table-cell>
          <table:table-cell table:formula="of:=[.N53]*[.Q53]" office:value-type="float" office:value="12.6527933598467" calcext:value-type="float">
            <text:p>12,6527933598467</text:p>
          </table:table-cell>
          <table:table-cell office:value-type="float" office:value="0.218050285059977" calcext:value-type="float">
            <text:p>0,218050285059977</text:p>
          </table:table-cell>
          <table:table-cell office:value-type="float" office:value="0.441473936893995" calcext:value-type="float">
            <text:p>0,441473936893995</text:p>
          </table:table-cell>
          <table:table-cell table:formula="of:=([.G53]+[.I53])/2-([.A53]+[.C53])/2" office:value-type="float" office:value="28.5" calcext:value-type="float">
            <text:p>28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4]-[.B54]" office:value-type="float" office:value="60" calcext:value-type="float">
            <text:p>60</text:p>
          </table:table-cell>
          <table:table-cell office:value-type="float" office:value="0.178870961194179" calcext:value-type="float">
            <text:p>0,178870961194179</text:p>
          </table:table-cell>
          <table:table-cell table:formula="of:=[.D54]*[.$X$3]" office:value-type="float" office:value="0.75125803701555" calcext:value-type="float">
            <text:p>0,75125803701555</text:p>
          </table:table-cell>
          <table:table-cell table:formula="of:=[.B54]*[.E54]" office:value-type="float" office:value="22.5377411104665" calcext:value-type="float">
            <text:p>22,537741110466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G54]-[.H54]" office:value-type="float" office:value="100" calcext:value-type="float">
            <text:p>10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4]*[.$X$3]" office:value-type="float" office:value="2" calcext:value-type="float">
            <text:p>2</text:p>
          </table:table-cell>
          <table:table-cell table:formula="of:=[.H54]*[.K5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4]+[.N54]" office:value-type="float" office:value="20" calcext:value-type="float">
            <text:p>20</text:p>
          </table:table-cell>
          <table:table-cell office:value-type="float" office:value="0.298549592846479" calcext:value-type="float">
            <text:p>0,298549592846479</text:p>
          </table:table-cell>
          <table:table-cell table:formula="of:=[.P54]*[.$X$3]" office:value-type="float" office:value="1.25390828995521" calcext:value-type="float">
            <text:p>1,25390828995521</text:p>
          </table:table-cell>
          <table:table-cell table:formula="of:=[.N54]*[.Q54]" office:value-type="float" office:value="12.5390828995521" calcext:value-type="float">
            <text:p>12,5390828995521</text:p>
          </table:table-cell>
          <table:table-cell office:value-type="float" office:value="0.208967306707623" calcext:value-type="float">
            <text:p>0,208967306707623</text:p>
          </table:table-cell>
          <table:table-cell office:value-type="float" office:value="0.443700189428302" calcext:value-type="float">
            <text:p>0,443700189428302</text:p>
          </table:table-cell>
          <table:table-cell table:formula="of:=([.G54]+[.I54])/2-([.A54]+[.C54])/2" office:value-type="float" office:value="27.5" calcext:value-type="float">
            <text:p>27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5]-[.B55]" office:value-type="float" office:value="60" calcext:value-type="float">
            <text:p>60</text:p>
          </table:table-cell>
          <table:table-cell office:value-type="float" office:value="0.178044563173837" calcext:value-type="float">
            <text:p>0,178044563173837</text:p>
          </table:table-cell>
          <table:table-cell table:formula="of:=[.D55]*[.$X$3]" office:value-type="float" office:value="0.747787165330117" calcext:value-type="float">
            <text:p>0,747787165330117</text:p>
          </table:table-cell>
          <table:table-cell table:formula="of:=[.B55]*[.E55]" office:value-type="float" office:value="22.4336149599035" calcext:value-type="float">
            <text:p>22,4336149599035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formula="of:=[.G55]-[.H55]" office:value-type="float" office:value="99" calcext:value-type="float">
            <text:p>99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5]*[.$X$3]" office:value-type="float" office:value="2" calcext:value-type="float">
            <text:p>2</text:p>
          </table:table-cell>
          <table:table-cell table:formula="of:=[.H55]*[.K5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5]+[.N55]" office:value-type="float" office:value="20" calcext:value-type="float">
            <text:p>20</text:p>
          </table:table-cell>
          <table:table-cell office:value-type="float" office:value="0.296069003461038" calcext:value-type="float">
            <text:p>0,296069003461038</text:p>
          </table:table-cell>
          <table:table-cell table:formula="of:=[.P55]*[.$X$3]" office:value-type="float" office:value="1.24348981453636" calcext:value-type="float">
            <text:p>1,24348981453636</text:p>
          </table:table-cell>
          <table:table-cell table:formula="of:=[.N55]*[.Q55]" office:value-type="float" office:value="12.4348981453636" calcext:value-type="float">
            <text:p>12,4348981453636</text:p>
          </table:table-cell>
          <table:table-cell office:value-type="float" office:value="0.200557667632051" calcext:value-type="float">
            <text:p>0,200557667632051</text:p>
          </table:table-cell>
          <table:table-cell office:value-type="float" office:value="0.445759634275321" calcext:value-type="float">
            <text:p>0,445759634275321</text:p>
          </table:table-cell>
          <table:table-cell table:formula="of:=([.G55]+[.I55])/2-([.A55]+[.C55])/2" office:value-type="float" office:value="26.5" calcext:value-type="float">
            <text:p>26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6]-[.B56]" office:value-type="float" office:value="60" calcext:value-type="float">
            <text:p>60</text:p>
          </table:table-cell>
          <table:table-cell office:value-type="float" office:value="0.177285974131129" calcext:value-type="float">
            <text:p>0,177285974131129</text:p>
          </table:table-cell>
          <table:table-cell table:formula="of:=[.D56]*[.$X$3]" office:value-type="float" office:value="0.74460109135074" calcext:value-type="float">
            <text:p>0,74460109135074</text:p>
          </table:table-cell>
          <table:table-cell table:formula="of:=[.B56]*[.E56]" office:value-type="float" office:value="22.3380327405222" calcext:value-type="float">
            <text:p>22,3380327405222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G56]-[.H56]" office:value-type="float" office:value="98" calcext:value-type="float">
            <text:p>98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6]*[.$X$3]" office:value-type="float" office:value="2" calcext:value-type="float">
            <text:p>2</text:p>
          </table:table-cell>
          <table:table-cell table:formula="of:=[.H56]*[.K5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6]+[.N56]" office:value-type="float" office:value="20" calcext:value-type="float">
            <text:p>20</text:p>
          </table:table-cell>
          <table:table-cell office:value-type="float" office:value="0.293791977852829" calcext:value-type="float">
            <text:p>0,293791977852829</text:p>
          </table:table-cell>
          <table:table-cell table:formula="of:=[.P56]*[.$X$3]" office:value-type="float" office:value="1.23392630698188" calcext:value-type="float">
            <text:p>1,23392630698188</text:p>
          </table:table-cell>
          <table:table-cell table:formula="of:=[.N56]*[.Q56]" office:value-type="float" office:value="12.3392630698188" calcext:value-type="float">
            <text:p>12,3392630698188</text:p>
          </table:table-cell>
          <table:table-cell office:value-type="float" office:value="0.192745855280648" calcext:value-type="float">
            <text:p>0,192745855280648</text:p>
          </table:table-cell>
          <table:table-cell office:value-type="float" office:value="0.447666995395683" calcext:value-type="float">
            <text:p>0,447666995395683</text:p>
          </table:table-cell>
          <table:table-cell table:formula="of:=([.G56]+[.I56])/2-([.A56]+[.C56])/2" office:value-type="float" office:value="25.5" calcext:value-type="float">
            <text:p>25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7]-[.B57]" office:value-type="float" office:value="60" calcext:value-type="float">
            <text:p>60</text:p>
          </table:table-cell>
          <table:table-cell office:value-type="float" office:value="0.1765902815257" calcext:value-type="float">
            <text:p>0,1765902815257</text:p>
          </table:table-cell>
          <table:table-cell table:formula="of:=[.D57]*[.$X$3]" office:value-type="float" office:value="0.74167918240794" calcext:value-type="float">
            <text:p>0,74167918240794</text:p>
          </table:table-cell>
          <table:table-cell table:formula="of:=[.B57]*[.E57]" office:value-type="float" office:value="22.2503754722382" calcext:value-type="float">
            <text:p>22,250375472238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G57]-[.H57]" office:value-type="float" office:value="97" calcext:value-type="float">
            <text:p>97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7]*[.$X$3]" office:value-type="float" office:value="2" calcext:value-type="float">
            <text:p>2</text:p>
          </table:table-cell>
          <table:table-cell table:formula="of:=[.H57]*[.K5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7]+[.N57]" office:value-type="float" office:value="20" calcext:value-type="float">
            <text:p>20</text:p>
          </table:table-cell>
          <table:table-cell office:value-type="float" office:value="0.2917036669203" calcext:value-type="float">
            <text:p>0,2917036669203</text:p>
          </table:table-cell>
          <table:table-cell table:formula="of:=[.P57]*[.$X$3]" office:value-type="float" office:value="1.22515540106526" calcext:value-type="float">
            <text:p>1,22515540106526</text:p>
          </table:table-cell>
          <table:table-cell table:formula="of:=[.N57]*[.Q57]" office:value-type="float" office:value="12.2515540106526" calcext:value-type="float">
            <text:p>12,2515540106526</text:p>
          </table:table-cell>
          <table:table-cell office:value-type="float" office:value="0.185471669559064" calcext:value-type="float">
            <text:p>0,185471669559064</text:p>
          </table:table-cell>
          <table:table-cell office:value-type="float" office:value="0.449430618035053" calcext:value-type="float">
            <text:p>0,449430618035053</text:p>
          </table:table-cell>
          <table:table-cell table:formula="of:=([.G57]+[.I57])/2-([.A57]+[.C57])/2" office:value-type="float" office:value="24.5" calcext:value-type="float">
            <text:p>24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8]-[.B58]" office:value-type="float" office:value="60" calcext:value-type="float">
            <text:p>60</text:p>
          </table:table-cell>
          <table:table-cell office:value-type="float" office:value="0.175949196269076" calcext:value-type="float">
            <text:p>0,175949196269076</text:p>
          </table:table-cell>
          <table:table-cell table:formula="of:=[.D58]*[.$X$3]" office:value-type="float" office:value="0.73898662433012" calcext:value-type="float">
            <text:p>0,73898662433012</text:p>
          </table:table-cell>
          <table:table-cell table:formula="of:=[.B58]*[.E58]" office:value-type="float" office:value="22.1695987299036" calcext:value-type="float">
            <text:p>22,169598729903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[.G58]-[.H58]" office:value-type="float" office:value="96" calcext:value-type="float">
            <text:p>9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8]*[.$X$3]" office:value-type="float" office:value="2" calcext:value-type="float">
            <text:p>2</text:p>
          </table:table-cell>
          <table:table-cell table:formula="of:=[.H58]*[.K5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8]+[.N58]" office:value-type="float" office:value="20" calcext:value-type="float">
            <text:p>20</text:p>
          </table:table-cell>
          <table:table-cell office:value-type="float" office:value="0.289779309946286" calcext:value-type="float">
            <text:p>0,289779309946286</text:p>
          </table:table-cell>
          <table:table-cell table:formula="of:=[.P58]*[.$X$3]" office:value-type="float" office:value="1.2170731017744" calcext:value-type="float">
            <text:p>1,2170731017744</text:p>
          </table:table-cell>
          <table:table-cell table:formula="of:=[.N58]*[.Q58]" office:value-type="float" office:value="12.170731017744" calcext:value-type="float">
            <text:p>12,170731017744</text:p>
          </table:table-cell>
          <table:table-cell office:value-type="float" office:value="0.178674528882562" calcext:value-type="float">
            <text:p>0,178674528882562</text:p>
          </table:table-cell>
          <table:table-cell office:value-type="float" office:value="0.451068155171949" calcext:value-type="float">
            <text:p>0,451068155171949</text:p>
          </table:table-cell>
          <table:table-cell table:formula="of:=([.G58]+[.I58])/2-([.A58]+[.C58])/2" office:value-type="float" office:value="23.5" calcext:value-type="float">
            <text:p>23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59]-[.B59]" office:value-type="float" office:value="60" calcext:value-type="float">
            <text:p>60</text:p>
          </table:table-cell>
          <table:table-cell office:value-type="float" office:value="0.175359887972474" calcext:value-type="float">
            <text:p>0,175359887972474</text:p>
          </table:table-cell>
          <table:table-cell table:formula="of:=[.D59]*[.$X$3]" office:value-type="float" office:value="0.73651152948439" calcext:value-type="float">
            <text:p>0,73651152948439</text:p>
          </table:table-cell>
          <table:table-cell table:formula="of:=[.B59]*[.E59]" office:value-type="float" office:value="22.0953458845317" calcext:value-type="float">
            <text:p>22,095345884531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G59]-[.H59]" office:value-type="float" office:value="95" calcext:value-type="float">
            <text:p>9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59]*[.$X$3]" office:value-type="float" office:value="2" calcext:value-type="float">
            <text:p>2</text:p>
          </table:table-cell>
          <table:table-cell table:formula="of:=[.H59]*[.K5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59]+[.N59]" office:value-type="float" office:value="20" calcext:value-type="float">
            <text:p>20</text:p>
          </table:table-cell>
          <table:table-cell office:value-type="float" office:value="0.288010348272752" calcext:value-type="float">
            <text:p>0,288010348272752</text:p>
          </table:table-cell>
          <table:table-cell table:formula="of:=[.P59]*[.$X$3]" office:value-type="float" office:value="1.20964346274556" calcext:value-type="float">
            <text:p>1,20964346274556</text:p>
          </table:table-cell>
          <table:table-cell table:formula="of:=[.N59]*[.Q59]" office:value-type="float" office:value="12.0964346274556" calcext:value-type="float">
            <text:p>12,0964346274556</text:p>
          </table:table-cell>
          <table:table-cell office:value-type="float" office:value="0.172310304921515" calcext:value-type="float">
            <text:p>0,172310304921515</text:p>
          </table:table-cell>
          <table:table-cell office:value-type="float" office:value="0.452583999013145" calcext:value-type="float">
            <text:p>0,452583999013145</text:p>
          </table:table-cell>
          <table:table-cell table:formula="of:=([.G59]+[.I59])/2-([.A59]+[.C59])/2" office:value-type="float" office:value="22.5" calcext:value-type="float">
            <text:p>22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60]-[.B60]" office:value-type="float" office:value="60" calcext:value-type="float">
            <text:p>60</text:p>
          </table:table-cell>
          <table:table-cell office:value-type="float" office:value="0.174818674937256" calcext:value-type="float">
            <text:p>0,174818674937256</text:p>
          </table:table-cell>
          <table:table-cell table:formula="of:=[.D60]*[.$X$3]" office:value-type="float" office:value="0.734238434736477" calcext:value-type="float">
            <text:p>0,734238434736477</text:p>
          </table:table-cell>
          <table:table-cell table:formula="of:=[.B60]*[.E60]" office:value-type="float" office:value="22.0271530420943" calcext:value-type="float">
            <text:p>22,0271530420943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[.G60]-[.H60]" office:value-type="float" office:value="94" calcext:value-type="float">
            <text:p>9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0]*[.$X$3]" office:value-type="float" office:value="2" calcext:value-type="float">
            <text:p>2</text:p>
          </table:table-cell>
          <table:table-cell table:formula="of:=[.H60]*[.K6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0]+[.N60]" office:value-type="float" office:value="20" calcext:value-type="float">
            <text:p>20</text:p>
          </table:table-cell>
          <table:table-cell office:value-type="float" office:value="0.286385729299879" calcext:value-type="float">
            <text:p>0,286385729299879</text:p>
          </table:table-cell>
          <table:table-cell table:formula="of:=[.P60]*[.$X$3]" office:value-type="float" office:value="1.20282006305949" calcext:value-type="float">
            <text:p>1,20282006305949</text:p>
          </table:table-cell>
          <table:table-cell table:formula="of:=[.N60]*[.Q60]" office:value-type="float" office:value="12.0282006305949" calcext:value-type="float">
            <text:p>12,0282006305949</text:p>
          </table:table-cell>
          <table:table-cell office:value-type="float" office:value="0.16633698918127" calcext:value-type="float">
            <text:p>0,16633698918127</text:p>
          </table:table-cell>
          <table:table-cell office:value-type="float" office:value="0.45398513284444" calcext:value-type="float">
            <text:p>0,45398513284444</text:p>
          </table:table-cell>
          <table:table-cell table:formula="of:=([.G60]+[.I60])/2-([.A60]+[.C60])/2" office:value-type="float" office:value="21.5" calcext:value-type="float">
            <text:p>21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61]-[.B61]" office:value-type="float" office:value="60" calcext:value-type="float">
            <text:p>60</text:p>
          </table:table-cell>
          <table:table-cell office:value-type="float" office:value="0.174321403011126" calcext:value-type="float">
            <text:p>0,174321403011126</text:p>
          </table:table-cell>
          <table:table-cell table:formula="of:=[.D61]*[.$X$3]" office:value-type="float" office:value="0.73214989264673" calcext:value-type="float">
            <text:p>0,73214989264673</text:p>
          </table:table-cell>
          <table:table-cell table:formula="of:=[.B61]*[.E61]" office:value-type="float" office:value="21.9644967794019" calcext:value-type="float">
            <text:p>21,964496779401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G61]-[.H61]" office:value-type="float" office:value="93" calcext:value-type="float">
            <text:p>9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1]*[.$X$3]" office:value-type="float" office:value="2" calcext:value-type="float">
            <text:p>2</text:p>
          </table:table-cell>
          <table:table-cell table:formula="of:=[.H61]*[.K6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1]+[.N61]" office:value-type="float" office:value="20" calcext:value-type="float">
            <text:p>20</text:p>
          </table:table-cell>
          <table:table-cell office:value-type="float" office:value="0.284893016856986" calcext:value-type="float">
            <text:p>0,284893016856986</text:p>
          </table:table-cell>
          <table:table-cell table:formula="of:=[.P61]*[.$X$3]" office:value-type="float" office:value="1.19655067079934" calcext:value-type="float">
            <text:p>1,19655067079934</text:p>
          </table:table-cell>
          <table:table-cell table:formula="of:=[.N61]*[.Q61]" office:value-type="float" office:value="11.9655067079934" calcext:value-type="float">
            <text:p>11,9655067079934</text:p>
          </table:table-cell>
          <table:table-cell office:value-type="float" office:value="0.16071732109512" calcext:value-type="float">
            <text:p>0,16071732109512</text:p>
          </table:table-cell>
          <table:table-cell office:value-type="float" office:value="0.455280177844907" calcext:value-type="float">
            <text:p>0,455280177844907</text:p>
          </table:table-cell>
          <table:table-cell table:formula="of:=([.G61]+[.I61])/2-([.A61]+[.C61])/2" office:value-type="float" office:value="20.5" calcext:value-type="float">
            <text:p>20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62]-[.B62]" office:value-type="float" office:value="60" calcext:value-type="float">
            <text:p>60</text:p>
          </table:table-cell>
          <table:table-cell office:value-type="float" office:value="0.173865387215043" calcext:value-type="float">
            <text:p>0,173865387215043</text:p>
          </table:table-cell>
          <table:table-cell table:formula="of:=[.D62]*[.$X$3]" office:value-type="float" office:value="0.73023462630318" calcext:value-type="float">
            <text:p>0,73023462630318</text:p>
          </table:table-cell>
          <table:table-cell table:formula="of:=[.B62]*[.E62]" office:value-type="float" office:value="21.9070387890954" calcext:value-type="float">
            <text:p>21,9070387890954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G62]-[.H62]" office:value-type="float" office:value="92" calcext:value-type="float">
            <text:p>9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2]*[.$X$3]" office:value-type="float" office:value="2" calcext:value-type="float">
            <text:p>2</text:p>
          </table:table-cell>
          <table:table-cell table:formula="of:=[.H62]*[.K6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2]+[.N62]" office:value-type="float" office:value="20" calcext:value-type="float">
            <text:p>20</text:p>
          </table:table-cell>
          <table:table-cell office:value-type="float" office:value="0.283524074330081" calcext:value-type="float">
            <text:p>0,283524074330081</text:p>
          </table:table-cell>
          <table:table-cell table:formula="of:=[.P62]*[.$X$3]" office:value-type="float" office:value="1.19080111218634" calcext:value-type="float">
            <text:p>1,19080111218634</text:p>
          </table:table-cell>
          <table:table-cell table:formula="of:=[.N62]*[.Q62]" office:value-type="float" office:value="11.9080111218634" calcext:value-type="float">
            <text:p>11,9080111218634</text:p>
          </table:table-cell>
          <table:table-cell office:value-type="float" office:value="0.155419149380856" calcext:value-type="float">
            <text:p>0,155419149380856</text:p>
          </table:table-cell>
          <table:table-cell office:value-type="float" office:value="0.456474291038262" calcext:value-type="float">
            <text:p>0,456474291038262</text:p>
          </table:table-cell>
          <table:table-cell table:formula="of:=([.G62]+[.I62])/2-([.A62]+[.C62])/2" office:value-type="float" office:value="19.5" calcext:value-type="float">
            <text:p>19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63]-[.B63]" office:value-type="float" office:value="60" calcext:value-type="float">
            <text:p>60</text:p>
          </table:table-cell>
          <table:table-cell office:value-type="float" office:value="0.173448015989183" calcext:value-type="float">
            <text:p>0,173448015989183</text:p>
          </table:table-cell>
          <table:table-cell table:formula="of:=[.D63]*[.$X$3]" office:value-type="float" office:value="0.72848166715457" calcext:value-type="float">
            <text:p>0,72848166715457</text:p>
          </table:table-cell>
          <table:table-cell table:formula="of:=[.B63]*[.E63]" office:value-type="float" office:value="21.8544500146371" calcext:value-type="float">
            <text:p>21,8544500146371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formula="of:=[.G63]-[.H63]" office:value-type="float" office:value="91" calcext:value-type="float">
            <text:p>9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3]*[.$X$3]" office:value-type="float" office:value="2" calcext:value-type="float">
            <text:p>2</text:p>
          </table:table-cell>
          <table:table-cell table:formula="of:=[.H63]*[.K6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3]+[.N63]" office:value-type="float" office:value="20" calcext:value-type="float">
            <text:p>20</text:p>
          </table:table-cell>
          <table:table-cell office:value-type="float" office:value="0.282271066790743" calcext:value-type="float">
            <text:p>0,282271066790743</text:p>
          </table:table-cell>
          <table:table-cell table:formula="of:=[.P63]*[.$X$3]" office:value-type="float" office:value="1.18553848052112" calcext:value-type="float">
            <text:p>1,18553848052112</text:p>
          </table:table-cell>
          <table:table-cell table:formula="of:=[.N63]*[.Q63]" office:value-type="float" office:value="11.8553848052112" calcext:value-type="float">
            <text:p>11,8553848052112</text:p>
          </table:table-cell>
          <table:table-cell office:value-type="float" office:value="0.15041336437153" calcext:value-type="float">
            <text:p>0,15041336437153</text:p>
          </table:table-cell>
          <table:table-cell office:value-type="float" office:value="0.457572713717456" calcext:value-type="float">
            <text:p>0,457572713717456</text:p>
          </table:table-cell>
          <table:table-cell table:formula="of:=([.G63]+[.I63])/2-([.A63]+[.C63])/2" office:value-type="float" office:value="18.5" calcext:value-type="float">
            <text:p>18,5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A64]-[.B64]" office:value-type="float" office:value="60" calcext:value-type="float">
            <text:p>60</text:p>
          </table:table-cell>
          <table:table-cell office:value-type="float" office:value="0.173066989912988" calcext:value-type="float">
            <text:p>0,173066989912988</text:p>
          </table:table-cell>
          <table:table-cell table:formula="of:=[.D64]*[.$X$3]" office:value-type="float" office:value="0.72688135763455" calcext:value-type="float">
            <text:p>0,72688135763455</text:p>
          </table:table-cell>
          <table:table-cell table:formula="of:=[.B64]*[.E64]" office:value-type="float" office:value="21.8064407290365" calcext:value-type="float">
            <text:p>21,806440729036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G64]-[.H64]" office:value-type="float" office:value="90" calcext:value-type="float">
            <text:p>9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4]*[.$X$3]" office:value-type="float" office:value="2" calcext:value-type="float">
            <text:p>2</text:p>
          </table:table-cell>
          <table:table-cell table:formula="of:=[.H64]*[.K6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4]+[.N64]" office:value-type="float" office:value="20" calcext:value-type="float">
            <text:p>20</text:p>
          </table:table-cell>
          <table:table-cell office:value-type="float" office:value="0.281127351134974" calcext:value-type="float">
            <text:p>0,281127351134974</text:p>
          </table:table-cell>
          <table:table-cell table:formula="of:=[.P64]*[.$X$3]" office:value-type="float" office:value="1.18073487476689" calcext:value-type="float">
            <text:p>1,18073487476689</text:p>
          </table:table-cell>
          <table:table-cell table:formula="of:=[.N64]*[.Q64]" office:value-type="float" office:value="11.8073487476689" calcext:value-type="float">
            <text:p>11,8073487476689</text:p>
          </table:table-cell>
          <table:table-cell office:value-type="float" office:value="0.145674606341091" calcext:value-type="float">
            <text:p>0,145674606341091</text:p>
          </table:table-cell>
          <table:table-cell office:value-type="float" office:value="0.458580110539747" calcext:value-type="float">
            <text:p>0,458580110539747</text:p>
          </table:table-cell>
          <table:table-cell table:formula="of:=([.G64]+[.I64])/2-([.A64]+[.C64])/2" office:value-type="float" office:value="17.5" calcext:value-type="float">
            <text:p>17,5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65]-[.B65]" office:value-type="float" office:value="57.5" calcext:value-type="float">
            <text:p>57,5</text:p>
          </table:table-cell>
          <table:table-cell office:value-type="float" office:value="0.173137101321364" calcext:value-type="float">
            <text:p>0,173137101321364</text:p>
          </table:table-cell>
          <table:table-cell table:formula="of:=[.D65]*[.$X$3]" office:value-type="float" office:value="0.72717582554973" calcext:value-type="float">
            <text:p>0,72717582554973</text:p>
          </table:table-cell>
          <table:table-cell table:formula="of:=[.B65]*[.E65]" office:value-type="float" office:value="21.8152747664919" calcext:value-type="float">
            <text:p>21,815274766491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G65]-[.H65]" office:value-type="float" office:value="88" calcext:value-type="float">
            <text:p>88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5]*[.$X$3]" office:value-type="float" office:value="2" calcext:value-type="float">
            <text:p>2</text:p>
          </table:table-cell>
          <table:table-cell table:formula="of:=[.H65]*[.K6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5]+[.N65]" office:value-type="float" office:value="20" calcext:value-type="float">
            <text:p>20</text:p>
          </table:table-cell>
          <table:table-cell office:value-type="float" office:value="0.281336380189805" calcext:value-type="float">
            <text:p>0,281336380189805</text:p>
          </table:table-cell>
          <table:table-cell table:formula="of:=[.P65]*[.$X$3]" office:value-type="float" office:value="1.18161279679718" calcext:value-type="float">
            <text:p>1,18161279679718</text:p>
          </table:table-cell>
          <table:table-cell table:formula="of:=[.N65]*[.Q65]" office:value-type="float" office:value="11.8161279679718" calcext:value-type="float">
            <text:p>11,8161279679718</text:p>
          </table:table-cell>
          <table:table-cell office:value-type="float" office:value="0.138256267343928" calcext:value-type="float">
            <text:p>0,138256267343928</text:p>
          </table:table-cell>
          <table:table-cell office:value-type="float" office:value="0.458394409744493" calcext:value-type="float">
            <text:p>0,458394409744493</text:p>
          </table:table-cell>
          <table:table-cell table:formula="of:=([.G65]+[.I65])/2-([.A65]+[.C65])/2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66]-[.B66]" office:value-type="float" office:value="57.5" calcext:value-type="float">
            <text:p>57,5</text:p>
          </table:table-cell>
          <table:table-cell office:value-type="float" office:value="0.173478996037611" calcext:value-type="float">
            <text:p>0,173478996037611</text:p>
          </table:table-cell>
          <table:table-cell table:formula="of:=[.D66]*[.$X$3]" office:value-type="float" office:value="0.728611783357967" calcext:value-type="float">
            <text:p>0,728611783357967</text:p>
          </table:table-cell>
          <table:table-cell table:formula="of:=[.B66]*[.E66]" office:value-type="float" office:value="21.858353500739" calcext:value-type="float">
            <text:p>21,85835350073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formula="of:=[.G66]-[.H66]" office:value-type="float" office:value="89" calcext:value-type="float">
            <text:p>89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6]*[.$X$3]" office:value-type="float" office:value="2" calcext:value-type="float">
            <text:p>2</text:p>
          </table:table-cell>
          <table:table-cell table:formula="of:=[.H66]*[.K6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6]+[.N66]" office:value-type="float" office:value="20" calcext:value-type="float">
            <text:p>20</text:p>
          </table:table-cell>
          <table:table-cell office:value-type="float" office:value="0.282362790088926" calcext:value-type="float">
            <text:p>0,282362790088926</text:p>
          </table:table-cell>
          <table:table-cell table:formula="of:=[.P66]*[.$X$3]" office:value-type="float" office:value="1.18592371837349" calcext:value-type="float">
            <text:p>1,18592371837349</text:p>
          </table:table-cell>
          <table:table-cell table:formula="of:=[.N66]*[.Q66]" office:value-type="float" office:value="11.8592371837349" calcext:value-type="float">
            <text:p>11,8592371837349</text:p>
          </table:table-cell>
          <table:table-cell office:value-type="float" office:value="0.142673202806284" calcext:value-type="float">
            <text:p>0,142673202806284</text:p>
          </table:table-cell>
          <table:table-cell office:value-type="float" office:value="0.45749099993565" calcext:value-type="float">
            <text:p>0,45749099993565</text:p>
          </table:table-cell>
          <table:table-cell table:formula="of:=([.G66]+[.I66])/2-([.A66]+[.C66])/2"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67]-[.B67]" office:value-type="float" office:value="57.5" calcext:value-type="float">
            <text:p>57,5</text:p>
          </table:table-cell>
          <table:table-cell office:value-type="float" office:value="0.173855689867983" calcext:value-type="float">
            <text:p>0,173855689867983</text:p>
          </table:table-cell>
          <table:table-cell table:formula="of:=[.D67]*[.$X$3]" office:value-type="float" office:value="0.73019389744553" calcext:value-type="float">
            <text:p>0,73019389744553</text:p>
          </table:table-cell>
          <table:table-cell table:formula="of:=[.B67]*[.E67]" office:value-type="float" office:value="21.9058169233659" calcext:value-type="float">
            <text:p>21,905816923365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G67]-[.H67]" office:value-type="float" office:value="90" calcext:value-type="float">
            <text:p>9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7]*[.$X$3]" office:value-type="float" office:value="2" calcext:value-type="float">
            <text:p>2</text:p>
          </table:table-cell>
          <table:table-cell table:formula="of:=[.H67]*[.K6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7]+[.N67]" office:value-type="float" office:value="20" calcext:value-type="float">
            <text:p>20</text:p>
          </table:table-cell>
          <table:table-cell office:value-type="float" office:value="0.283493634382019" calcext:value-type="float">
            <text:p>0,283493634382019</text:p>
          </table:table-cell>
          <table:table-cell table:formula="of:=[.P67]*[.$X$3]" office:value-type="float" office:value="1.19067326440448" calcext:value-type="float">
            <text:p>1,19067326440448</text:p>
          </table:table-cell>
          <table:table-cell table:formula="of:=[.N67]*[.Q67]" office:value-type="float" office:value="11.9067326440448" calcext:value-type="float">
            <text:p>11,9067326440448</text:p>
          </table:table-cell>
          <table:table-cell office:value-type="float" office:value="0.147331294548365" calcext:value-type="float">
            <text:p>0,147331294548365</text:p>
          </table:table-cell>
          <table:table-cell office:value-type="float" office:value="0.456499752325305" calcext:value-type="float">
            <text:p>0,456499752325305</text:p>
          </table:table-cell>
          <table:table-cell table:formula="of:=([.G67]+[.I67])/2-([.A67]+[.C67])/2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68]-[.B68]" office:value-type="float" office:value="57.5" calcext:value-type="float">
            <text:p>57,5</text:p>
          </table:table-cell>
          <table:table-cell office:value-type="float" office:value="0.17426905279521" calcext:value-type="float">
            <text:p>0,17426905279521</text:p>
          </table:table-cell>
          <table:table-cell table:formula="of:=[.D68]*[.$X$3]" office:value-type="float" office:value="0.731930021739883" calcext:value-type="float">
            <text:p>0,731930021739883</text:p>
          </table:table-cell>
          <table:table-cell table:formula="of:=[.B68]*[.E68]" office:value-type="float" office:value="21.9579006521965" calcext:value-type="float">
            <text:p>21,957900652196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formula="of:=[.G68]-[.H68]" office:value-type="float" office:value="91" calcext:value-type="float">
            <text:p>9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8]*[.$X$3]" office:value-type="float" office:value="2" calcext:value-type="float">
            <text:p>2</text:p>
          </table:table-cell>
          <table:table-cell table:formula="of:=[.H68]*[.K6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8]+[.N68]" office:value-type="float" office:value="20" calcext:value-type="float">
            <text:p>20</text:p>
          </table:table-cell>
          <table:table-cell office:value-type="float" office:value="0.284734537476462" calcext:value-type="float">
            <text:p>0,284734537476462</text:p>
          </table:table-cell>
          <table:table-cell table:formula="of:=[.P68]*[.$X$3]" office:value-type="float" office:value="1.19588505740114" calcext:value-type="float">
            <text:p>1,19588505740114</text:p>
          </table:table-cell>
          <table:table-cell table:formula="of:=[.N68]*[.Q68]" office:value-type="float" office:value="11.9588505740114" calcext:value-type="float">
            <text:p>11,9588505740114</text:p>
          </table:table-cell>
          <table:table-cell office:value-type="float" office:value="0.152253366771555" calcext:value-type="float">
            <text:p>0,152253366771555</text:p>
          </table:table-cell>
          <table:table-cell office:value-type="float" office:value="0.455416943468122" calcext:value-type="float">
            <text:p>0,455416943468122</text:p>
          </table:table-cell>
          <table:table-cell table:formula="of:=([.G68]+[.I68])/2-([.A68]+[.C68])/2"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69]-[.B69]" office:value-type="float" office:value="57.5" calcext:value-type="float">
            <text:p>57,5</text:p>
          </table:table-cell>
          <table:table-cell office:value-type="float" office:value="0.174721196260443" calcext:value-type="float">
            <text:p>0,174721196260443</text:p>
          </table:table-cell>
          <table:table-cell table:formula="of:=[.D69]*[.$X$3]" office:value-type="float" office:value="0.73382902429386" calcext:value-type="float">
            <text:p>0,73382902429386</text:p>
          </table:table-cell>
          <table:table-cell table:formula="of:=[.B69]*[.E69]" office:value-type="float" office:value="22.0148707288158" calcext:value-type="float">
            <text:p>22,014870728815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G69]-[.H69]" office:value-type="float" office:value="92" calcext:value-type="float">
            <text:p>9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69]*[.$X$3]" office:value-type="float" office:value="2" calcext:value-type="float">
            <text:p>2</text:p>
          </table:table-cell>
          <table:table-cell table:formula="of:=[.H69]*[.K6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69]+[.N69]" office:value-type="float" office:value="20" calcext:value-type="float">
            <text:p>20</text:p>
          </table:table-cell>
          <table:table-cell office:value-type="float" office:value="0.286091817345467" calcext:value-type="float">
            <text:p>0,286091817345467</text:p>
          </table:table-cell>
          <table:table-cell table:formula="of:=[.P69]*[.$X$3]" office:value-type="float" office:value="1.20158563285096" calcext:value-type="float">
            <text:p>1,20158563285096</text:p>
          </table:table-cell>
          <table:table-cell table:formula="of:=[.N69]*[.Q69]" office:value-type="float" office:value="12.0158563285096" calcext:value-type="float">
            <text:p>12,0158563285096</text:p>
          </table:table-cell>
          <table:table-cell office:value-type="float" office:value="0.157464346012734" calcext:value-type="float">
            <text:p>0,157464346012734</text:p>
          </table:table-cell>
          <table:table-cell office:value-type="float" office:value="0.454238415622889" calcext:value-type="float">
            <text:p>0,454238415622889</text:p>
          </table:table-cell>
          <table:table-cell table:formula="of:=([.G69]+[.I69])/2-([.A69]+[.C69])/2"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70]-[.B70]" office:value-type="float" office:value="57.5" calcext:value-type="float">
            <text:p>57,5</text:p>
          </table:table-cell>
          <table:table-cell office:value-type="float" office:value="0.175214762280797" calcext:value-type="float">
            <text:p>0,175214762280797</text:p>
          </table:table-cell>
          <table:table-cell table:formula="of:=[.D70]*[.$X$3]" office:value-type="float" office:value="0.735902001579347" calcext:value-type="float">
            <text:p>0,735902001579347</text:p>
          </table:table-cell>
          <table:table-cell table:formula="of:=[.B70]*[.E70]" office:value-type="float" office:value="22.0770600473804" calcext:value-type="float">
            <text:p>22,077060047380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G70]-[.H70]" office:value-type="float" office:value="93" calcext:value-type="float">
            <text:p>9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0]*[.$X$3]" office:value-type="float" office:value="2" calcext:value-type="float">
            <text:p>2</text:p>
          </table:table-cell>
          <table:table-cell table:formula="of:=[.H70]*[.K7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0]+[.N70]" office:value-type="float" office:value="20" calcext:value-type="float">
            <text:p>20</text:p>
          </table:table-cell>
          <table:table-cell office:value-type="float" office:value="0.287573383869457" calcext:value-type="float">
            <text:p>0,287573383869457</text:p>
          </table:table-cell>
          <table:table-cell table:formula="of:=[.P70]*[.$X$3]" office:value-type="float" office:value="1.20780821225172" calcext:value-type="float">
            <text:p>1,20780821225172</text:p>
          </table:table-cell>
          <table:table-cell table:formula="of:=[.N70]*[.Q70]" office:value-type="float" office:value="12.0780821225172" calcext:value-type="float">
            <text:p>12,0780821225172</text:p>
          </table:table-cell>
          <table:table-cell office:value-type="float" office:value="0.162993215330497" calcext:value-type="float">
            <text:p>0,162993215330497</text:p>
          </table:table-cell>
          <table:table-cell office:value-type="float" office:value="0.452958862209851" calcext:value-type="float">
            <text:p>0,452958862209851</text:p>
          </table:table-cell>
          <table:table-cell table:formula="of:=([.G70]+[.I70])/2-([.A70]+[.C70])/2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71]-[.B71]" office:value-type="float" office:value="57.5" calcext:value-type="float">
            <text:p>57,5</text:p>
          </table:table-cell>
          <table:table-cell office:value-type="float" office:value="0.1757523889417" calcext:value-type="float">
            <text:p>0,1757523889417</text:p>
          </table:table-cell>
          <table:table-cell table:formula="of:=[.D71]*[.$X$3]" office:value-type="float" office:value="0.73816003355514" calcext:value-type="float">
            <text:p>0,73816003355514</text:p>
          </table:table-cell>
          <table:table-cell table:formula="of:=[.B71]*[.E71]" office:value-type="float" office:value="22.1448010066542" calcext:value-type="float">
            <text:p>22,1448010066542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[.G71]-[.H71]" office:value-type="float" office:value="94" calcext:value-type="float">
            <text:p>9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1]*[.$X$3]" office:value-type="float" office:value="2" calcext:value-type="float">
            <text:p>2</text:p>
          </table:table-cell>
          <table:table-cell table:formula="of:=[.H71]*[.K7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1]+[.N71]" office:value-type="float" office:value="20" calcext:value-type="float">
            <text:p>20</text:p>
          </table:table-cell>
          <table:table-cell office:value-type="float" office:value="0.28918718618534" calcext:value-type="float">
            <text:p>0,28918718618534</text:p>
          </table:table-cell>
          <table:table-cell table:formula="of:=[.P71]*[.$X$3]" office:value-type="float" office:value="1.21458618197843" calcext:value-type="float">
            <text:p>1,21458618197843</text:p>
          </table:table-cell>
          <table:table-cell table:formula="of:=[.N71]*[.Q71]" office:value-type="float" office:value="12.1458618197843" calcext:value-type="float">
            <text:p>12,1458618197843</text:p>
          </table:table-cell>
          <table:table-cell office:value-type="float" office:value="0.168871507569632" calcext:value-type="float">
            <text:p>0,168871507569632</text:p>
          </table:table-cell>
          <table:table-cell office:value-type="float" office:value="0.451573260784559" calcext:value-type="float">
            <text:p>0,451573260784559</text:p>
          </table:table-cell>
          <table:table-cell table:formula="of:=([.G71]+[.I71])/2-([.A71]+[.C71])/2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72]-[.B72]" office:value-type="float" office:value="57.5" calcext:value-type="float">
            <text:p>57,5</text:p>
          </table:table-cell>
          <table:table-cell office:value-type="float" office:value="0.17633852522539" calcext:value-type="float">
            <text:p>0,17633852522539</text:p>
          </table:table-cell>
          <table:table-cell table:formula="of:=[.D72]*[.$X$3]" office:value-type="float" office:value="0.740621805946637" calcext:value-type="float">
            <text:p>0,740621805946637</text:p>
          </table:table-cell>
          <table:table-cell table:formula="of:=[.B72]*[.E72]" office:value-type="float" office:value="22.2186541783991" calcext:value-type="float">
            <text:p>22,218654178399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G72]-[.H72]" office:value-type="float" office:value="95" calcext:value-type="float">
            <text:p>9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2]*[.$X$3]" office:value-type="float" office:value="2" calcext:value-type="float">
            <text:p>2</text:p>
          </table:table-cell>
          <table:table-cell table:formula="of:=[.H72]*[.K7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2]+[.N72]" office:value-type="float" office:value="20" calcext:value-type="float">
            <text:p>20</text:p>
          </table:table-cell>
          <table:table-cell office:value-type="float" office:value="0.290946502950571" calcext:value-type="float">
            <text:p>0,290946502950571</text:p>
          </table:table-cell>
          <table:table-cell table:formula="of:=[.P72]*[.$X$3]" office:value-type="float" office:value="1.2219753123924" calcext:value-type="float">
            <text:p>1,2219753123924</text:p>
          </table:table-cell>
          <table:table-cell table:formula="of:=[.N72]*[.Q72]" office:value-type="float" office:value="12.219753123924" calcext:value-type="float">
            <text:p>12,219753123924</text:p>
          </table:table-cell>
          <table:table-cell office:value-type="float" office:value="0.175137411933585" calcext:value-type="float">
            <text:p>0,175137411933585</text:p>
          </table:table-cell>
          <table:table-cell office:value-type="float" office:value="0.450072264490348" calcext:value-type="float">
            <text:p>0,450072264490348</text:p>
          </table:table-cell>
          <table:table-cell table:formula="of:=([.G72]+[.I72])/2-([.A72]+[.C72])/2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30" calcext:value-type="float">
            <text:p>30</text:p>
          </table:table-cell>
          <table:table-cell table:formula="of:=[.A73]-[.B73]" office:value-type="float" office:value="57.5" calcext:value-type="float">
            <text:p>57,5</text:p>
          </table:table-cell>
          <table:table-cell office:value-type="float" office:value="0.176976263495617" calcext:value-type="float">
            <text:p>0,176976263495617</text:p>
          </table:table-cell>
          <table:table-cell table:formula="of:=[.D73]*[.$X$3]" office:value-type="float" office:value="0.74330030668159" calcext:value-type="float">
            <text:p>0,74330030668159</text:p>
          </table:table-cell>
          <table:table-cell table:formula="of:=[.B73]*[.E73]" office:value-type="float" office:value="22.2990092004477" calcext:value-type="float">
            <text:p>22,299009200447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[.G73]-[.H73]" office:value-type="float" office:value="96" calcext:value-type="float">
            <text:p>9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3]*[.$X$3]" office:value-type="float" office:value="2" calcext:value-type="float">
            <text:p>2</text:p>
          </table:table-cell>
          <table:table-cell table:formula="of:=[.H73]*[.K7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3]+[.N73]" office:value-type="float" office:value="20" calcext:value-type="float">
            <text:p>20</text:p>
          </table:table-cell>
          <table:table-cell office:value-type="float" office:value="0.292861066254571" calcext:value-type="float">
            <text:p>0,292861066254571</text:p>
          </table:table-cell>
          <table:table-cell table:formula="of:=[.P73]*[.$X$3]" office:value-type="float" office:value="1.2300164782692" calcext:value-type="float">
            <text:p>1,2300164782692</text:p>
          </table:table-cell>
          <table:table-cell table:formula="of:=[.N73]*[.Q73]" office:value-type="float" office:value="12.300164782692" calcext:value-type="float">
            <text:p>12,300164782692</text:p>
          </table:table-cell>
          <table:table-cell office:value-type="float" office:value="0.181830962045884" calcext:value-type="float">
            <text:p>0,181830962045884</text:p>
          </table:table-cell>
          <table:table-cell office:value-type="float" office:value="0.448450418137826" calcext:value-type="float">
            <text:p>0,448450418137826</text:p>
          </table:table-cell>
          <table:table-cell table:formula="of:=([.G73]+[.I73])/2-([.A73]+[.C73])/2"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74]-[.B74]" office:value-type="float" office:value="65" calcext:value-type="float">
            <text:p>65</text:p>
          </table:table-cell>
          <table:table-cell office:value-type="float" office:value="0.22537553685211" calcext:value-type="float">
            <text:p>0,22537553685211</text:p>
          </table:table-cell>
          <table:table-cell table:formula="of:=[.D74]*[.$X$3]" office:value-type="float" office:value="0.94657725477886" calcext:value-type="float">
            <text:p>0,94657725477886</text:p>
          </table:table-cell>
          <table:table-cell table:formula="of:=[.B74]*[.E74]" office:value-type="float" office:value="28.3973176433658" calcext:value-type="float">
            <text:p>28,3973176433658</text:p>
          </table:table-cell>
          <table:table-cell office:value-type="float" office:value="127.5" calcext:value-type="float">
            <text:p>127,5</text:p>
          </table:table-cell>
          <table:table-cell office:value-type="float" office:value="5" calcext:value-type="float">
            <text:p>5</text:p>
          </table:table-cell>
          <table:table-cell table:formula="of:=[.G74]-[.H74]" office:value-type="float" office:value="122.5" calcext:value-type="float">
            <text:p>122,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4]*[.$X$3]" office:value-type="float" office:value="2" calcext:value-type="float">
            <text:p>2</text:p>
          </table:table-cell>
          <table:table-cell table:formula="of:=[.H74]*[.K7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4]+[.N74]" office:value-type="float" office:value="20" calcext:value-type="float">
            <text:p>20</text:p>
          </table:table-cell>
          <table:table-cell office:value-type="float" office:value="0.43813086001805" calcext:value-type="float">
            <text:p>0,43813086001805</text:p>
          </table:table-cell>
          <table:table-cell table:formula="of:=[.P74]*[.$X$3]" office:value-type="float" office:value="1.84014961207581" calcext:value-type="float">
            <text:p>1,84014961207581</text:p>
          </table:table-cell>
          <table:table-cell table:formula="of:=[.N74]*[.Q74]" office:value-type="float" office:value="18.4014961207581" calcext:value-type="float">
            <text:p>18,4014961207581</text:p>
          </table:table-cell>
          <table:table-cell office:value-type="float" office:value="0.622443297126843" calcext:value-type="float">
            <text:p>0,622443297126843</text:p>
          </table:table-cell>
          <table:table-cell office:value-type="float" office:value="0.352145935950265" calcext:value-type="float">
            <text:p>0,352145935950265</text:p>
          </table:table-cell>
          <table:table-cell table:formula="of:=([.G74]+[.I74])/2-([.A74]+[.C74])/2"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75]-[.B75]" office:value-type="float" office:value="65" calcext:value-type="float">
            <text:p>65</text:p>
          </table:table-cell>
          <table:table-cell office:value-type="float" office:value="0.218021933339955" calcext:value-type="float">
            <text:p>0,218021933339955</text:p>
          </table:table-cell>
          <table:table-cell table:formula="of:=[.D75]*[.$X$3]" office:value-type="float" office:value="0.91569212002781" calcext:value-type="float">
            <text:p>0,91569212002781</text:p>
          </table:table-cell>
          <table:table-cell table:formula="of:=[.B75]*[.E75]" office:value-type="float" office:value="27.4707636008343" calcext:value-type="float">
            <text:p>27,4707636008343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G75]-[.H75]" office:value-type="float" office:value="121" calcext:value-type="float">
            <text:p>121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5]*[.$X$3]" office:value-type="float" office:value="2" calcext:value-type="float">
            <text:p>2</text:p>
          </table:table-cell>
          <table:table-cell table:formula="of:=[.H75]*[.K7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5]+[.N75]" office:value-type="float" office:value="20" calcext:value-type="float">
            <text:p>20</text:p>
          </table:table-cell>
          <table:table-cell office:value-type="float" office:value="0.416058464746593" calcext:value-type="float">
            <text:p>0,416058464746593</text:p>
          </table:table-cell>
          <table:table-cell table:formula="of:=[.P75]*[.$X$3]" office:value-type="float" office:value="1.74744555193569" calcext:value-type="float">
            <text:p>1,74744555193569</text:p>
          </table:table-cell>
          <table:table-cell table:formula="of:=[.N75]*[.Q75]" office:value-type="float" office:value="17.4744555193569" calcext:value-type="float">
            <text:p>17,4744555193569</text:p>
          </table:table-cell>
          <table:table-cell office:value-type="float" office:value="0.55167264595432" calcext:value-type="float">
            <text:p>0,55167264595432</text:p>
          </table:table-cell>
          <table:table-cell office:value-type="float" office:value="0.36402337209499" calcext:value-type="float">
            <text:p>0,36402337209499</text:p>
          </table:table-cell>
          <table:table-cell table:formula="of:=([.G75]+[.I75])/2-([.A75]+[.C75])/2" office:value-type="float" office:value="43.5" calcext:value-type="float">
            <text:p>43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76]-[.B76]" office:value-type="float" office:value="65" calcext:value-type="float">
            <text:p>65</text:p>
          </table:table-cell>
          <table:table-cell office:value-type="float" office:value="0.213960865809825" calcext:value-type="float">
            <text:p>0,213960865809825</text:p>
          </table:table-cell>
          <table:table-cell table:formula="of:=[.D76]*[.$X$3]" office:value-type="float" office:value="0.898635636401267" calcext:value-type="float">
            <text:p>0,898635636401267</text:p>
          </table:table-cell>
          <table:table-cell table:formula="of:=[.B76]*[.E76]" office:value-type="float" office:value="26.959069092038" calcext:value-type="float">
            <text:p>26,95906909203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formula="of:=[.G76]-[.H76]" office:value-type="float" office:value="120" calcext:value-type="float">
            <text:p>120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6]*[.$X$3]" office:value-type="float" office:value="2" calcext:value-type="float">
            <text:p>2</text:p>
          </table:table-cell>
          <table:table-cell table:formula="of:=[.H76]*[.K7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6]+[.N76]" office:value-type="float" office:value="20" calcext:value-type="float">
            <text:p>20</text:p>
          </table:table-cell>
          <table:table-cell office:value-type="float" office:value="0.403868883703648" calcext:value-type="float">
            <text:p>0,403868883703648</text:p>
          </table:table-cell>
          <table:table-cell table:formula="of:=[.P76]*[.$X$3]" office:value-type="float" office:value="1.69624931155532" calcext:value-type="float">
            <text:p>1,69624931155532</text:p>
          </table:table-cell>
          <table:table-cell table:formula="of:=[.N76]*[.Q76]" office:value-type="float" office:value="16.9624931155532" calcext:value-type="float">
            <text:p>16,9624931155532</text:p>
          </table:table-cell>
          <table:table-cell office:value-type="float" office:value="0.512576761419275" calcext:value-type="float">
            <text:p>0,512576761419275</text:p>
          </table:table-cell>
          <table:table-cell office:value-type="float" office:value="0.370932689324699" calcext:value-type="float">
            <text:p>0,370932689324699</text:p>
          </table:table-cell>
          <table:table-cell table:formula="of:=([.G76]+[.I76])/2-([.A76]+[.C76])/2" office:value-type="float" office:value="42.5" calcext:value-type="float">
            <text:p>42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77]-[.B77]" office:value-type="float" office:value="65" calcext:value-type="float">
            <text:p>65</text:p>
          </table:table-cell>
          <table:table-cell office:value-type="float" office:value="0.210422405171853" calcext:value-type="float">
            <text:p>0,210422405171853</text:p>
          </table:table-cell>
          <table:table-cell table:formula="of:=[.D77]*[.$X$3]" office:value-type="float" office:value="0.883774101721783" calcext:value-type="float">
            <text:p>0,883774101721783</text:p>
          </table:table-cell>
          <table:table-cell table:formula="of:=[.B77]*[.E77]" office:value-type="float" office:value="26.5132230516535" calcext:value-type="float">
            <text:p>26,513223051653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[.G77]-[.H77]" office:value-type="float" office:value="119" calcext:value-type="float">
            <text:p>119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7]*[.$X$3]" office:value-type="float" office:value="2" calcext:value-type="float">
            <text:p>2</text:p>
          </table:table-cell>
          <table:table-cell table:formula="of:=[.H77]*[.K7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7]+[.N77]" office:value-type="float" office:value="20" calcext:value-type="float">
            <text:p>20</text:p>
          </table:table-cell>
          <table:table-cell office:value-type="float" office:value="0.393247910002338" calcext:value-type="float">
            <text:p>0,393247910002338</text:p>
          </table:table-cell>
          <table:table-cell table:formula="of:=[.P77]*[.$X$3]" office:value-type="float" office:value="1.65164122200982" calcext:value-type="float">
            <text:p>1,65164122200982</text:p>
          </table:table-cell>
          <table:table-cell table:formula="of:=[.N77]*[.Q77]" office:value-type="float" office:value="16.5164122200982" calcext:value-type="float">
            <text:p>16,5164122200982</text:p>
          </table:table-cell>
          <table:table-cell office:value-type="float" office:value="0.47849391241118" calcext:value-type="float">
            <text:p>0,47849391241118</text:p>
          </table:table-cell>
          <table:table-cell office:value-type="float" office:value="0.377170288973085" calcext:value-type="float">
            <text:p>0,377170288973085</text:p>
          </table:table-cell>
          <table:table-cell table:formula="of:=([.G77]+[.I77])/2-([.A77]+[.C77])/2" office:value-type="float" office:value="41.5" calcext:value-type="float">
            <text:p>41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78]-[.B78]" office:value-type="float" office:value="65" calcext:value-type="float">
            <text:p>65</text:p>
          </table:table-cell>
          <table:table-cell office:value-type="float" office:value="0.226180666795967" calcext:value-type="float">
            <text:p>0,226180666795967</text:p>
          </table:table-cell>
          <table:table-cell table:formula="of:=[.D78]*[.$X$3]" office:value-type="float" office:value="0.949958800543063" calcext:value-type="float">
            <text:p>0,949958800543063</text:p>
          </table:table-cell>
          <table:table-cell table:formula="of:=[.B78]*[.E78]" office:value-type="float" office:value="28.4987640162919" calcext:value-type="float">
            <text:p>28,498764016291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[.G78]-[.H78]" office:value-type="float" office:value="123" calcext:value-type="float">
            <text:p>12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8]*[.$X$3]" office:value-type="float" office:value="2" calcext:value-type="float">
            <text:p>2</text:p>
          </table:table-cell>
          <table:table-cell table:formula="of:=[.H78]*[.K7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8]+[.N78]" office:value-type="float" office:value="20" calcext:value-type="float">
            <text:p>20</text:p>
          </table:table-cell>
          <table:table-cell office:value-type="float" office:value="0.44054506998451" calcext:value-type="float">
            <text:p>0,44054506998451</text:p>
          </table:table-cell>
          <table:table-cell table:formula="of:=[.P78]*[.$X$3]" office:value-type="float" office:value="1.85028929393494" calcext:value-type="float">
            <text:p>1,85028929393494</text:p>
          </table:table-cell>
          <table:table-cell table:formula="of:=[.N78]*[.Q78]" office:value-type="float" office:value="18.5028929393494" calcext:value-type="float">
            <text:p>18,5028929393494</text:p>
          </table:table-cell>
          <table:table-cell office:value-type="float" office:value="0.615514872062597" calcext:value-type="float">
            <text:p>0,615514872062597</text:p>
          </table:table-cell>
          <table:table-cell office:value-type="float" office:value="0.35089241043167" calcext:value-type="float">
            <text:p>0,35089241043167</text:p>
          </table:table-cell>
          <table:table-cell table:formula="of:=([.G78]+[.I78])/2-([.A78]+[.C78])/2" office:value-type="float" office:value="45.5" calcext:value-type="float">
            <text:p>45,5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[.A79]-[.B79]" office:value-type="float" office:value="65" calcext:value-type="float">
            <text:p>65</text:p>
          </table:table-cell>
          <table:table-cell office:value-type="float" office:value="0.221369887419113" calcext:value-type="float">
            <text:p>0,221369887419113</text:p>
          </table:table-cell>
          <table:table-cell table:formula="of:=[.D79]*[.$X$3]" office:value-type="float" office:value="0.929753527160273" calcext:value-type="float">
            <text:p>0,929753527160273</text:p>
          </table:table-cell>
          <table:table-cell table:formula="of:=[.B79]*[.E79]" office:value-type="float" office:value="27.8926058148082" calcext:value-type="float">
            <text:p>27,8926058148082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formula="of:=[.G79]-[.H79]" office:value-type="float" office:value="122" calcext:value-type="float">
            <text:p>122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79]*[.$X$3]" office:value-type="float" office:value="2" calcext:value-type="float">
            <text:p>2</text:p>
          </table:table-cell>
          <table:table-cell table:formula="of:=[.H79]*[.K7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79]+[.N79]" office:value-type="float" office:value="20" calcext:value-type="float">
            <text:p>20</text:p>
          </table:table-cell>
          <table:table-cell office:value-type="float" office:value="0.426105213416776" calcext:value-type="float">
            <text:p>0,426105213416776</text:p>
          </table:table-cell>
          <table:table-cell table:formula="of:=[.P79]*[.$X$3]" office:value-type="float" office:value="1.78964189635046" calcext:value-type="float">
            <text:p>1,78964189635046</text:p>
          </table:table-cell>
          <table:table-cell table:formula="of:=[.N79]*[.Q79]" office:value-type="float" office:value="17.8964189635046" calcext:value-type="float">
            <text:p>17,8964189635046</text:p>
          </table:table-cell>
          <table:table-cell office:value-type="float" office:value="0.569535780365085" calcext:value-type="float">
            <text:p>0,569535780365085</text:p>
          </table:table-cell>
          <table:table-cell office:value-type="float" office:value="0.358517955130998" calcext:value-type="float">
            <text:p>0,358517955130998</text:p>
          </table:table-cell>
          <table:table-cell table:formula="of:=([.G79]+[.I79])/2-([.A79]+[.C79])/2" office:value-type="float" office:value="44.5" calcext:value-type="float">
            <text:p>44,5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80]-[.B80]" office:value-type="float" office:value="62.5" calcext:value-type="float">
            <text:p>62,5</text:p>
          </table:table-cell>
          <table:table-cell office:value-type="float" office:value="0.197766029443782" calcext:value-type="float">
            <text:p>0,197766029443782</text:p>
          </table:table-cell>
          <table:table-cell table:formula="of:=[.D80]*[.$X$3]" office:value-type="float" office:value="0.830617323663883" calcext:value-type="float">
            <text:p>0,830617323663883</text:p>
          </table:table-cell>
          <table:table-cell table:formula="of:=[.B80]*[.E80]" office:value-type="float" office:value="24.9185197099165" calcext:value-type="float">
            <text:p>24,9185197099165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G80]-[.H80]" office:value-type="float" office:value="113" calcext:value-type="float">
            <text:p>113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80]*[.$X$3]" office:value-type="float" office:value="2" calcext:value-type="float">
            <text:p>2</text:p>
          </table:table-cell>
          <table:table-cell table:formula="of:=[.H80]*[.K8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80]+[.N80]" office:value-type="float" office:value="20" calcext:value-type="float">
            <text:p>20</text:p>
          </table:table-cell>
          <table:table-cell office:value-type="float" office:value="0.355259699767633" calcext:value-type="float">
            <text:p>0,355259699767633</text:p>
          </table:table-cell>
          <table:table-cell table:formula="of:=[.P80]*[.$X$3]" office:value-type="float" office:value="1.49209073902406" calcext:value-type="float">
            <text:p>1,49209073902406</text:p>
          </table:table-cell>
          <table:table-cell table:formula="of:=[.N80]*[.Q80]" office:value-type="float" office:value="14.9209073902406" calcext:value-type="float">
            <text:p>14,9209073902406</text:p>
          </table:table-cell>
          <table:table-cell office:value-type="float" office:value="0.361723402713524" calcext:value-type="float">
            <text:p>0,361723402713524</text:p>
          </table:table-cell>
          <table:table-cell office:value-type="float" office:value="0.401307947519067" calcext:value-type="float">
            <text:p>0,401307947519067</text:p>
          </table:table-cell>
          <table:table-cell table:formula="of:=([.G80]+[.I80])/2-([.A80]+[.C80])/2"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81]-[.B81]" office:value-type="float" office:value="62.5" calcext:value-type="float">
            <text:p>62,5</text:p>
          </table:table-cell>
          <table:table-cell office:value-type="float" office:value="0.199985956707538" calcext:value-type="float">
            <text:p>0,199985956707538</text:p>
          </table:table-cell>
          <table:table-cell table:formula="of:=[.D81]*[.$X$3]" office:value-type="float" office:value="0.83994101817166" calcext:value-type="float">
            <text:p>0,83994101817166</text:p>
          </table:table-cell>
          <table:table-cell table:formula="of:=[.B81]*[.E81]" office:value-type="float" office:value="25.1982305451498" calcext:value-type="float">
            <text:p>25,1982305451498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formula="of:=[.G81]-[.H81]" office:value-type="float" office:value="114" calcext:value-type="float">
            <text:p>114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81]*[.$X$3]" office:value-type="float" office:value="2" calcext:value-type="float">
            <text:p>2</text:p>
          </table:table-cell>
          <table:table-cell table:formula="of:=[.H81]*[.K8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81]+[.N81]" office:value-type="float" office:value="20" calcext:value-type="float">
            <text:p>20</text:p>
          </table:table-cell>
          <table:table-cell office:value-type="float" office:value="0.361922965916562" calcext:value-type="float">
            <text:p>0,361922965916562</text:p>
          </table:table-cell>
          <table:table-cell table:formula="of:=[.P81]*[.$X$3]" office:value-type="float" office:value="1.52007645684956" calcext:value-type="float">
            <text:p>1,52007645684956</text:p>
          </table:table-cell>
          <table:table-cell table:formula="of:=[.N81]*[.Q81]" office:value-type="float" office:value="15.2007645684956" calcext:value-type="float">
            <text:p>15,2007645684956</text:p>
          </table:table-cell>
          <table:table-cell office:value-type="float" office:value="0.383094192742044" calcext:value-type="float">
            <text:p>0,383094192742044</text:p>
          </table:table-cell>
          <table:table-cell office:value-type="float" office:value="0.396853262457543" calcext:value-type="float">
            <text:p>0,396853262457543</text:p>
          </table:table-cell>
          <table:table-cell table:formula="of:=([.G81]+[.I81])/2-([.A81]+[.C81])/2"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82]-[.B82]" office:value-type="float" office:value="62.5" calcext:value-type="float">
            <text:p>62,5</text:p>
          </table:table-cell>
          <table:table-cell office:value-type="float" office:value="0.202475854731617" calcext:value-type="float">
            <text:p>0,202475854731617</text:p>
          </table:table-cell>
          <table:table-cell table:formula="of:=[.D82]*[.$X$3]" office:value-type="float" office:value="0.85039858987279" calcext:value-type="float">
            <text:p>0,85039858987279</text:p>
          </table:table-cell>
          <table:table-cell table:formula="of:=[.B82]*[.E82]" office:value-type="float" office:value="25.5119576961837" calcext:value-type="float">
            <text:p>25,511957696183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G82]-[.H82]" office:value-type="float" office:value="115" calcext:value-type="float">
            <text:p>115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82]*[.$X$3]" office:value-type="float" office:value="2" calcext:value-type="float">
            <text:p>2</text:p>
          </table:table-cell>
          <table:table-cell table:formula="of:=[.H82]*[.K8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82]+[.N82]" office:value-type="float" office:value="20" calcext:value-type="float">
            <text:p>20</text:p>
          </table:table-cell>
          <table:table-cell office:value-type="float" office:value="0.3693963191873" calcext:value-type="float">
            <text:p>0,3693963191873</text:p>
          </table:table-cell>
          <table:table-cell table:formula="of:=[.P82]*[.$X$3]" office:value-type="float" office:value="1.55146454058666" calcext:value-type="float">
            <text:p>1,55146454058666</text:p>
          </table:table-cell>
          <table:table-cell table:formula="of:=[.N82]*[.Q82]" office:value-type="float" office:value="15.5146454058666" calcext:value-type="float">
            <text:p>15,5146454058666</text:p>
          </table:table-cell>
          <table:table-cell office:value-type="float" office:value="0.407016914362347" calcext:value-type="float">
            <text:p>0,407016914362347</text:p>
          </table:table-cell>
          <table:table-cell office:value-type="float" office:value="0.3919730551096" calcext:value-type="float">
            <text:p>0,3919730551096</text:p>
          </table:table-cell>
          <table:table-cell table:formula="of:=([.G82]+[.I82])/2-([.A82]+[.C82])/2"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30" calcext:value-type="float">
            <text:p>30</text:p>
          </table:table-cell>
          <table:table-cell table:formula="of:=[.A83]-[.B83]" office:value-type="float" office:value="62.5" calcext:value-type="float">
            <text:p>62,5</text:p>
          </table:table-cell>
          <table:table-cell office:value-type="float" office:value="0.205285166907276" calcext:value-type="float">
            <text:p>0,205285166907276</text:p>
          </table:table-cell>
          <table:table-cell table:formula="of:=[.D83]*[.$X$3]" office:value-type="float" office:value="0.86219770101056" calcext:value-type="float">
            <text:p>0,86219770101056</text:p>
          </table:table-cell>
          <table:table-cell table:formula="of:=[.B83]*[.E83]" office:value-type="float" office:value="25.8659310303168" calcext:value-type="float">
            <text:p>25,8659310303168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formula="of:=[.G83]-[.H83]" office:value-type="float" office:value="116" calcext:value-type="float">
            <text:p>116</text:p>
          </table:table-cell>
          <table:table-cell office:value-type="float" office:value="0.476190476190476" calcext:value-type="float">
            <text:p>0,476190476190476</text:p>
          </table:table-cell>
          <table:table-cell table:formula="of:=[.J83]*[.$X$3]" office:value-type="float" office:value="2" calcext:value-type="float">
            <text:p>2</text:p>
          </table:table-cell>
          <table:table-cell table:formula="of:=[.H83]*[.K8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M83]+[.N83]" office:value-type="float" office:value="20" calcext:value-type="float">
            <text:p>20</text:p>
          </table:table-cell>
          <table:table-cell office:value-type="float" office:value="0.377829428038231" calcext:value-type="float">
            <text:p>0,377829428038231</text:p>
          </table:table-cell>
          <table:table-cell table:formula="of:=[.P83]*[.$X$3]" office:value-type="float" office:value="1.58688359776057" calcext:value-type="float">
            <text:p>1,58688359776057</text:p>
          </table:table-cell>
          <table:table-cell table:formula="of:=[.N83]*[.Q83]" office:value-type="float" office:value="15.8688359776057" calcext:value-type="float">
            <text:p>15,8688359776057</text:p>
          </table:table-cell>
          <table:table-cell office:value-type="float" office:value="0.433977383637846" calcext:value-type="float">
            <text:p>0,433977383637846</text:p>
          </table:table-cell>
          <table:table-cell office:value-type="float" office:value="0.386608933128262" calcext:value-type="float">
            <text:p>0,386608933128262</text:p>
          </table:table-cell>
          <table:table-cell table:formula="of:=([.G83]+[.I83])/2-([.A83]+[.C83])/2" office:value-type="float" office:value="41" calcext:value-type="float">
            <text:p>4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JhengHei" style:font-size-asian="10pt" style:language-asian="zh" style:country-asian="TW" style:font-name-complex="Arial Unicode M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 %</number:text>
    </number:percentage-style>
    <number:number-style style:name="N115">
      <number:number number:decimal-places="1" number:min-decimal-places="1" number:min-integer-digits="1" number:grouping="true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5">
      <number:day number:style="long"/>
      <number:text>. </number:text>
      <number:month number:textual="true"/>
      <number:text> </number:text>
      <number:year/>
    </number:date-style>
    <number:date-style style:name="N126">
      <number:day number:style="long"/>
      <number:text>. </number:text>
      <number:month number:textual="true"/>
    </number:date-style>
    <number:date-style style:name="N127">
      <number:month number:textual="true"/>
      <number:text> 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.00.0000</text:date>, <text:time style:data-style-name="N2" text:time-value="10:41:13.41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4T12:11:23.771000000</dc:date>
    <meta:editing-duration>PT2H19M53S</meta:editing-duration>
    <meta:editing-cycles>15</meta:editing-cycles>
    <meta:generator>LibreOffice/7.5.3.2$Windows_X86_64 LibreOffice_project/9f56dff12ba03b9acd7730a5a481eea045e468f3</meta:generator>
    <meta:document-statistic meta:table-count="1" meta:cell-count="1726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column-mapping="0" chart:style-name="ch1">
        <chart:legend chart:legend-position="end" svg:x="9.845cm" svg:y="1.894cm" style:legend-expansion="high" chart:style-name="ch2"/>
        <chart:plot-area chart:style-name="ch3" table:cell-range-address="Daten_AWT_IGTE.A3:Daten_AWT_IGTE.A83 Daten_AWT_IGTE.C3:Daten_AWT_IGTE.C83" chart:data-source-has-labels="both" svg:x="0.23cm" svg:y="0.097cm" svg:width="9.385cm" svg:height="4.69cm">
          <chart:coordinate-region svg:x="1.037cm" svg:y="0.297cm" svg:width="8.391cm" svg:height="3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A4:Daten_AWT_IGTE.A83" chart:label-cell-address="Daten_AWT_IGTE.A3:Daten_AWT_IGTE.A3" chart:class="chart:scatter">
            <chart:domain table:cell-range-address="Daten_AWT_IGTE.A4:Daten_AWT_IGTE.A83"/>
            <chart:data-point chart:repeated="80"/>
          </chart:series>
          <chart:series chart:style-name="ch8" chart:values-cell-range-address="Daten_AWT_IGTE.C4:Daten_AWT_IGTE.C83" chart:label-cell-address="Daten_AWT_IGTE.C3:Daten_AWT_IGTE.C3" chart:class="chart:scatte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_fwvl</text:p>
                <draw:g>
                  <svg:desc>Daten_AWT_IGTE.A3:Daten_AWT_IGTE.A3</svg:desc>
                </draw:g>
              </table:table-cell>
              <table:table-cell office:value-type="string">
                <text:p>t_fwrl</text:p>
                <draw:g>
                  <svg:desc>Daten_AWT_IGTE.C3:Daten_AWT_IGTE.C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65">
                <text:p>65</text:p>
                <draw:g>
                  <svg:desc>Daten_AWT_IGTE.C4:Daten_AWT_IGTE.C83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92.5">
                <text:p>92.5</text:p>
              </table:table-cell>
              <table:table-cell office:value-type="float" office:value="62.5">
                <text:p>6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column-mapping="0" chart:style-name="ch1">
        <chart:legend chart:legend-position="end" svg:x="9.554cm" svg:y="2.143cm" style:legend-expansion="high" chart:style-name="ch2"/>
        <chart:plot-area chart:style-name="ch3" table:cell-range-address="Daten_AWT_IGTE.A4:Daten_AWT_IGTE.A83 Daten_AWT_IGTE.Q3:Daten_AWT_IGTE.Q83" chart:data-source-has-labels="both" svg:x="0.23cm" svg:y="0.097cm" svg:width="9.094cm" svg:height="4.69cm">
          <chart:coordinate-region svg:x="0.957cm" svg:y="0.297cm" svg:width="8.18cm" svg:height="3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Q4:Daten_AWT_IGTE.Q83" chart:label-cell-address="Daten_AWT_IGTE.Q3:Daten_AWT_IGTE.Q3" chart:class="chart:scatter">
            <chart:domain table:cell-range-address="Daten_AWT_IGTE.A4:Daten_AWT_IGTE.A83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dot_rk</text:p>
                <draw:g>
                  <svg:desc>Daten_AWT_IGTE.Q3:Daten_AWT_IGTE.Q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1.61244144141391">
                <text:p>1.61244144141391</text:p>
                <draw:g>
                  <svg:desc>Daten_AWT_IGTE.Q4:Daten_AWT_IGTE.Q83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58551107306597">
                <text:p>1.5855110730659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54624292719377">
                <text:p>1.5462429271937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511745650859">
                <text:p>1.51174565085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48121989260794">
                <text:p>1.481219892607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45402470141334">
                <text:p>1.4540247014133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42970297601077">
                <text:p>1.4297029760107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40775913317525">
                <text:p>1.4077591331752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38790558826576">
                <text:p>1.3879055882657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3698862205952">
                <text:p>1.369886220595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35347237383758">
                <text:p>1.3534723738375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33847190083494">
                <text:p>1.338471900834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32473390052831">
                <text:p>1.3247339005283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31212122660992">
                <text:p>1.3121212266099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3005239921531">
                <text:p>1.300523992153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8984478768843">
                <text:p>1.2898447876884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8001574373509">
                <text:p>1.2800157437350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7092807843183">
                <text:p>1.2709280784318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6254580345283">
                <text:p>1.2625458034528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5481880870202">
                <text:p>1.2548188087020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4769232120899">
                <text:p>1.2476923212089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4113127422365">
                <text:p>1.241131274223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3509733910757">
                <text:p>1.2350973391075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22956425579697">
                <text:p>1.2295642557969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0701786611392">
                <text:p>1.2070178661139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1241479334686">
                <text:p>1.2124147933468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1830403590137">
                <text:p>1.2183040359013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247176089163">
                <text:p>1.224717608916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3169352301359">
                <text:p>1.2316935230135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3926402294377">
                <text:p>1.2392640229437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474918830168">
                <text:p>1.247491883016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56408642705">
                <text:p>1.25640864270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6610646056878">
                <text:p>1.2661064605687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7664856875792">
                <text:p>1.2766485687579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28812385011965">
                <text:p>1.288123850119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30063393851565">
                <text:p>1.300633938515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31429989610259">
                <text:p>1.3142998961025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32927013374456">
                <text:p>1.3292701337445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3457062322222">
                <text:p>1.345706232222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36381666139482">
                <text:p>1.3638166613948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38384626436002">
                <text:p>1.3838462643600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40609464743461">
                <text:p>1.40609464743461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43087967692145">
                <text:p>1.4308796769214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45875453379104">
                <text:p>1.4587545337910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34104353908637">
                <text:p>1.3410435390863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32278842724736">
                <text:p>1.3227884272473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30629547062462">
                <text:p>1.3062954706246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9133092282079">
                <text:p>1.2913309228207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7770948882263">
                <text:p>1.2777094888226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6527933598467">
                <text:p>1.2652793359846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5390828995521">
                <text:p>1.2539082899552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4348981453636">
                <text:p>1.2434898145363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3392630698188">
                <text:p>1.23392630698188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2515540106526">
                <text:p>1.2251554010652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170731017744">
                <text:p>1.217073101774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0964346274556">
                <text:p>1.2096434627455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20282006305949">
                <text:p>1.2028200630594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19655067079934">
                <text:p>1.1965506707993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19080111218634">
                <text:p>1.1908011121863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18553848052112">
                <text:p>1.1855384805211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.18073487476689">
                <text:p>1.1807348747668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18161279679718">
                <text:p>1.18161279679718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18592371837349">
                <text:p>1.1859237183734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19067326440448">
                <text:p>1.19067326440448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19588505740114">
                <text:p>1.19588505740114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20158563285096">
                <text:p>1.20158563285096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20780821225172">
                <text:p>1.20780821225172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21458618197843">
                <text:p>1.21458618197843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2219753123924">
                <text:p>1.2219753123924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.2300164782692">
                <text:p>1.230016478269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84014961207581">
                <text:p>1.8401496120758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74744555193569">
                <text:p>1.7474455519356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69624931155532">
                <text:p>1.6962493115553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65164122200982">
                <text:p>1.6516412220098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85028929393494">
                <text:p>1.850289293934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.78964189635046">
                <text:p>1.7896418963504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49209073902406">
                <text:p>1.4920907390240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52007645684956">
                <text:p>1.5200764568495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55146454058666">
                <text:p>1.5514645405866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.58688359776057">
                <text:p>1.586883597760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column-mapping="0" chart:style-name="ch1">
        <chart:legend chart:legend-position="end" svg:x="9.607cm" svg:y="2.143cm" style:legend-expansion="high" chart:style-name="ch2"/>
        <chart:plot-area chart:style-name="ch3" table:cell-range-address="Daten_AWT_IGTE.A4:Daten_AWT_IGTE.A83 Daten_AWT_IGTE.R3:Daten_AWT_IGTE.R83" chart:data-source-has-labels="both" svg:x="0.23cm" svg:y="0.097cm" svg:width="9.147cm" svg:height="4.69cm">
          <chart:coordinate-region svg:x="0.851cm" svg:y="0.296cm" svg:width="8.339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R4:Daten_AWT_IGTE.R83" chart:label-cell-address="Daten_AWT_IGTE.R3:Daten_AWT_IGTE.R3" chart:class="chart:scatter">
            <chart:domain table:cell-range-address="Daten_AWT_IGTE.A4:Daten_AWT_IGTE.A83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dot_rk</text:p>
                <draw:g>
                  <svg:desc>Daten_AWT_IGTE.R3:Daten_AWT_IGTE.R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16.1244144141391">
                <text:p>16.1244144141391</text:p>
                <draw:g>
                  <svg:desc>Daten_AWT_IGTE.R4:Daten_AWT_IGTE.R83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5.8551107306597">
                <text:p>15.855110730659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5.4624292719377">
                <text:p>15.462429271937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5.11745650859">
                <text:p>15.1174565085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4.8121989260794">
                <text:p>14.81219892607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4.5402470141334">
                <text:p>14.540247014133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4.2970297601077">
                <text:p>14.297029760107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4.0775913317525">
                <text:p>14.077591331752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3.8790558826576">
                <text:p>13.879055882657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3.698862205952">
                <text:p>13.69886220595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3.5347237383758">
                <text:p>13.534723738375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3.3847190083494">
                <text:p>13.38471900834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3.2473390052831">
                <text:p>13.247339005283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3.1212122660992">
                <text:p>13.121212266099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3.005239921531">
                <text:p>13.00523992153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8984478768843">
                <text:p>12.898447876884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8001574373509">
                <text:p>12.800157437350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7092807843183">
                <text:p>12.709280784318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6254580345283">
                <text:p>12.625458034528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5481880870202">
                <text:p>12.548188087020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4769232120899">
                <text:p>12.476923212089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4113127422365">
                <text:p>12.41131274223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3509733910757">
                <text:p>12.350973391075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2.2956425579697">
                <text:p>12.295642557969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0701786611392">
                <text:p>12.070178661139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1241479334686">
                <text:p>12.124147933468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1830403590137">
                <text:p>12.183040359013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247176089163">
                <text:p>12.24717608916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3169352301359">
                <text:p>12.316935230135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3926402294377">
                <text:p>12.392640229437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474918830168">
                <text:p>12.47491883016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56408642705">
                <text:p>12.5640864270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6610646056878">
                <text:p>12.661064605687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7664856875792">
                <text:p>12.766485687579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2.8812385011965">
                <text:p>12.88123850119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3.0063393851565">
                <text:p>13.00633938515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3.1429989610259">
                <text:p>13.142998961025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3.2927013374456">
                <text:p>13.292701337445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3.457062322222">
                <text:p>13.45706232222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3.6381666139482">
                <text:p>13.638166613948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3.8384626436002">
                <text:p>13.838462643600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4.0609464743461">
                <text:p>14.0609464743461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4.3087967692145">
                <text:p>14.308796769214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4.5875453379104">
                <text:p>14.587545337910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3.4104353908637">
                <text:p>13.410435390863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3.2278842724736">
                <text:p>13.227884272473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3.0629547062462">
                <text:p>13.062954706246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9133092282079">
                <text:p>12.913309228207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7770948882263">
                <text:p>12.777094888226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6527933598467">
                <text:p>12.652793359846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5390828995521">
                <text:p>12.539082899552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4348981453636">
                <text:p>12.434898145363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3392630698188">
                <text:p>12.3392630698188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2515540106526">
                <text:p>12.251554010652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170731017744">
                <text:p>12.17073101774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0964346274556">
                <text:p>12.096434627455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2.0282006305949">
                <text:p>12.028200630594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1.9655067079934">
                <text:p>11.965506707993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1.9080111218634">
                <text:p>11.908011121863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1.8553848052112">
                <text:p>11.855384805211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1.8073487476689">
                <text:p>11.807348747668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1.8161279679718">
                <text:p>11.8161279679718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1.8592371837349">
                <text:p>11.859237183734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1.9067326440448">
                <text:p>11.9067326440448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1.9588505740114">
                <text:p>11.9588505740114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2.0158563285096">
                <text:p>12.0158563285096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2.0780821225172">
                <text:p>12.0780821225172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2.1458618197843">
                <text:p>12.1458618197843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2.219753123924">
                <text:p>12.219753123924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2.300164782692">
                <text:p>12.30016478269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8.4014961207581">
                <text:p>18.401496120758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7.4744555193569">
                <text:p>17.474455519356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6.9624931155532">
                <text:p>16.962493115553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6.5164122200982">
                <text:p>16.516412220098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8.5028929393494">
                <text:p>18.50289293934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7.8964189635046">
                <text:p>17.896418963504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4.9209073902406">
                <text:p>14.920907390240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5.2007645684956">
                <text:p>15.200764568495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5.5146454058666">
                <text:p>15.514645405866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5.8688359776057">
                <text:p>15.86883597760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column-mapping="0" chart:style-name="ch1">
        <chart:legend chart:legend-position="end" svg:x="9.501cm" svg:y="2.143cm" style:legend-expansion="high" chart:style-name="ch2"/>
        <chart:plot-area chart:style-name="ch3" table:cell-range-address="Daten_AWT_IGTE.A4:Daten_AWT_IGTE.A83 Daten_AWT_IGTE.E3:Daten_AWT_IGTE.E83" chart:data-source-has-labels="both" svg:x="0.23cm" svg:y="0.097cm" svg:width="9.041cm" svg:height="4.69cm">
          <chart:coordinate-region svg:x="0.957cm" svg:y="0.297cm" svg:width="8.127cm" svg:height="3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E4:Daten_AWT_IGTE.E83" chart:label-cell-address="Daten_AWT_IGTE.E3:Daten_AWT_IGTE.E3" chart:class="chart:scatter">
            <chart:domain table:cell-range-address="Daten_AWT_IGTE.A4:Daten_AWT_IGTE.A83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dot_fw</text:p>
                <draw:g>
                  <svg:desc>Daten_AWT_IGTE.E3:Daten_AWT_IGTE.E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0.87071435207311">
                <text:p>0.87071435207311</text:p>
                <draw:g>
                  <svg:desc>Daten_AWT_IGTE.E4:Daten_AWT_IGTE.E83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6173555658414">
                <text:p>0.8617355565841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48653179001333">
                <text:p>0.84865317900133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37159649700513">
                <text:p>0.83715964970051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2699038909073">
                <text:p>0.8269903890907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17930170371507">
                <text:p>0.81793017037150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0982726743929">
                <text:p>0.8098272674392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02517176684807">
                <text:p>0.80251717668480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9590231114134">
                <text:p>0.7959023111413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898990951991">
                <text:p>0.789899095199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8443080425669">
                <text:p>0.7844308042566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7943337721362">
                <text:p>0.7794333772136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74856575504927">
                <text:p>0.77485657550492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7065469315053">
                <text:p>0.7706546931505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6679110035391">
                <text:p>0.7667911003539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6323343019826">
                <text:p>0.7632334301982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59958950509003">
                <text:p>0.75995895050900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56931282902667">
                <text:p>0.75693128290266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5413906737758">
                <text:p>0.7541390673775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51564966553133">
                <text:p>0.75156496655313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49190750530604">
                <text:p>0.74919075053060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47005476549584">
                <text:p>0.74700547654958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44995212785377">
                <text:p>0.74499521278537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743152135602587">
                <text:p>0.74315213560258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35639101653947">
                <text:p>0.73563910165394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37436880569117">
                <text:p>0.73743688056911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39398708929993">
                <text:p>0.73939870892999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41535215095513">
                <text:p>0.74153521509551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43859177553997">
                <text:p>0.74385917755399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4638123996986">
                <text:p>0.7463812399698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49122094140277">
                <text:p>0.74912209414027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5209259700137">
                <text:p>0.7520925970013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5532339510884">
                <text:p>0.7553233951088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58835341884323">
                <text:p>0.75883534188432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6265832845304">
                <text:p>0.7626583284530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66826061369067">
                <text:p>0.76682606136906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7137868888903">
                <text:p>0.7713786888890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76366359744663">
                <text:p>0.77636635974466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81842092744673">
                <text:p>0.78184209274467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8787567563274">
                <text:p>0.7878756756327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794548640533797">
                <text:p>0.79454864053379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801960819203523">
                <text:p>0.80196081920352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810218100186803">
                <text:p>0.81021810018680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819504792221057">
                <text:p>0.81950479222105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8028750778146">
                <text:p>0.7802875077814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74205683047543">
                <text:p>0.77420568304754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68710986074553">
                <text:p>0.76871098607455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6372568749018">
                <text:p>0.76372568749018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59187540221983">
                <text:p>0.75918754022198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55046460224837">
                <text:p>0.75504646022483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5125803701555">
                <text:p>0.7512580370155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47787165330117">
                <text:p>0.74778716533011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4460109135074">
                <text:p>0.7446010913507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4167918240794">
                <text:p>0.7416791824079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3898662433012">
                <text:p>0.7389866243301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3651152948439">
                <text:p>0.7365115294843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34238434736477">
                <text:p>0.73423843473647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3214989264673">
                <text:p>0.7321498926467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3023462630318">
                <text:p>0.73023462630318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2848166715457">
                <text:p>0.7284816671545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72688135763455">
                <text:p>0.7268813576345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2717582554973">
                <text:p>0.72717582554973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28611783357967">
                <text:p>0.728611783357967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3019389744553">
                <text:p>0.73019389744553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31930021739883">
                <text:p>0.731930021739883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3382902429386">
                <text:p>0.73382902429386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35902001579347">
                <text:p>0.735902001579347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3816003355514">
                <text:p>0.73816003355514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40621805946637">
                <text:p>0.740621805946637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74330030668159">
                <text:p>0.7433003066815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4657725477886">
                <text:p>0.9465772547788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1569212002781">
                <text:p>0.9156921200278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98635636401267">
                <text:p>0.89863563640126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883774101721783">
                <text:p>0.88377410172178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49958800543063">
                <text:p>0.94995880054306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29753527160273">
                <text:p>0.92975352716027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830617323663883">
                <text:p>0.83061732366388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83994101817166">
                <text:p>0.8399410181716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85039858987279">
                <text:p>0.8503985898727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86219770101056">
                <text:p>0.86219770101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5.435cm" xlink:href=".." xlink:type="simple" chart:class="chart:scatter" chart:column-mapping="0 1" chart:style-name="ch1">
        <chart:legend chart:legend-position="end" svg:x="9.829cm" svg:y="2.169cm" style:legend-expansion="high" chart:style-name="ch2"/>
        <chart:plot-area chart:style-name="ch3" table:cell-range-address="Daten_AWT_IGTE.A4:Daten_AWT_IGTE.A83 Daten_AWT_IGTE.G3:Daten_AWT_IGTE.G83 Daten_AWT_IGTE.I3:Daten_AWT_IGTE.I83" chart:data-source-has-labels="both" svg:x="0.231cm" svg:y="0.108cm" svg:width="9.367cm" svg:height="5.219cm">
          <chart:coordinate-region svg:x="1.039cm" svg:y="0.307cm" svg:width="8.373cm" svg:height="4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G4:Daten_AWT_IGTE.G83" chart:label-cell-address="Daten_AWT_IGTE.G3:Daten_AWT_IGTE.G3" chart:class="chart:scatter">
            <chart:domain table:cell-range-address="Daten_AWT_IGTE.A4:Daten_AWT_IGTE.A83"/>
            <chart:data-point chart:repeated="80"/>
          </chart:series>
          <chart:series chart:style-name="ch8" chart:values-cell-range-address="Daten_AWT_IGTE.I4:Daten_AWT_IGTE.I83" chart:label-cell-address="Daten_AWT_IGTE.I3:Daten_AWT_IGTE.I3" chart:class="chart:scatte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_wvvl</text:p>
                <draw:g>
                  <svg:desc>Daten_AWT_IGTE.G3:Daten_AWT_IGTE.G3</svg:desc>
                </draw:g>
              </table:table-cell>
              <table:table-cell office:value-type="string">
                <text:p>t_wvrl</text:p>
                <draw:g>
                  <svg:desc>Daten_AWT_IGTE.I3:Daten_AWT_IGTE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123">
                <text:p>123</text:p>
                <draw:g>
                  <svg:desc>Daten_AWT_IGTE.G4:Daten_AWT_IGTE.G83</svg:desc>
                </draw:g>
              </table:table-cell>
              <table:table-cell office:value-type="float" office:value="118">
                <text:p>118</text:p>
                <draw:g>
                  <svg:desc>Daten_AWT_IGTE.I4:Daten_AWT_IGTE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5">
                <text:p>92.5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5">
                <text:p>92.5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.5">
                <text:p>92.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5">
                <text:p>92.5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5">
                <text:p>92.5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.5">
                <text:p>92.5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.5">
                <text:p>92.5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5">
                <text:p>92.5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5">
                <text:p>92.5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5">
                <text:p>92.5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.5">
                <text:p>92.5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5">
                <text:p>92.5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5">
                <text:p>92.5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5">
                <text:p>92.5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5">
                <text:p>92.5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5">
                <text:p>92.5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.5">
                <text:p>92.5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5">
                <text:p>92.5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5">
                <text:p>92.5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.5">
                <text:p>92.5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5">
                <text:p>87.5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5">
                <text:p>87.5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5">
                <text:p>87.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.5">
                <text:p>87.5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.5">
                <text:p>87.5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5">
                <text:p>87.5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.5">
                <text:p>87.5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.5">
                <text:p>87.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5">
                <text:p>87.5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127.5">
                <text:p>127.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.5">
                <text:p>92.5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.5">
                <text:p>92.5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.5">
                <text:p>92.5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.5">
                <text:p>92.5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column-mapping="0" chart:style-name="ch1">
        <chart:legend chart:legend-position="end" svg:x="10.189cm" svg:y="2.143cm" style:legend-expansion="high" chart:style-name="ch2"/>
        <chart:plot-area chart:style-name="ch3" table:cell-range-address="Daten_AWT_IGTE.A4:Daten_AWT_IGTE.A83 Daten_AWT_IGTE.T3:Daten_AWT_IGTE.T83" chart:data-source-has-labels="both" svg:x="0.23cm" svg:y="0.097cm" svg:width="9.729cm" svg:height="4.69cm">
          <chart:coordinate-region svg:x="0.958cm" svg:y="0.296cm" svg:width="8.815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T4:Daten_AWT_IGTE.T83" chart:label-cell-address="Daten_AWT_IGTE.T3:Daten_AWT_IGTE.T3" chart:class="chart:scatter">
            <chart:domain table:cell-range-address="Daten_AWT_IGTE.A4:Daten_AWT_IGTE.A83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op</text:p>
                <draw:g>
                  <svg:desc>Daten_AWT_IGTE.T3:Daten_AWT_IGTE.T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0.382827425021409">
                <text:p>0.382827425021409</text:p>
                <draw:g>
                  <svg:desc>Daten_AWT_IGTE.T4:Daten_AWT_IGTE.T83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8681626954636">
                <text:p>0.3868162695463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92779219569517">
                <text:p>0.39277921956951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98171762641189">
                <text:p>0.39817176264118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03067965154747">
                <text:p>0.40306796515474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07532752070916">
                <text:p>0.40753275207091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11610409695574">
                <text:p>0.41161040969557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1535974932067">
                <text:p>0.4153597493206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18811867571194">
                <text:p>0.4188118675711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21994828655064">
                <text:p>0.42199482865506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24936567412332">
                <text:p>0.42493656741233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27661097251134">
                <text:p>0.42766109725113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30187138976166">
                <text:p>0.43018713897616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32532671630955">
                <text:p>0.43253267163095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34712052838752">
                <text:p>0.43471205283875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36738381921696">
                <text:p>0.43673838192169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38620182195466">
                <text:p>0.43862018219546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40374629589986">
                <text:p>0.44037462958998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42005125781982">
                <text:p>0.44200512578198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4351898793538">
                <text:p>0.4435189879353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44924517684255">
                <text:p>0.44492451768425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46226090433766">
                <text:p>0.44622609043376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47430168157822">
                <text:p>0.44743016815782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44853983103076">
                <text:p>0.4485398310307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53120738938286">
                <text:p>0.45312073893828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52016087229165">
                <text:p>0.4520160872291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50816764091608">
                <text:p>0.45081676409160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49517873929155">
                <text:p>0.44951787392915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48113491628108">
                <text:p>0.44811349162810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46599292000954">
                <text:p>0.44659929200095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44965294630485">
                <text:p>0.44496529463048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43207837256143">
                <text:p>0.44320783725614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41312073069446">
                <text:p>0.44131207306944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39269647754688">
                <text:p>0.43926964775468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37067715512214">
                <text:p>0.43706771551221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34692233514091">
                <text:p>0.434692233514091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32126707847494">
                <text:p>0.43212670784749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29350562591303">
                <text:p>0.42935056259130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26343549965644">
                <text:p>0.42634354996564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23078594304405">
                <text:p>0.42307859430440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19525396342498">
                <text:p>0.41952539634249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15647903677373">
                <text:p>0.41564790367737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11411857198056">
                <text:p>0.41141185719805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06749706038837">
                <text:p>0.40674970603883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27192964143534">
                <text:p>0.42719296414353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3054880716093">
                <text:p>0.4305488071609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33626342502936">
                <text:p>0.43362634250293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36456883398491">
                <text:p>0.43645688339849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39065864062875">
                <text:p>0.43906586406287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41473936893995">
                <text:p>0.44147393689399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43700189428302">
                <text:p>0.44370018942830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45759634275321">
                <text:p>0.44575963427532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47666995395683">
                <text:p>0.44766699539568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49430618035053">
                <text:p>0.44943061803505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1068155171949">
                <text:p>0.45106815517194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2583999013145">
                <text:p>0.45258399901314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398513284444">
                <text:p>0.4539851328444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5280177844907">
                <text:p>0.45528017784490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6474291038262">
                <text:p>0.45647429103826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7572713717456">
                <text:p>0.45757271371745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458580110539747">
                <text:p>0.458580110539747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8394409744493">
                <text:p>0.458394409744493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749099993565">
                <text:p>0.4574909999356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6499752325305">
                <text:p>0.45649975232530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5416943468122">
                <text:p>0.455416943468122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4238415622889">
                <text:p>0.45423841562288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2958862209851">
                <text:p>0.452958862209851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1573260784559">
                <text:p>0.45157326078455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50072264490348">
                <text:p>0.450072264490348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0.448450418137826">
                <text:p>0.44845041813782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52145935950265">
                <text:p>0.35214593595026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6402337209499">
                <text:p>0.3640233720949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70932689324699">
                <text:p>0.37093268932469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77170288973085">
                <text:p>0.37717028897308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5089241043167">
                <text:p>0.3508924104316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358517955130998">
                <text:p>0.35851795513099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401307947519067">
                <text:p>0.40130794751906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396853262457543">
                <text:p>0.39685326245754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3919730551096">
                <text:p>0.391973055109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0.386608933128262">
                <text:p>0.3866089331282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column-mapping="0" chart:style-name="ch1">
        <chart:legend chart:legend-position="end" svg:x="9.422cm" svg:y="2.143cm" style:legend-expansion="high" chart:style-name="ch2"/>
        <chart:plot-area chart:style-name="ch3" table:cell-range-address="Daten_AWT_IGTE.A4:Daten_AWT_IGTE.A83 Daten_AWT_IGTE.K3:Daten_AWT_IGTE.K83" chart:data-source-has-labels="both" svg:x="0.23cm" svg:y="0.097cm" svg:width="8.962cm" svg:height="4.69cm">
          <chart:coordinate-region svg:x="0.957cm" svg:y="0.297cm" svg:width="8.048cm" svg:height="3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K4:Daten_AWT_IGTE.K83" chart:label-cell-address="Daten_AWT_IGTE.K3:Daten_AWT_IGTE.K3" chart:class="chart:scatter">
            <chart:domain table:cell-range-address="Daten_AWT_IGTE.A4:Daten_AWT_IGTE.A83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dot_wv</text:p>
                <draw:g>
                  <svg:desc>Daten_AWT_IGTE.K3:Daten_AWT_IGTE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2">
                <text:p>2</text:p>
                <draw:g>
                  <svg:desc>Daten_AWT_IGTE.K4:Daten_AWT_IGTE.K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5">
                <text:p>87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.5">
                <text:p>92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9cm" svg:height="4.889cm" xlink:href=".." xlink:type="simple" chart:class="chart:scatter" chart:column-mapping="0" chart:style-name="ch1">
        <chart:legend chart:legend-position="end" svg:x="9.544cm" svg:y="2.145cm" style:legend-expansion="high" chart:style-name="ch2"/>
        <chart:plot-area chart:style-name="ch3" table:cell-range-address="Daten_AWT_IGTE.A4:Daten_AWT_IGTE.A83 Daten_AWT_IGTE.F3:Daten_AWT_IGTE.F83" chart:data-source-has-labels="both" svg:x="0.229cm" svg:y="0.097cm" svg:width="9.086cm" svg:height="4.695cm">
          <chart:coordinate-region svg:x="0.851cm" svg:y="0.297cm" svg:width="8.278cm" svg:height="3.8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F4:Daten_AWT_IGTE.F83" chart:label-cell-address="Daten_AWT_IGTE.F3:Daten_AWT_IGTE.F3" chart:class="chart:scatter">
            <chart:domain table:cell-range-address="Daten_AWT_IGTE.A4:Daten_AWT_IGTE.A83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dot_fw</text:p>
                <draw:g>
                  <svg:desc>Daten_AWT_IGTE.F3:Daten_AWT_IGTE.F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26.1214305621933">
                <text:p>26.1214305621933</text:p>
                <draw:g>
                  <svg:desc>Daten_AWT_IGTE.F4:Daten_AWT_IGTE.F83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5.8520666975242">
                <text:p>25.852066697524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5.45959537004">
                <text:p>25.4595953700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5.1147894910154">
                <text:p>25.114789491015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4.8097116727219">
                <text:p>24.809711672721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4.5379051111452">
                <text:p>24.537905111145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4.2948180231787">
                <text:p>24.294818023178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4.0755153005442">
                <text:p>24.075515300544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3.8770693342402">
                <text:p>23.877069334240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3.696972855973">
                <text:p>23.69697285597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3.5329241277007">
                <text:p>23.532924127700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3.3830013164086">
                <text:p>23.383001316408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3.2456972651478">
                <text:p>23.245697265147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3.1196407945159">
                <text:p>23.119640794515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3.0037330106173">
                <text:p>23.003733010617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8970029059478">
                <text:p>22.897002905947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7987685152701">
                <text:p>22.798768515270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70793848708">
                <text:p>22.7079384870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6241720213274">
                <text:p>22.624172021327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546948996594">
                <text:p>22.5469489965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4757225159181">
                <text:p>22.4757225159181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4101642964875">
                <text:p>22.410164296487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3498563835613">
                <text:p>22.349856383561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2.2945640680776">
                <text:p>22.2945640680776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0691730496184">
                <text:p>22.069173049618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1231064170735">
                <text:p>22.123106417073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1819612678998">
                <text:p>22.181961267899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2460564528654">
                <text:p>22.2460564528654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3157753266199">
                <text:p>22.315775326619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3914371990958">
                <text:p>22.391437199095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4736628242083">
                <text:p>22.4736628242083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5627779100411">
                <text:p>22.5627779100411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6597018532652">
                <text:p>22.659701853265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7650602565297">
                <text:p>22.765060256529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2.8797498535912">
                <text:p>22.879749853591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3.004781841072">
                <text:p>23.00478184107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3.1413606666709">
                <text:p>23.141360666670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3.2909907923399">
                <text:p>23.290990792339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3.4552627823402">
                <text:p>23.455262782340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3.6362702689822">
                <text:p>23.636270268982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3.8364592160139">
                <text:p>23.8364592160139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4.0588245761057">
                <text:p>24.058824576105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4.3065430056041">
                <text:p>24.3065430056041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4.5851437666317">
                <text:p>24.585143766631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3.4086252334438">
                <text:p>23.4086252334438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3.2261704914263">
                <text:p>23.226170491426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3.0613295822366">
                <text:p>23.061329582236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9117706247054">
                <text:p>22.911770624705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7756262066595">
                <text:p>22.775626206659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6513938067451">
                <text:p>22.651393806745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5377411104665">
                <text:p>22.537741110466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4336149599035">
                <text:p>22.433614959903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3380327405222">
                <text:p>22.338032740522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2503754722382">
                <text:p>22.250375472238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1695987299036">
                <text:p>22.169598729903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0953458845317">
                <text:p>22.095345884531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2.0271530420943">
                <text:p>22.0271530420943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1.9644967794019">
                <text:p>21.964496779401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1.9070387890954">
                <text:p>21.907038789095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1.8544500146371">
                <text:p>21.854450014637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21.8064407290365">
                <text:p>21.806440729036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1.8152747664919">
                <text:p>21.815274766491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1.858353500739">
                <text:p>21.85835350073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1.9058169233659">
                <text:p>21.9058169233659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1.9579006521965">
                <text:p>21.9579006521965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2.0148707288158">
                <text:p>22.0148707288158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2.0770600473804">
                <text:p>22.0770600473804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2.1448010066542">
                <text:p>22.1448010066542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2.2186541783991">
                <text:p>22.2186541783991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22.2990092004477">
                <text:p>22.299009200447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8.3973176433658">
                <text:p>28.397317643365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7.4707636008343">
                <text:p>27.4707636008343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6.959069092038">
                <text:p>26.95906909203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6.5132230516535">
                <text:p>26.513223051653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8.4987640162919">
                <text:p>28.498764016291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27.8926058148082">
                <text:p>27.8926058148082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4.9185197099165">
                <text:p>24.9185197099165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5.1982305451498">
                <text:p>25.1982305451498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5.5119576961837">
                <text:p>25.5119576961837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25.8659310303168">
                <text:p>25.86593103031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cm" svg:height="4.884cm" xlink:href=".." xlink:type="simple" chart:class="chart:scatter" chart:column-mapping="0" chart:style-name="ch1">
        <chart:legend chart:legend-position="end" svg:x="9.475cm" svg:y="2.143cm" style:legend-expansion="high" chart:style-name="ch2"/>
        <chart:plot-area chart:style-name="ch3" table:cell-range-address="Daten_AWT_IGTE.A4:Daten_AWT_IGTE.A83 Daten_AWT_IGTE.L3:Daten_AWT_IGTE.L83" chart:data-source-has-labels="both" svg:x="0.23cm" svg:y="0.097cm" svg:width="9.015cm" svg:height="4.69cm">
          <chart:coordinate-region svg:x="0.852cm" svg:y="0.296cm" svg:width="8.207cm" svg:height="3.8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L4:Daten_AWT_IGTE.L83" chart:label-cell-address="Daten_AWT_IGTE.L3:Daten_AWT_IGTE.L3" chart:class="chart:scatter">
            <chart:domain table:cell-range-address="Daten_AWT_IGTE.A4:Daten_AWT_IGTE.A83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qdot_wv</text:p>
                <draw:g>
                  <svg:desc>Daten_AWT_IGTE.L3:Daten_AWT_IGTE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/>
                </draw:g>
              </table:table-cell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10">
                <text:p>10</text:p>
                <draw:g>
                  <svg:desc>Daten_AWT_IGTE.L4:Daten_AWT_IGTE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3cm" svg:height="5.435cm" xlink:href=".." xlink:type="simple" chart:class="chart:scatter" chart:column-mapping="0 1" chart:style-name="ch1">
        <chart:legend chart:legend-position="end" svg:x="9.961cm" svg:y="2.169cm" style:legend-expansion="high" chart:style-name="ch2"/>
        <chart:plot-area chart:style-name="ch3" table:cell-range-address="Daten_AWT_IGTE.A4:Daten_AWT_IGTE.A83 Daten_AWT_IGTE.M3:Daten_AWT_IGTE.M83 Daten_AWT_IGTE.O3:Daten_AWT_IGTE.O83" chart:data-source-has-labels="both" svg:x="0.231cm" svg:y="0.108cm" svg:width="9.499cm" svg:height="5.219cm">
          <chart:coordinate-region svg:x="0.852cm" svg:y="0.307cm" svg:width="8.691cm" svg:height="4.3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en_AWT_IGTE.M4:Daten_AWT_IGTE.M83" chart:label-cell-address="Daten_AWT_IGTE.M3:Daten_AWT_IGTE.M3" chart:class="chart:scatter">
            <chart:domain table:cell-range-address="Daten_AWT_IGTE.A4:Daten_AWT_IGTE.A83"/>
            <chart:data-point chart:repeated="80"/>
          </chart:series>
          <chart:series chart:style-name="ch8" chart:values-cell-range-address="Daten_AWT_IGTE.O4:Daten_AWT_IGTE.O83" chart:label-cell-address="Daten_AWT_IGTE.O3:Daten_AWT_IGTE.O3" chart:class="chart:scatte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_rkvl</text:p>
                <draw:g>
                  <svg:desc>Daten_AWT_IGTE.M3:Daten_AWT_IGTE.M3</svg:desc>
                </draw:g>
              </table:table-cell>
              <table:table-cell office:value-type="string">
                <text:p>t_rkrl</text:p>
                <draw:g>
                  <svg:desc>Daten_AWT_IGTE.O3:Daten_AWT_IGTE.O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5">
                <text:p>95</text:p>
                <draw:g>
                  <svg:desc>Daten_AWT_IGTE.A4:Daten_AWT_IGTE.A83</svg:desc>
                </draw:g>
              </table:table-cell>
              <table:table-cell office:value-type="float" office:value="10">
                <text:p>10</text:p>
                <draw:g>
                  <svg:desc>Daten_AWT_IGTE.M4:Daten_AWT_IGTE.M83</svg:desc>
                </draw:g>
              </table:table-cell>
              <table:table-cell office:value-type="float" office:value="20">
                <text:p>20</text:p>
                <draw:g>
                  <svg:desc>Daten_AWT_IGTE.O4:Daten_AWT_IGTE.O83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7.5">
                <text:p>87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92.5">
                <text:p>92.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